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Segoe UI" svg:font-family="'Segoe UI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46.5pt"/>
    </style:style>
    <style:style style:name="co3" style:family="table-column">
      <style:table-column-properties fo:break-before="auto" style:column-width="225.01pt"/>
    </style:style>
    <style:style style:name="co4" style:family="table-column">
      <style:table-column-properties fo:break-before="auto" style:column-width="417.09pt"/>
    </style:style>
    <style:style style:name="co5" style:family="table-column">
      <style:table-column-properties fo:break-before="auto" style:column-width="576.11pt"/>
    </style:style>
    <style:style style:name="co6" style:family="table-column">
      <style:table-column-properties fo:break-before="auto" style:column-width="549.1pt"/>
    </style:style>
    <style:style style:name="co7" style:family="table-column">
      <style:table-column-properties fo:break-before="auto" style:column-width="841.66pt"/>
    </style:style>
    <style:style style:name="co8" style:family="table-column">
      <style:table-column-properties fo:break-before="auto" style:column-width="776.81pt"/>
    </style:style>
    <style:style style:name="co9" style:family="table-column">
      <style:table-column-properties fo:break-before="auto" style:column-width="468.79pt"/>
    </style:style>
    <style:style style:name="co10" style:family="table-column">
      <style:table-column-properties fo:break-before="auto" style:column-width="458.76pt"/>
    </style:style>
    <style:style style:name="co11" style:family="table-column">
      <style:table-column-properties fo:break-before="auto" style:column-width="398.55pt"/>
    </style:style>
    <style:style style:name="co12" style:family="table-column">
      <style:table-column-properties fo:break-before="auto" style:column-width="347.61pt"/>
    </style:style>
    <style:style style:name="co13" style:family="table-column">
      <style:table-column-properties fo:break-before="auto" style:column-width="497.34pt"/>
    </style:style>
    <style:style style:name="co14" style:family="table-column">
      <style:table-column-properties fo:break-before="auto" style:column-width="566.05pt"/>
    </style:style>
    <style:style style:name="co15" style:family="table-column">
      <style:table-column-properties fo:break-before="auto" style:column-width="840.9pt"/>
    </style:style>
    <style:style style:name="co16" style:family="table-column">
      <style:table-column-properties fo:break-before="auto" style:column-width="253.39pt"/>
    </style:style>
    <style:style style:name="co17" style:family="table-column">
      <style:table-column-properties fo:break-before="auto" style:column-width="711.95pt"/>
    </style:style>
    <style:style style:name="co18" style:family="table-column">
      <style:table-column-properties fo:break-before="auto" style:column-width="556.81pt"/>
    </style:style>
    <style:style style:name="co19" style:family="table-column">
      <style:table-column-properties fo:break-before="auto" style:column-width="497.31pt"/>
    </style:style>
    <style:style style:name="co20" style:family="table-column">
      <style:table-column-properties fo:break-before="auto" style:column-width="384.66pt"/>
    </style:style>
    <style:style style:name="co21" style:family="table-column">
      <style:table-column-properties fo:break-before="auto" style:column-width="471.09pt"/>
    </style:style>
    <style:style style:name="co22" style:family="table-column">
      <style:table-column-properties fo:break-before="auto" style:column-width="874.09pt"/>
    </style:style>
    <style:style style:name="co23" style:family="table-column">
      <style:table-column-properties fo:break-before="auto" style:column-width="392.4pt"/>
    </style:style>
    <style:style style:name="co24" style:family="table-column">
      <style:table-column-properties fo:break-before="auto" style:column-width="448.75pt"/>
    </style:style>
    <style:style style:name="co25" style:family="table-column">
      <style:table-column-properties fo:break-before="auto" style:column-width="180.85pt"/>
    </style:style>
    <style:style style:name="co26" style:family="table-column">
      <style:table-column-properties fo:break-before="auto" style:column-width="184.71pt"/>
    </style:style>
    <style:style style:name="co27" style:family="table-column">
      <style:table-column-properties fo:break-before="auto" style:column-width="881.04pt"/>
    </style:style>
    <style:style style:name="co28" style:family="table-column">
      <style:table-column-properties fo:break-before="auto" style:column-width="309.2pt"/>
    </style:style>
    <style:style style:name="co29" style:family="table-column">
      <style:table-column-properties fo:break-before="auto" style:column-width="152.25pt"/>
    </style:style>
    <style:style style:name="co30" style:family="table-column">
      <style:table-column-properties fo:break-before="auto" style:column-width="158.46pt"/>
    </style:style>
    <style:style style:name="co31" style:family="table-column">
      <style:table-column-properties fo:break-before="auto" style:column-width="96.6pt"/>
    </style:style>
    <style:style style:name="co32" style:family="table-column">
      <style:table-column-properties fo:break-before="auto" style:column-width="71.86pt"/>
    </style:style>
    <style:style style:name="co33" style:family="table-column">
      <style:table-column-properties fo:break-before="auto" style:column-width="114.41pt"/>
    </style:style>
    <style:style style:name="co34" style:family="table-column">
      <style:table-column-properties fo:break-before="auto" style:column-width="82.15pt"/>
    </style:style>
    <style:style style:name="co35" style:family="table-column">
      <style:table-column-properties fo:break-before="auto" style:column-width="228.25pt"/>
    </style:style>
    <style:style style:name="co36" style:family="table-column">
      <style:table-column-properties fo:break-before="auto" style:column-width="239.1pt"/>
    </style:style>
    <style:style style:name="co37" style:family="table-column">
      <style:table-column-properties fo:break-before="auto" style:column-width="156.36pt"/>
    </style:style>
    <style:style style:name="co38" style:family="table-column">
      <style:table-column-properties fo:break-before="auto" style:column-width="126.99pt"/>
    </style:style>
    <style:style style:name="co39" style:family="table-column">
      <style:table-column-properties fo:break-before="auto" style:column-width="226.69pt"/>
    </style:style>
    <style:style style:name="co40" style:family="table-column">
      <style:table-column-properties fo:break-before="auto" style:column-width="85.24pt"/>
    </style:style>
    <style:style style:name="co41" style:family="table-column">
      <style:table-column-properties fo:break-before="auto" style:column-width="139.35pt"/>
    </style:style>
    <style:style style:name="co42" style:family="table-column">
      <style:table-column-properties fo:break-before="auto" style:column-width="387.5pt"/>
    </style:style>
    <style:style style:name="co43" style:family="table-column">
      <style:table-column-properties fo:break-before="auto" style:column-width="311.75pt"/>
    </style:style>
    <style:style style:name="co44" style:family="table-column">
      <style:table-column-properties fo:break-before="auto" style:column-width="285.51pt"/>
    </style:style>
    <style:style style:name="co45" style:family="table-column">
      <style:table-column-properties fo:break-before="auto" style:column-width="447.05pt"/>
    </style:style>
    <style:style style:name="ro1" style:family="table-row">
      <style:table-row-properties style:row-height="24.01pt" fo:break-before="auto" style:use-optimal-row-height="true"/>
    </style:style>
    <style:style style:name="ro2" style:family="table-row">
      <style:table-row-properties style:row-height="13.49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14.01pt" fo:break-before="auto" style:use-optimal-row-height="true"/>
    </style:style>
    <style:style style:name="ro5" style:family="table-row">
      <style:table-row-properties style:row-height="15pt" fo:break-before="auto" style:use-optimal-row-height="true"/>
    </style:style>
    <style:style style:name="ro6" style:family="table-row">
      <style:table-row-properties style:row-height="35.26pt" fo:break-before="auto" style:use-optimal-row-height="true"/>
    </style:style>
    <style:style style:name="ro7" style:family="table-row">
      <style:table-row-properties style:row-height="57.74pt" fo:break-before="auto" style:use-optimal-row-height="true"/>
    </style:style>
    <style:style style:name="ro8" style:family="table-row">
      <style:table-row-properties style:row-height="46.49pt" fo:break-before="auto" style:use-optimal-row-height="true"/>
    </style:style>
    <style:style style:name="ro9" style:family="table-row">
      <style:table-row-properties style:row-height="260.25pt" fo:break-before="auto" style:use-optimal-row-height="true"/>
    </style:style>
    <style:style style:name="ro10" style:family="table-row">
      <style:table-row-properties style:row-height="80.25pt" fo:break-before="auto" style:use-optimal-row-height="true"/>
    </style:style>
    <style:style style:name="ro11" style:family="table-row">
      <style:table-row-properties style:row-height="361.5pt" fo:break-before="auto" style:use-optimal-row-height="true"/>
    </style:style>
    <style:style style:name="ro12" style:family="table-row">
      <style:table-row-properties style:row-height="237.74pt" fo:break-before="auto" style:use-optimal-row-height="true"/>
    </style:style>
    <style:style style:name="ro13" style:family="table-row">
      <style:table-row-properties style:row-height="327.74pt" fo:break-before="auto" style:use-optimal-row-height="true"/>
    </style:style>
    <style:style style:name="ro14" style:family="table-row">
      <style:table-row-properties style:row-height="102.76pt" fo:break-before="auto" style:use-optimal-row-height="true"/>
    </style:style>
    <style:style style:name="ro15" style:family="table-row">
      <style:table-row-properties style:row-height="170.25pt" fo:break-before="auto" style:use-optimal-row-height="true"/>
    </style:style>
    <style:style style:name="ro16" style:family="table-row">
      <style:table-row-properties style:row-height="147.74pt" fo:break-before="auto" style:use-optimal-row-height="true"/>
    </style:style>
    <style:style style:name="ro17" style:family="table-row">
      <style:table-row-properties style:row-height="91.5pt" fo:break-before="auto" style:use-optimal-row-height="true"/>
    </style:style>
    <style:style style:name="ro18" style:family="table-row">
      <style:table-row-properties style:row-height="192.76pt" fo:break-before="auto" style:use-optimal-row-height="true"/>
    </style:style>
    <style:style style:name="ro19" style:family="table-row">
      <style:table-row-properties style:row-height="69pt" fo:break-before="auto" style:use-optimal-row-height="true"/>
    </style:style>
    <style:style style:name="ro20" style:family="table-row">
      <style:table-row-properties style:row-height="125.26pt" fo:break-before="auto" style:use-optimal-row-height="true"/>
    </style:style>
    <style:style style:name="ro21" style:family="table-row">
      <style:table-row-properties style:row-height="474.01pt" fo:break-before="auto" style:use-optimal-row-height="true"/>
    </style:style>
    <style:style style:name="ro22" style:family="table-row">
      <style:table-row-properties style:row-height="181.5pt" fo:break-before="auto" style:use-optimal-row-height="true"/>
    </style:style>
    <style:style style:name="ro23" style:family="table-row">
      <style:table-row-properties style:row-height="530.25pt" fo:break-before="auto" style:use-optimal-row-height="true"/>
    </style:style>
    <style:style style:name="ro24" style:family="table-row">
      <style:table-row-properties style:row-height="282.76pt" fo:break-before="auto" style:use-optimal-row-height="true"/>
    </style:style>
    <style:style style:name="ro25" style:family="table-row">
      <style:table-row-properties style:row-height="226.49pt" fo:break-before="auto" style:use-optimal-row-height="true"/>
    </style:style>
    <style:style style:name="ta1" style:family="table" style:master-page-name="Повторение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ЧТО_20_я_20_вижу_20_по_20_этому_20_поводу_20_в_20_своей_20_фазе">
      <style:table-properties table:display="true" style:writing-mode="lr-tb"/>
    </style:style>
    <style:style style:name="ta4" style:family="table" style:master-page-name="Что_20_я_20_колдую">
      <style:table-properties table:display="true" style:writing-mode="lr-tb"/>
    </style:style>
    <style:style style:name="ta5" style:family="table" style:master-page-name="Что_20_ты_20_можешь_20_сейчас_20_сделать_20_чтоб_20_сделать_20_себе_20_хорошо">
      <style:table-properties table:display="true" style:writing-mode="lr-tb"/>
    </style:style>
    <style:style style:name="ta6" style:family="table" style:master-page-name="Выскажись_20_видению_20_как_20_тёлке">
      <style:table-properties table:display="true" style:writing-mode="lr-tb"/>
    </style:style>
    <style:style style:name="ta7" style:family="table" style:master-page-name="Волк-Маугли_20_среди_20_волков">
      <style:table-properties table:display="true" style:writing-mode="lr-tb"/>
    </style:style>
    <style:style style:name="ta8" style:family="table" style:master-page-name="What_20_REALLY_20_happened">
      <style:table-properties table:display="true" style:writing-mode="lr-tb"/>
    </style:style>
    <style:style style:name="ta9" style:family="table" style:master-page-name="Является_20_ли_20_эта_20_вещь_20_шкалой">
      <style:table-properties table:display="true" style:writing-mode="lr-tb"/>
    </style:style>
    <style:style style:name="ta10" style:family="table" style:master-page-name="Сборка_20_пункта">
      <style:table-properties table:display="true" style:writing-mode="lr-tb"/>
    </style:style>
    <style:style style:name="ta11" style:family="table" style:master-page-name="Чем_20_пункт_20_решает_20_повторяющиеся_20_проблемы">
      <style:table-properties table:display="true" style:writing-mode="lr-tb"/>
    </style:style>
    <style:style style:name="ta12" style:family="table" style:master-page-name="Почему_20_пункт_20_решает_20_повторяющиеся_20_проблемы">
      <style:table-properties table:display="true" style:writing-mode="lr-tb"/>
    </style:style>
    <style:style style:name="ta13" style:family="table" style:master-page-name="Решение_20_того_20_что_20_оно_20_решает">
      <style:table-properties table:display="true" style:writing-mode="lr-tb"/>
    </style:style>
    <style:style style:name="ta14" style:family="table" style:master-page-name="Какой_20_перманентный_20_вред_20_оно_20_решает">
      <style:table-properties table:display="true" style:writing-mode="lr-tb"/>
    </style:style>
    <style:style style:name="ta15" style:family="table" style:master-page-name="Его_20_методы_20_решения_20_перманентного_20_вреда">
      <style:table-properties table:display="true" style:writing-mode="lr-tb"/>
    </style:style>
    <style:style style:name="ta16" style:family="table" style:master-page-name="Чьи_20_ещё_20_повторяющиеся_20_проблемы_20_оно_20_решает">
      <style:table-properties table:display="true" style:writing-mode="lr-tb"/>
    </style:style>
    <style:style style:name="ta17" style:family="table" style:master-page-name="Решать_20_какие_20_повторения_20_ему_20_просто">
      <style:table-properties table:display="true" style:writing-mode="lr-tb"/>
    </style:style>
    <style:style style:name="ta18" style:family="table" style:master-page-name="Как_20_это_20_повторение_20_делает_20_меня_20_лучше">
      <style:table-properties table:display="true" style:writing-mode="lr-tb"/>
    </style:style>
    <style:style style:name="ta19" style:family="table" style:master-page-name="Когда_20_это_20_возникло_20_впервые_20_и_20_скажи_20_это_20_себе_20_сегодняшнему">
      <style:table-properties table:display="true" style:writing-mode="lr-tb"/>
    </style:style>
    <style:style style:name="ta20" style:family="table" style:master-page-name="Благодарности">
      <style:table-properties table:display="true" style:writing-mode="lr-tb"/>
    </style:style>
    <style:style style:name="ta21" style:family="table" style:master-page-name="Кого_20_бы_20_в_20_тебе_20_увидели_20_те_20_для_20_кого_20_ты_20_пришелец">
      <style:table-properties table:display="true" style:writing-mode="lr-tb"/>
    </style:style>
    <style:style style:name="ta22" style:family="table" style:master-page-name="оно_20_и_20_каждая_20_его_20_часть_20_это_20_я">
      <style:table-properties table:display="true" style:writing-mode="lr-tb"/>
    </style:style>
    <style:style style:name="ta23" style:family="table" style:master-page-name="что_20_оно_20_и_20_каждая_20_его_20_часть_20_видит_20_во_20_мне">
      <style:table-properties table:display="true" style:writing-mode="lr-tb"/>
    </style:style>
    <style:style style:name="ta24" style:family="table" style:master-page-name="Что_20_сделать_20_чтоб_20_оно_20_увидело_20_во_20_мне_20_и_20_всех_20_моих_20_частях_20_себя">
      <style:table-properties table:display="true" style:writing-mode="lr-tb"/>
    </style:style>
    <style:style style:name="ta25" style:family="table" style:master-page-name="Направь_20_намеренье_20_на_20_хорошее_20_для_20_тебя_20_решение_20_этого_20_повторения">
      <style:table-properties table:display="true" style:writing-mode="lr-tb"/>
    </style:style>
    <style:style style:name="ta26" style:family="table" style:master-page-name="Какие_20_намеренья_20_по_20_поводу_20_этого_20_протекают_20_на_20_холсте_20_вселенной">
      <style:table-properties table:display="true" style:writing-mode="lr-tb"/>
    </style:style>
    <style:style style:name="ta27" style:family="table" style:master-page-name="Что_20_и_20_как_20_было_20_видно_20_по_20_поводу_20_этого_20_в_20_чьей-либо_20_фазе">
      <style:table-properties table:display="true" style:writing-mode="lr-tb"/>
    </style:style>
    <style:style style:name="ta28" style:family="table" style:master-page-name="Что_20_другие_20_люди_20_колдуют_20_связанного_20_с_20_этой_20_вещью">
      <style:table-properties table:display="true" style:writing-mode="lr-tb"/>
    </style:style>
    <style:style style:name="ta29" style:family="table" style:master-page-name="Что_20_другие_20_люди_20_реализовывают_20_в_20_их_20_гештальте">
      <style:table-properties table:display="true" style:writing-mode="lr-tb"/>
    </style:style>
    <style:style style:name="ta30" style:family="table" style:master-page-name="Что_20_ЭТА_20_ПРОБЛЕМА_20_решает">
      <style:table-properties table:display="true" style:writing-mode="lr-tb"/>
    </style:style>
    <style:style style:name="ta31" style:family="table" style:master-page-name="Когда_20_ЭТА_20_ПРОБЛЕМА_20_впервые_20_попыталась_20_решить_20_то_20_что_20_она_20_решает">
      <style:table-properties table:display="true" style:writing-mode="lr-tb"/>
    </style:style>
    <style:style style:name="ta32" style:family="table" style:master-page-name="Что_20_ЭТА_20_ПРОБЛЕМА_20_колдует">
      <style:table-properties table:display="true" style:writing-mode="lr-tb"/>
    </style:style>
    <style:style style:name="ta33" style:family="table" style:master-page-name="Есть_20_ли_20_у_20_тебя_20_системы_20_в_20_которые_20_это_20_можно_20_уже_20_просто_20_кинуть">
      <style:table-properties table:display="true" style:writing-mode="lr-tb"/>
    </style:style>
    <style:style style:name="ta34" style:family="table" style:master-page-name="Аннаунс_20_Начала_20_Ресёрча">
      <style:table-properties table:display="true" style:writing-mode="lr-tb"/>
    </style:style>
    <style:style style:name="ta35" style:family="table" style:master-page-name="Остальные_20_шаги_20_ресёрча">
      <style:table-properties table:display="true" style:writing-mode="lr-tb"/>
    </style:style>
    <style:style style:name="ce46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47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63" style:family="table-cell" style:parent-style-name="Default">
      <style:table-cell-properties fo:background-color="#ffffff"/>
    </style:style>
    <style:style style:name="ce64" style:family="table-cell" style:parent-style-name="Default">
      <style:table-cell-properties fo:background-color="#faa61a"/>
      <style:text-properties fo:font-weight="bold" style:font-weight-asian="bold" style:font-weight-complex="bold"/>
    </style:style>
    <style:style style:name="ce65" style:family="table-cell" style:parent-style-name="Default">
      <style:table-cell-properties style:glyph-orientation-vertical="auto" fo:background-color="#ef413d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66" style:family="table-cell" style:parent-style-name="Default">
      <style:table-cell-properties style:glyph-orientation-vertical="auto" fo:background-color="#faa61a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67" style:family="table-cell" style:parent-style-name="Default">
      <style:text-properties fo:color="#000000" style:text-outline="false" style:text-line-through-style="none" style:text-line-through-type="none" style:font-name="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ext-properties fo:color="#000000" fo:font-weight="bold" style:font-weight-asian="bold" style:font-weight-complex="bold"/>
    </style:style>
    <style:style style:name="ce69" style:family="table-cell" style:parent-style-name="Default">
      <style:table-cell-properties fo:background-color="#ffffff"/>
      <style:text-properties fo:color="#000000"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1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72" style:family="table-cell" style:parent-style-name="Default">
      <style:table-cell-properties fo:background-color="#ffffff"/>
      <style:text-properties fo:color="#000000"/>
    </style:style>
    <style:style style:name="ce73" style:family="table-cell" style:parent-style-name="Default">
      <style:table-cell-properties fo:background-color="#ffffff"/>
      <style:text-properties fo:font-style="italic" fo:font-weight="bold" style:font-style-asian="italic" style:font-weight-asian="bold" style:font-style-complex="italic" style:font-weight-complex="bold"/>
    </style:style>
    <style:style style:name="ce74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ffffff"/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>
      <style:table-cell-properties fo:background-color="#ffffff"/>
      <style:text-properties fo:color="#000000" style:text-underline-style="solid" style:text-underline-width="auto" style:text-underline-color="font-color"/>
    </style:style>
    <style:style style:name="ce7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78" style:family="table-cell" style:parent-style-name="Default">
      <style:table-cell-properties fo:background-color="#ffffff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79" style:family="table-cell" style:parent-style-name="Default">
      <style:table-cell-properties fo:background-color="#ef413d"/>
      <style:text-properties fo:color="#000000" fo:font-weight="bold" style:font-weight-asian="bold" style:font-weight-complex="bold"/>
    </style:style>
    <style:style style:name="ce80" style:family="table-cell" style:parent-style-name="Gnumeric-default">
      <style:table-cell-properties fo:background-color="#ffffff"/>
    </style:style>
    <style:style style:name="ce81" style:family="table-cell" style:parent-style-name="Default">
      <style:table-cell-properties fo:background-color="#ef413d"/>
    </style:style>
    <style:style style:name="ce82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23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italic" style:text-underline-style="solid" style:text-underline-width="auto" style:text-underline-color="font-color" fo:font-weight="normal" style:text-underline-mode="continuous" style:text-overline-mode="continuous" style:text-line-through-mode="continuous" style:font-style-asian="italic" style:font-style-complex="italic"/>
    </style:style>
    <style:style style:name="ce83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italic" style:text-underline-style="none" fo:font-weight="bold" style:text-underline-mode="continuous" style:text-overline-mode="continuous" style:text-line-through-mode="continuous"/>
    </style:style>
    <style:style style:name="ce84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f252d" style:text-line-through-style="none" style:text-line-through-type="none" style:font-name="Segoe UI" fo:font-size="12pt" fo:font-style="normal" style:text-underline-style="none" fo:font-weight="bold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ce181e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85" style:family="table-cell" style:parent-style-name="Default">
      <style:text-properties fo:font-weight="bold" style:font-weight-asian="bold" style:font-weight-complex="bold"/>
    </style:style>
    <style:style style:name="ce86" style:family="table-cell" style:parent-style-name="Default">
      <style:text-properties fo:color="#000000"/>
    </style:style>
    <style:style style:name="ce87" style:family="table-cell" style:parent-style-name="Default">
      <style:text-properties fo:color="#000000"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a0ffa0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color="#000000" style:font-name="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language-asian="zh" style:country-asian="CN" style:text-overline-style="none" style:text-overline-color="font-colo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name="Sans" style:font-name-asian="Noto Sans CJK SC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fo:color="#000000"/>
    </style:style>
    <style:style style:name="T6" style:family="text">
      <style:text-properties style:language-asian="zh" style:country-asian="CN" style:text-overline-style="none" style:text-overline-color="font-colo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name="Sans" style:font-name-asian="Noto Sans CJK SC" style:font-relief="none" style:text-emphasize="none" style:font-style-complex="normal" style:font-style-asian="normal" style:font-size-complex="10pt" style:font-size-asian="10pt" style:font-name-complex="Lohit Devanagari" fo:color="#000000" style:font-weight-asian="bold" style:font-weight-complex="bold"/>
    </style:style>
    <style:style style:name="T7" style:family="text">
      <style:text-properties style:language-asian="zh" style:country-asian="CN" style:text-overline-style="none" style:text-overline-color="font-colo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name="Sans" style:font-name-asian="Noto Sans CJK SC" style:font-relief="none" style:text-emphasize="none" style:font-style-complex="normal" style:font-style-asian="normal" style:font-size-complex="10pt" style:font-size-asian="10pt" style:font-name-complex="Lohit Devanagari" style:font-weight-asian="bold" style:font-weight-complex="bold"/>
    </style:style>
    <style:style style:name="T8" style:family="text">
      <style:text-properties style:language-asian="zh" style:country-asian="CN" style:text-overline-style="none" style:text-overline-color="font-color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name="Sans" style:font-name-asian="Noto Sans CJK SC" style:font-relief="none" style:text-emphasize="none" style:font-style-complex="normal" style:font-style-asian="normal" style:font-size-complex="10pt" style:font-size-asian="10pt" style:font-name-complex="Lohit Devanagari" fo:font-weight="normal" style:font-weight-asian="normal" style:font-weight-complex="normal"/>
    </style:style>
    <style:style style:name="T9" style:family="text">
      <style:text-properties style:text-overline-style="none" style:text-overline-color="font-color" style:font-name="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10" style:family="text">
      <style:text-properties style:text-overline-style="none" style:text-overline-color="font-color" style:font-name="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0"/>
    </style:style>
    <style:style style:name="T11" style:family="text">
      <style:text-properties fo:font-weight="bold"/>
    </style:style>
    <style:style style:name="T12" style:family="text">
      <style:text-properties fo:font-weight="bold" style:font-weight-asian="bold" style:font-weight-complex="bold" fo:color="#ce181e"/>
    </style:style>
    <style:style style:name="T13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Повторение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63"/>
        <table:table-row table:style-name="ro1">
          <table:table-cell table:style-name="ce46" office:value-type="string" calcext:value-type="string">
            <text:p>Секс. Потребность.</text:p>
            <text:p>Всю жизнь с ним ебусь. Надо глянуть.</text:p>
          </table:table-cell>
          <table:table-cell table:style-name="ce80" table:number-columns-repeated="255"/>
          <table:table-cell table:number-columns-repeated="768"/>
        </table:table-row>
        <table:table-row table:style-name="ro2">
          <table:table-cell table:style-name="ce47" office:value-type="string" calcext:value-type="string">
            <text:p>Есть повторение. У которого много возможных решений или равнозначных фактов, каждое из которых по хорошему тянет на отдельный майндмап.</text:p>
          </table:table-cell>
          <table:table-cell table:style-name="ce80" table:number-columns-repeated="255"/>
          <table:table-cell table:number-columns-repeated="768"/>
        </table:table-row>
        <table:table-row table:style-name="ro2">
          <table:table-cell table:style-name="ce47" office:value-type="string" calcext:value-type="string">
            <text:p>Здесь будет потом список вещей которые надо пропускать через вопросник. Это будут категории повторений.</text:p>
          </table:table-cell>
          <table:table-cell table:style-name="ce80" table:number-columns-repeated="255"/>
          <table:table-cell table:number-columns-repeated="76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те кто мне подражает а потом показывает свои результаты мне и просит меня их за это похвалить (или аппрувнуть хотя бы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инструменты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всех кого я БЫ трахнул (кого хочу трахнуть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дисбалансы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превращение того что есть в то что надо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реализация в реале того что я видел в фазе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то что я хочу (иметь и т.п.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круги бесконечно повторяющихся циклов (изменений, событий, повторений и т.п.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обмены (напр. Оплата труда, бартер и т.д.)</text:p>
          </table:table-cell>
          <table:table-cell table:number-columns-repeated="1023"/>
        </table:table-row>
        <table:table-row table:style-name="ro3">
          <table:table-cell table:style-name="ce64" office:value-type="string" calcext:value-type="string">
            <text:p>потребности:</text:p>
          </table:table-cell>
          <table:table-cell table:number-columns-repeated="1023"/>
        </table:table-row>
        <table:table-row table:style-name="ro3">
          <table:table-cell table:style-name="ce65" office:value-type="string" calcext:value-type="string">
            <text:p>власть</text:p>
          </table:table-cell>
          <table:table-cell table:number-columns-repeated="1023"/>
        </table:table-row>
        <table:table-row table:style-name="ro3">
          <table:table-cell table:style-name="ce66" office:value-type="string" calcext:value-type="string">
            <text:p>месть</text:p>
          </table:table-cell>
          <table:table-cell table:number-columns-repeated="1023"/>
        </table:table-row>
        <table:table-row table:style-name="ro3">
          <table:table-cell table:style-name="ce66" office:value-type="string" calcext:value-type="string">
            <text:p>контроль</text:p>
          </table:table-cell>
          <table:table-cell table:number-columns-repeated="1023"/>
        </table:table-row>
        <table:table-row table:style-name="ro3">
          <table:table-cell table:style-name="ce66" office:value-type="string" calcext:value-type="string">
            <text:p>борьба со страхом</text:p>
          </table:table-cell>
          <table:table-cell table:number-columns-repeated="1023"/>
        </table:table-row>
        <table:table-row table:style-name="ro3">
          <table:table-cell table:style-name="ce66" office:value-type="string" calcext:value-type="string">
            <text:p>перспективы</text:p>
          </table:table-cell>
          <table:table-cell table:number-columns-repeated="1023"/>
        </table:table-row>
        <table:table-row table:style-name="ro3">
          <table:table-cell table:style-name="ce65" office:value-type="string" calcext:value-type="string">
            <text:p>секс (особое внимание любовному приемуществу круга секса – отсутствие вреда себе и партнёру, женитьба, здоровье, брать на себя ответственность за последствия секса и т.п.)</text:p>
          </table:table-cell>
          <table:table-cell table:number-columns-repeated="1023"/>
        </table:table-row>
        <table:table-row table:style-name="ro3">
          <table:table-cell table:style-name="ce64" office:value-type="string" calcext:value-type="string">
            <text:p>еда</text:p>
          </table:table-cell>
          <table:table-cell table:number-columns-repeated="1023"/>
        </table:table-row>
        <table:table-row table:style-name="ro3">
          <table:table-cell table:style-name="ce64" office:value-type="string" calcext:value-type="string">
            <text:p>вода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перемещения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превращения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слабости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сильные стороны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достижения (из дневника достижений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мечты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то что окружает меня 24/7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то чем горжусь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страхи</text:p>
          </table:table-cell>
          <table:table-cell table:number-columns-repeated="1023"/>
        </table:table-row>
        <table:table-row table:style-name="ro3">
          <table:table-cell table:style-name="ce67" office:value-type="string" calcext:value-type="string">
            <text:p>оси перемещений и точки на них</text:p>
          </table:table-cell>
          <table:table-cell table:number-columns-repeated="1023"/>
        </table:table-row>
        <table:table-row table:style-name="ro3">
          <table:table-cell table:style-name="ce46" office:value-type="string" calcext:value-type="string">
            <text:p>точки на осях начал и концов разных кругов (перемещателей вдоль этих осей)</text:p>
          </table:table-cell>
          <table:table-cell table:number-columns-repeated="1023"/>
        </table:table-row>
        <table:table-row table:style-name="ro3">
          <table:table-cell table:style-name="ce46" office:value-type="string" calcext:value-type="string">
            <text:p>оси координат вдоль которых можно перемещать что либо с помощью тех или иных (в т.ч. разных на разных этапах) тулов</text:p>
          </table:table-cell>
          <table:table-cell table:number-columns-repeated="1023"/>
        </table:table-row>
        <table:table-row table:style-name="ro3">
          <table:table-cell table:style-name="ce67" office:value-type="string" calcext:value-type="string">
            <text:p>оси перемещения оттуда где много туда где нет вообще</text:p>
          </table:table-cell>
          <table:table-cell table:number-columns-repeated="1023"/>
        </table:table-row>
        <table:table-row table:style-name="ro3">
          <table:table-cell table:style-name="ce68" office:value-type="string" calcext:value-type="string">
            <text:p>оси перемещения куда-либо в поисках нужного кусочка пазла</text:p>
          </table:table-cell>
          <table:table-cell table:number-columns-repeated="1023"/>
        </table:table-row>
        <table:table-row table:style-name="ro3">
          <table:table-cell table:style-name="ce68" office:value-type="string" calcext:value-type="string">
            <text:p>оси перемещение по которым создаёт преобразование</text:p>
          </table:table-cell>
          <table:table-cell table:number-columns-repeated="1023"/>
        </table:table-row>
        <table:table-row table:style-name="ro3">
          <table:table-cell table:style-name="ce68" office:value-type="string" calcext:value-type="string">
            <text:p>случаи когда ось идёт в одну сторону а потом по другой оси идёт что-то обратно – типа обмен – как оплата труда и т.п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желания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яды</text:p>
          </table:table-cell>
          <table:table-cell table:number-columns-repeated="1023"/>
        </table:table-row>
        <table:table-row table:style-name="ro3">
          <table:table-cell table:style-name="ce69" office:value-type="string" calcext:value-type="string">
            <text:p>то чего я усиленно пытаюсь себя убедить что Больше Не Существует (короче то что вытираю из своей жизни – будь то избеганием, скрыванием или чем-то ещё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дисбалансы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те на кого охота дрочить до того как сделаю какой-то круг (после круга разок можно и без анализа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противоречия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вещи делающие меня лучше (или выше) толпы (стада, быдла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вещи от которых что либо портится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то что мне ценно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что придает моей жизни смысл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что не хочу потерять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то за что мне стыдно</text:p>
          </table:table-cell>
          <table:table-cell table:number-columns-repeated="1023"/>
        </table:table-row>
        <table:table-row table:style-name="ro3">
          <table:table-cell table:style-name="ce70" office:value-type="string" calcext:value-type="string">
            <text:p>сомнения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те перед кем я прибедняюсь.</text:p>
          </table:table-cell>
          <table:table-cell table:number-columns-repeated="1023"/>
        </table:table-row>
        <table:table-row table:style-name="ro3">
          <table:table-cell table:style-name="ce71" office:value-type="string" calcext:value-type="string">
            <text:p>всё чему завидую (решилось анализом сомнений)</text:p>
          </table:table-cell>
          <table:table-cell table:number-columns-repeated="1023"/>
        </table:table-row>
        <table:table-row table:style-name="ro3">
          <table:table-cell table:style-name="ce69" office:value-type="string" calcext:value-type="string">
            <text:p>те кто хочет мне навредить</text:p>
          </table:table-cell>
          <table:table-cell table:number-columns-repeated="1023"/>
        </table:table-row>
        <table:table-row table:style-name="ro3">
          <table:table-cell table:style-name="ce70" office:value-type="string" calcext:value-type="string">
            <text:p>эйфории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люди имеющие больше чем я вижу им по карману или должно быть по карману (под вопросом, решается групаньем)</text:p>
          </table:table-cell>
          <table:table-cell table:number-columns-repeated="1023"/>
        </table:table-row>
        <table:table-row table:style-name="ro3">
          <table:table-cell table:style-name="ce72" office:value-type="string" calcext:value-type="string">
            <text:p>всё на что мне нужна страховка.</text:p>
          </table:table-cell>
          <table:table-cell table:number-columns-repeated="1023"/>
        </table:table-row>
        <table:table-row table:style-name="ro3">
          <table:table-cell table:style-name="ce72" office:value-type="string" calcext:value-type="string">
            <text:p>паттерны (напр. Паттерны поведения, паттерны рынка и прочие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курсы (мира, под сомнением – возможно решаются вопросником повторений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всё позерство (твоё и возможно других если хватит времени) – т.е. подражание “я такой-то и такой-то человек”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то что портится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турреты и необходимости их создавать или ставить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необходимости прятаться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всё что я БЫ сделал в фазе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все ситуации когда я хочу к кому-то “под крыло”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Долги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Кармы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то что до меня долетае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То что я бы “никогда не взял сам”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То чот я бы сделал только если мир завтра прекратит своё существование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Нестыковки которые я боюсь решать (и брать на себя) – например тёлка типа той Оли Ревок, которая красивая, но все компоненты её жизни вместе меня тревожа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Ситуации в которых я мечтаю быть пассивчик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Ситуации где я хочу дать слишком много (мол диалог в голове “та то слишком много” и мысль “ничо, всунь, будь что будет”)</text:p>
          </table:table-cell>
          <table:table-cell table:number-columns-repeated="1023"/>
        </table:table-row>
        <table:table-row table:style-name="ro3">
          <table:table-cell table:style-name="ce70" office:value-type="string" calcext:value-type="string">
            <text:p>вещи которые я не могу в себе изменить</text:p>
          </table:table-cell>
          <table:table-cell table:number-columns-repeated="1023"/>
        </table:table-row>
        <table:table-row table:style-name="ro3">
          <table:table-cell table:style-name="ce70" office:value-type="string" calcext:value-type="string">
            <text:p>моя жизнь</text:p>
          </table:table-cell>
          <table:table-cell table:number-columns-repeated="1023"/>
        </table:table-row>
        <table:table-row table:style-name="ro3">
          <table:table-cell table:style-name="ce70" office:value-type="string" calcext:value-type="string">
            <text:p>все кто знает о моём существовании</text:p>
          </table:table-cell>
          <table:table-cell table:number-columns-repeated="1023"/>
        </table:table-row>
        <table:table-row table:style-name="ro3">
          <table:table-cell table:style-name="ce70" office:value-type="string" calcext:value-type="string">
            <text:p>природа</text:p>
          </table:table-cell>
          <table:table-cell table:number-columns-repeated="1023"/>
        </table:table-row>
        <table:table-row table:style-name="ro3">
          <table:table-cell table:style-name="ce73" office:value-type="string" calcext:value-type="string">
            <text:p>люди у которых фетиш на таких как я</text:p>
          </table:table-cell>
          <table:table-cell table:number-columns-repeated="1023"/>
        </table:table-row>
        <table:table-row table:style-name="ro3">
          <table:table-cell table:style-name="ce73" office:value-type="string" calcext:value-type="string">
            <text:p>люди у которых на меня фетиш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^n x всех инфраструктур в мире (их движения в сторону в которую направляет вопросник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то за что меня хвалят</text:p>
          </table:table-cell>
          <table:table-cell table:number-columns-repeated="1023"/>
        </table:table-row>
        <table:table-row table:style-name="ro3">
          <table:table-cell table:style-name="ce72" office:value-type="string" calcext:value-type="string">
            <text:p>всемирные вещи которые рвутся в руки после майндмапов (нарываются мол “ты ничо не сделаешь”). Их надо пропускать через вопросник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каждый дрочь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втискивание себя в чужие майндмапы.</text:p>
          </table:table-cell>
          <table:table-cell table:number-columns-repeated="1023"/>
        </table:table-row>
        <table:table-row table:style-name="ro3">
          <table:table-cell table:style-name="ce72" office:value-type="string" calcext:value-type="string">
            <text:p>форма чувства вины в виде полировки мусора и говна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договора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решения</text:p>
          </table:table-cell>
          <table:table-cell table:number-columns-repeated="1023"/>
        </table:table-row>
        <table:table-row table:style-name="ro3">
          <table:table-cell table:style-name="ce74" office:value-type="string" calcext:value-type="string">
            <text:p>то что болит</text:p>
          </table:table-cell>
          <table:table-cell table:number-columns-repeated="1023"/>
        </table:table-row>
        <table:table-row table:style-name="ro3">
          <table:table-cell table:style-name="ce71" office:value-type="string" calcext:value-type="string">
            <text:p>анатомия</text:p>
          </table:table-cell>
          <table:table-cell table:number-columns-repeated="1023"/>
        </table:table-row>
        <table:table-row table:style-name="ro3">
          <table:table-cell table:style-name="ce71" office:value-type="string" calcext:value-type="string">
            <text:p>психология</text:p>
          </table:table-cell>
          <table:table-cell table:number-columns-repeated="1023"/>
        </table:table-row>
        <table:table-row table:style-name="ro3">
          <table:table-cell table:style-name="ce71" office:value-type="string" calcext:value-type="string">
            <text:p>тулзы</text:p>
          </table:table-cell>
          <table:table-cell table:number-columns-repeated="1023"/>
        </table:table-row>
        <table:table-row table:style-name="ro3">
          <table:table-cell table:style-name="ce71" office:value-type="string" calcext:value-type="string">
            <text:p>эволюция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деньги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вреды себе (тому чем являюсь я)</text:p>
          </table:table-cell>
          <table:table-cell table:number-columns-repeated="1023"/>
        </table:table-row>
        <table:table-row table:style-name="ro3">
          <table:table-cell table:style-name="ce72" office:value-type="string" calcext:value-type="string">
            <text:p>всё что я считаю хорошим (конкретные банки, ножи и т.д.)</text:p>
          </table:table-cell>
          <table:table-cell table:number-columns-repeated="1023"/>
        </table:table-row>
        <table:table-row table:style-name="ro3">
          <table:table-cell table:style-name="ce71" office:value-type="string" calcext:value-type="string">
            <text:p>новые тулзы</text:p>
          </table:table-cell>
          <table:table-cell table:number-columns-repeated="1023"/>
        </table:table-row>
        <table:table-row table:style-name="ro3">
          <table:table-cell table:style-name="ce71" office:value-type="string" calcext:value-type="string">
            <text:p>хай тех</text:p>
          </table:table-cell>
          <table:table-cell table:number-columns-repeated="1023"/>
        </table:table-row>
        <table:table-row table:style-name="ro3">
          <table:table-cell table:style-name="ce71" office:value-type="string" calcext:value-type="string">
            <text:p>передовые тулзы</text:p>
          </table:table-cell>
          <table:table-cell table:number-columns-repeated="1023"/>
        </table:table-row>
        <table:table-row table:style-name="ro3">
          <table:table-cell table:style-name="ce70" office:value-type="string" calcext:value-type="string">
            <text:p>всё о чём у меня просят разрешения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бабы которые сосут с меня энергию (о которых “на фоне” думаю и т.д.). та и вообще. Люди. И ситуации.</text:p>
          </table:table-cell>
          <table:table-cell table:number-columns-repeated="1023"/>
        </table:table-row>
        <table:table-row table:style-name="ro3">
          <table:table-cell table:style-name="ce70" office:value-type="string" calcext:value-type="string">
            <text:p>социальные группы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вещи которые мне кажется никогда не сломаются.</text:p>
          </table:table-cell>
          <table:table-cell table:number-columns-repeated="1023"/>
        </table:table-row>
        <table:table-row table:style-name="ro3">
          <table:table-cell table:style-name="ce75" office:value-type="string" calcext:value-type="string">
            <text:p>двери которые я хочу открыть</text:p>
          </table:table-cell>
          <table:table-cell table:number-columns-repeated="1023"/>
        </table:table-row>
        <table:table-row table:style-name="ro3">
          <table:table-cell table:style-name="ce76" office:value-type="string" calcext:value-type="string">
            <text:p>Вещи которые в себе обьединяют каналы связи, превращение и руки</text:p>
          </table:table-cell>
          <table:table-cell table:number-columns-repeated="1023"/>
        </table:table-row>
        <table:table-row table:style-name="ro3">
          <table:table-cell table:style-name="ce75" office:value-type="string" calcext:value-type="string">
            <text:p>Любые деструктивные использования чего либо (когда использовал и оно исчезло, разрушилось)</text:p>
          </table:table-cell>
          <table:table-cell table:number-columns-repeated="1023"/>
        </table:table-row>
        <table:table-row table:style-name="ro3">
          <table:table-cell table:style-name="ce75" office:value-type="string" calcext:value-type="string">
            <text:p>любые траты энергии</text:p>
          </table:table-cell>
          <table:table-cell table:number-columns-repeated="1023"/>
        </table:table-row>
        <table:table-row table:style-name="ro3">
          <table:table-cell table:style-name="ce77" office:value-type="string" calcext:value-type="string">
            <text:p>тайные проходы, потайные двери, рычаги</text:p>
          </table:table-cell>
          <table:table-cell table:number-columns-repeated="1023"/>
        </table:table-row>
        <table:table-row table:style-name="ro3">
          <table:table-cell table:style-name="ce78" office:value-type="string" calcext:value-type="string">
            <text:p>то куда меня тяне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вреды мне (нанесённые ранее или те которые наносят сейчас или нанесут в будущем) - “будущие” - например те которые я вижу с помощью майндмапов несутся на меня как поезд. Как когда я видел что россия нападёт на украину потому что граница языков не совпадает с географической границей. т.е. это ответ что делать с майндмапами.</text:p>
          </table:table-cell>
          <table:table-cell table:number-columns-repeated="1023"/>
        </table:table-row>
        <table:table-row table:style-name="ro3">
          <table:table-cell table:style-name="ce79" office:value-type="string" calcext:value-type="string">
            <text:p>вычисление алгоритмов инфраструктур (из моих писем). И потребности пропустишь. (пункт, решить когда будет время, я этим методом получал то что нужно гештальту – Киев и т.п. - до того как узнал о вопроснике и колдовстве.)</text:p>
          </table:table-cell>
          <table:table-cell table:style-name="ce81" table:number-columns-repeated="21"/>
          <table:table-cell table:number-columns-repeated="1002"/>
        </table:table-row>
        <table:table-row table:style-name="ro3" table:number-rows-repeated="104846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Повторение.$A$1" table:expression="#REF!"/>
          <table:named-expression table:name="Sheet_Title" table:base-cell-address="$Повторение.$A$1" table:expression="&quot;Повторение&quot;"/>
        </table:named-expressions>
      </table:table>
      <table:table table:name="Sheet45" table:style-name="ta2">
        <table:table-column table:style-name="co1" table:number-columns-repeated="1024" table:default-cell-style-name="ce63"/>
        <table:table-row table:style-name="ro3">
          <table:table-cell table:style-name="ce74" office:value-type="string" calcext:value-type="string">
            <text:p>Частью какого круга (от какого начала до какого конца) оно является. И на какой оно позиции. Так на вскидку.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оукей. 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размножение и статус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ладно поехали.</text:p>
          </table:table-cell>
          <table:table-cell table:number-columns-repeated="1023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ЧТО я вижу по этому поводу в своей фазе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default-cell-style-name="ce63"/>
        <table:table-column table:style-name="co1" table:number-columns-repeated="1023" table:default-cell-style-name="ce63"/>
        <table:table-row table:style-name="ro2">
          <table:table-cell table:style-name="ce82" office:value-type="string" calcext:value-type="string">
            <text:p>ЧТО я вижу по этому поводу в своей фазе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47" office:value-type="string" calcext:value-type="string">
            <text:p>Пойти в фазу и посмотреть:а) автоматизированное решение этого повторения - общая картина- вид под микроскопом- круг приемуществ- майндмапы этого- "куда идти"- "конечный пункт"- "как идти с точки зрения того, что есть сегодня, самым коротким путём к тому что я там вижу"- средства защиты от подделки- характеристики (измеримые параметры, по которым и без всей мешуры понятно, что вещь выгодна)- из каких материалов оно сделано (желательео чтоб было серебро-золото)б) максимизация прибыли (как с этого повторения, так и с его решения)не уверен пока что стоит так с размаху максимизировать прибыль того что ещё не понял, но можно глянуть.Т.е. Попроси в фазе свой мозг составить весь вопросник со всеми ответвлениями за тебя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грудастых чувих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известных чувих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чувих с телевизора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насилую всех подряд в рот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высокие чувихи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грудастые чувихи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экстримальные чувихи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Анна Семенович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Анфиса Чехова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Виагра (Надя Мейхер)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Короче грудастые чувихи которых мне всю жизнь впаривали как что-то чего у меня никогда не будет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Нарядные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Стильные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Секси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Ольку видел раз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Всех кого недоступно ебать я ебал в фазе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Кого мог там вспомнить по крайней мере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Но пока что я давно уже не видел там никого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Хотя…… Может. Нет. Не могу сказать что я на кого-то смотрел последнее время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Но всех кого я хотел прям здесь и сейчас – я ебал там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В основном грудастых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Которые дают всем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23" office:value-type="string" calcext:value-type="string">
            <text:p>И в основном это были щупанья (без спроса) либо кончания им в рот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23"/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23" office:value-type="string" calcext:value-type="string">
            <text:p>ок.</text:p>
          </table:table-cell>
          <table:table-cell table:style-name="ce71" table:number-columns-repeated="255"/>
          <table:table-cell table:number-columns-repeated="768"/>
        </table:table-row>
        <table:table-row table:style-name="ro3" table:number-rows-repeated="65508">
          <table:table-cell table:style-name="ce71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ЧТО я вижу по этому поводу в своей фазе'.$A$1" table:expression="#REF!"/>
          <table:named-expression table:name="Sheet_Title" table:base-cell-address="$'ЧТО я вижу по этому поводу в своей фазе'.$A$1" table:expression="&quot;ЧТО я вижу по этому поводу в своей фазе&quot;"/>
        </table:named-expressions>
      </table:table>
      <table:table table:name="Что я колдую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3" table:default-cell-style-name="ce63"/>
        <table:table-column table:style-name="co1" table:number-columns-repeated="1023" table:default-cell-style-name="ce63"/>
        <table:table-row table:style-name="ro2">
          <table:table-cell table:style-name="ce82" office:value-type="string" calcext:value-type="string">
            <text:p>Что я колдую?</text:p>
          </table:table-cell>
          <table:table-cell table:style-name="ce71" table:number-columns-repeated="255"/>
          <table:table-cell table:number-columns-repeated="768"/>
        </table:table-row>
        <table:table-row table:style-name="ro2">
          <table:table-cell table:style-name="ce47" office:value-type="string" calcext:value-type="string">
            <text:p>Что затрагивает эту задачу?</text:p>
          </table:table-cell>
          <table:table-cell table:style-name="ce71" table:number-columns-repeated="255"/>
          <table:table-cell table:number-columns-repeated="768"/>
        </table:table-row>
        <table:table-row table:style-name="ro2">
          <table:table-cell table:style-name="ce47" office:value-type="string" calcext:value-type="string">
            <text:p>Моя гипотеза, почему этот вопрос важен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ой. Оль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Чувих которые ебут меня ради мира во всём мире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коротко и ясно. Поехали дальше.</text:p>
          </table:table-cell>
          <table:table-cell table:style-name="ce71" table:number-columns-repeated="255"/>
          <table:table-cell table:number-columns-repeated="768"/>
        </table:table-row>
        <table:table-row table:style-name="ro3" table:number-rows-repeated="65528">
          <table:table-cell table:style-name="ce71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Что я колдую'.$A$1" table:expression="#REF!"/>
          <table:named-expression table:name="Sheet_Title" table:base-cell-address="$'Что я колдую'.$A$1" table:expression="&quot;Что я колдую&quot;"/>
        </table:named-expressions>
      </table:table>
      <table:table table:name="Что ты можешь сейчас сделать чтоб сделать себе хорошо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4" table:default-cell-style-name="ce63"/>
        <table:table-column table:style-name="co1" table:number-columns-repeated="1023" table:default-cell-style-name="ce63"/>
        <table:table-row table:style-name="ro3">
          <table:table-cell table:style-name="ce82" office:value-type="string" calcext:value-type="string">
            <text:p>Что ты можешь сейчас сделать чтоб сделать себе хорошо?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47" office:value-type="string" calcext:value-type="string">
            <text:p>Начинаю с этого потому что многие вещи являются у меня психосоматикой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хз. Наташу Голуб (мамину подружку) выебать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точнее я о ней не думал но мама всунула мне её свитер и у меня сразу включился фетиш мол “вот, этого свитера касались её сиськи, я б её щас выебал”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короче я как пёс. Который будет даже ебать диван если тот будет в форме бабы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:) хорошо что ты это признаёшь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включи Хитоми Танаку. Как её жарят 8 человек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это простая зависть кстати. Мол вот у неё есть секс а у меня нету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у неё два секса, а у меня ни одного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потребность равновесия ты короче ещё этим удовлетворяешь. Запиши себе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ок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щас. Маман уйдёт и включишь себе десять групповух. Пол часа порнухи в студию. Самого жеского порева с ней. А там посмотрим. Что у тебя с головой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ок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групповухи. Все. Всё что открыто в телефоне + всё что найдёшь и захочешь посмотреть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Видел – нет – похуй. Главное глянь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ок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кстати. Что значит потребность равновесия? Это потребность справедливости? Или что?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посмотришь когда дойдёт очередь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ок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равенства. Равных возможностей. Равных достижений. Примерно равных даваний и браний. Вот в эту сторону гуглить будешь. Пока всё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гармонии?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дописывай туда. <text:s/>Жди пока уйдёт мама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такая мысль. Мол не “стрип ТИЗ”. А такое что мол “до-тизалась”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Мол дразнила дразнила и попала в слишком много долгов которые не …. ну и вот щас её ебут все кого она дразнила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да. равновесие. Выполнение долгов и обещаний. Это равновесие. Иди. Молодец. Смотри как её пялят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о да сука. Держи всю сперму которую ты просила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будешь знать как делать вид что ты хочешь трахаться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т.е. это желание им дать то что они просят внешним видом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да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смотри смотри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о да. Сука. Я хочу кончить на это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будут знать как мотивировать меня сексом к достижениям а потом не давать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да. давись. Вот так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открывай харю дура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вот так. 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в самое горло блядь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буду ебать тебя туда где тебе не нравится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чтоб ты знала как причинять боль мне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своим видом. И не даванием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вот так. Один за другим. Всем кому ты должна соси блядь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и кому не должна тоже. Чтоб знала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а теперь в жопу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мучайся скотина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а красивые сиськи у неё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сиськи виноваты что она такая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она не видела мира где у неё нет сисек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не знаю. Без мастурбации на это смотреть как-то не очень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о да. В раскаряку блядь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показательно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выебать тебя так чтоб другие не наёбывали тоже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т.е. пытался решить пункт. Наебалова. Баб. Членом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реально без дрочки и <text:s/>всего этого смотреть на неё всё равно что смотреть как собаки трахаются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ноль ощущений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воспитательный секс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она жертва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её воспитывают зарепрессированные японцы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чтоб их не щемили – они насилуют таких как она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решай пункты мама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надо Ольке свои тулзы дать потом.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нет. Надо их решать самому. А ей сказать спасибо. И пусть берёт с меня пример если хочет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я хочу боли в члене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ты имеешь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о да. Оттраханная сучка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смотри ещё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насмешки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мол “и чо ты сделаешь”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это ты решил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класс. В самых раскарячных позах. Давай сука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сиськи она выростила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двоих сразу падла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такая мягкая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одного сзади второго спереди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ори. Хочу чтоб ты страдала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я буду ебать тебя даже когда тебе это не нравится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потому что я устал быть рабом твоих желаний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соси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ты чувак зарепрессированный ебанутой мамой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хочу накончать ей в рот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и Оле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соси дальше. Мне плевать что ты устала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хорошо сосёт кстати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унижения позволяют чтоб она старалась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я хочу подрочить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не надо. Смотри как её ебут 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злость включается. Что я бессилен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Наконец-то. 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ну и буфера. Класс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46" office:value-type="string" calcext:value-type="string">
            <text:p>бессилие пропускай через вопросник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бессилие о микромира?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от всего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давись сука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короче в плане секса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медиа это клетка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это её мир. Не твой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желание её разбить на части и решить по частям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смотри. А то упустишь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я б спросил Олю теперь можно ли ей обкончать лицо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о да. Мучайся. Мы тебя ещё машинами выебем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мы будем догонять тебя до твоих пределов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чтоб ты поняла. Что проблема ты а не мы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будем ебать тебя бесконечно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в самых жудких условиях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пока не скажешь хватит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пока не поймёшь что надо решать пункты всемирно а не только для себя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ты будешь в ужасе от того что ты делала ради меня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и убежать не сможешь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иди. Возвращайся в комнату. Тебя никто не отпускал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заставь себя кончить. 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дрочи на меня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до того как я тебе напихаю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дрочи на меня так как я на тебя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справедливость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равенство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все дырки твои воспользуемся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заткнём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все твои возможности используем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46" office:value-type="string" calcext:value-type="string">
            <text:p>т.е. “мои возможности”. Пункт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дрочи мне сука. Я важен а не ты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хочу написать Ирке “привет сучка”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для меня все бабы которые меня хоть раз хотели – Хитоми Танаки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это ключ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к тому что описал здесь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ты хотела. 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потому отныне ты моя. Во все дыры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боль. Тебе. За мою дрочку на тебя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о которой ты не знаешь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вот. Психологические проблемы разобрали. Теперь ты готов иметь круг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я хочу смеяться над твоими желаниями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ебать тебя самым унизительным методом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ты для меня кусок мяса. С мнением. Обо мне и о мире. Которое ничего не стоит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ебать так чтоб ты помнила только меня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т.е. это мой метод. Выбора путей по которым никто не ходил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ходить по ним теми методами которыми по ним ещё не ходили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вижу. Тут всё в принципе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вернись через часа два, прочитаешь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смотри сколько хочешь. Плюс там картошка кипит. Иди. 2 часа делай что хочешь. Встретимся в 3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хотя последнее решается тем чтоб ебать вот так Олю только после успехов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после кругов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да. истину глаголишь. Иди. Вернись в 16.00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секс это награда за запущенный круг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верно. Но только твоими методами. Тут всё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почему?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потому что износ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и потому что это будет мотивировать вас обоих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иди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и оттрахать её за каждый её ответ, нет?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нет. Если у неё успех – то она может оттрахать тебя. Как ей вздумается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тогда выходит она (Хитоми) просит секс потому что всемирную проблему она уже решила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верно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это требует определённых договорённостей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можешь по началу трахать её сам. В награду за пункты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короче вопрос чисто в желании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тут всё. Хоспади. Отдохни от меня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представь себе групповуху в которой каждый чувак который создал пункт пришёл к Хитоми Танаке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о да. 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не просто “о да”. Она ещё и довольна будет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т.е. реально есть бабы которые любят быть нижней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которые хотят иметь чувака который всё решает а потом приходит и их насилует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возможно не один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Ирка такая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и ты такой (когда хочешь чтоб насиловали тебя)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ты хотел Ольку-Решательницу. Вперёд. Вот. Сделал. Ты хочешь её такую?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победительницу которая нижняя только для тебя?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нет. Хочу ту которая нижняя для кого угодно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для кого угодно это психоз и группа риска по куче болезней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для тебя одного. Хочешь? 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отсасывать будет как угодно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будешь пихать ей в глотку во всех позах. Одно условие. “после решённого пункта”,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эм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и тогда она пускай не решает ничего, а только приходит и ложиться в кровать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эм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нижняя. Что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а справедливость?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блядь. Ну научишь её и будет тебе справедливость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я думал Хитоми тут главная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будете меняться. Она решит пункт – будет она главная. Ёпт. Сколько можно. 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да. но как же моё бессилие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она помогла его решить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свиноматка блин. Эта Хитоми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да. чувак. Я тебе реально говорю. Бабу за пункт это отличный мотиватор расти. И охуенный секс будет. Поверь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тебя ебали даже за саму способность их решать (Оля). А теперь – за факты. Я серьёзно. Блин. Ты горы перевернёшь. Я это вижу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кому надо перевёрнутые горы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так. Тут всё. Отдыхай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хочешь передёрни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за возможность или я таки что-то решал?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вспомни продавщицу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огоспади. Та уровень самооценки у каждой бабы разный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Какой-то хватит 20% круга, какой-то 50%, какой-то – dx по вопроснику подавай. 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Но 100% комплишн покроет всех. Любую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главное не быть этим чуваком-мужем, кторый в костюмчике возвращается домой, а его жена после групповухи ему в глаза не смотрит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который “я сделал пункт”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теория говорит что если за свои победы её будешь ебать ты – то её не будет ебать кто-то другой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…………………………….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Отдыхай. 2 часа ещё не <text:s/>прошло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и если у неё успехи и она будет ебать тебя то её никто ебать не будет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к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сука ну и сиськи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я столько пунктов не решу сколько раз хочу её трахнуть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придётся. Иначе порвёшь свой член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Оля ебёт тебя за dx?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отлично. Но никто не мешает ебать её ещё и за 100% завершённые задачи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за ddx скорее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а за положительный dnx она может меня ебать?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естественно. Конечно. да. Она так и делала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вопрос в том что ты его останавливал чтоб не заканчивать проекты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переключался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будто у тебя dnx положительный только от сюда и до сюда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хоть это и не так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просто ебать постоянно у тебя члена не хватит. И её пизды тоже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потому лучше только за конец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да. отдохни. Ты понял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Оля меня ебала за положительный dnx. А мать (мотивацией дрочки) – за его отсутствие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потому у Ольки два дома. А мать сидит и считает две гривны чтоб на хлеб сэкономить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верно. Ты рано пришёл. Посмотри ещё порнухи. Закрой дверь и .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щас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отлично. Ты кстати ощущаешь как твоя диета делает тебя более худым и здоровым?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да. уже да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охуеть. Ещё результата нету а ты уже чё-то ощущаешь. Померяешь весы и всё. У меня всё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Муся легла на ноги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мда. Ёпт. Я не могу удержаться. Хочу подрочить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а почему ты круг не заканчиваешь?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почему не идёшь учить С?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здесь ведь всё сказано. 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проскроллай вверх если забыл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ВОТ. Иди дальше. Тут всё. 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т.е. ты видишь всё это было от того что ты решал ВСЕ свои проблемы дрочкой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я вспомнил как я завёлся когда ебал Ольку и на фоне звонил её “муж”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когда мы лежали в позе 69 на боку и она мне сосала а я ей тыкал пальцами. В пизду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в пизду сука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вот вот. Надо было сказать ей чего ты хочешь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посмотри на её фотки. Так чисто. Для себя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я вижу она вроде волосы отростила…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и они тёмные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как мне нравилось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или это свет так падает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и чуть-чуть припухшая какая-то…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верный боец. Вот как я её вижу. Я её не вижу больше как мечту или достижение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меня привлекает сама идея её трахать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ебать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Из-за тех вещей которые ты написал надо решать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в основном из-за борьбы с бессилием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а так вроде ничего в уме не возникает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никаких эмоций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но я бы её раздел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но знаешь не потому что пытаюсь доказать себе что я могу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а как домашнего питомца которому нехватает тепла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ок. отлично. Наконец-то ты понял что такое баба. Тут всё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бессилие добавил. Вопросник обновил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мне нечего добавить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следующая может вполне быть и справедливость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но по сексу тут всё.</text:p>
          </table:table-cell>
          <table:table-cell table:style-name="ce71" table:number-columns-repeated="255"/>
          <table:table-cell table:number-columns-repeated="768"/>
        </table:table-row>
        <table:table-row table:style-name="ro3" table:number-rows-repeated="65190">
          <table:table-cell table:style-name="ce71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Что ты можешь сейчас сделать чтоб сделать себе хорошо'.$A$1" table:expression="#REF!"/>
          <table:named-expression table:name="Sheet_Title" table:base-cell-address="$'Что ты можешь сейчас сделать чтоб сделать себе хорошо'.$A$1" table:expression="&quot;Что ты можешь сейчас сделать чтоб сделать себе хорошо&quot;"/>
        </table:named-expressions>
      </table:table>
      <table:table table:name="Выскажись видению как тёлке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5" table:default-cell-style-name="ce63"/>
        <table:table-column table:style-name="co1" table:number-columns-repeated="1023" table:default-cell-style-name="ce63"/>
        <table:table-row table:style-name="ro3">
          <table:table-cell table:style-name="ce82" office:value-type="string" calcext:value-type="string">
            <text:p>Выскажись своему "видению" (этой проблемы). Можешь высказать ему свое мнение или свой concern по поводу того что видишь. Спроси его не надо ли мне применить к нему какие-то коэффициенты чтоб лучше его понять. Если не знаешь что сказать - говори ему то что сказал бы своей тёлке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47" office:value-type="string" calcext:value-type="string">
            <text:p>Примеры сегодняшних коэффициентов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47" office:value-type="string" calcext:value-type="string">
            <text:p>оценка "сколько займёт времени выполнить задачу в программировании на руби"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47" office:value-type="string" calcext:value-type="string">
            <text:p>х3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47" office:value-type="string" calcext:value-type="string">
            <text:p>в 2014м было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47" office:value-type="string" calcext:value-type="string">
            <text:p>х7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47" office:value-type="string" calcext:value-type="string">
            <text:p>на 2020й год (долго не программировал)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окей. Отлично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полегчало видишь? Я вижу что тебя попустило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ты надеялся членом продолбить путь в свободу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а оказалось ты просто искал инструменты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ты их нашёл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тут всё.</text:p>
          </table:table-cell>
          <table:table-cell table:style-name="ce71" table:number-columns-repeated="255"/>
          <table:table-cell table:number-columns-repeated="768"/>
        </table:table-row>
        <table:table-row table:style-name="ro3" table:number-rows-repeated="65521">
          <table:table-cell table:style-name="ce71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Выскажись видению как тёлке'.$A$1" table:expression="#REF!"/>
          <table:named-expression table:name="Sheet_Title" table:base-cell-address="$'Выскажись видению как тёлке'.$A$1" table:expression="&quot;Выскажись видению как тёлке&quot;"/>
        </table:named-expressions>
      </table:table>
      <table:table table:name="Волк-Маугли среди волков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6" table:default-cell-style-name="ce63"/>
        <table:table-column table:style-name="co1" table:number-columns-repeated="1023" table:default-cell-style-name="ce63"/>
        <table:table-row table:style-name="ro3">
          <table:table-cell table:style-name="ce82" office:value-type="string" calcext:value-type="string">
            <text:p>Представь что ты волк среди волков, считающий себя Маугли, у которого эта проблема. <text:s/>Что ты видишь?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чувака который хочет ебать волчиц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хотя он Маугли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несовместимость по породе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сделала тебя таким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тем кто выдаёт себя за волка лишь бы его трахнули волчицы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Но ………… ты увидел наконец. Что настроить лимбическую систему на свои нужды это пик блаженства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а то твоё это “хочу работать” это как Ольки твои “хочу сосать” тебе заявляли. Типа никаких нужд и толку но хотят потому что надо хотеть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помоги ей. Позвонишь. Спросишь вопросник чё делать. 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но только после круга секса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ок</text:p>
          </table:table-cell>
          <table:table-cell table:style-name="ce71" table:number-columns-repeated="255"/>
          <table:table-cell table:number-columns-repeated="768"/>
        </table:table-row>
        <table:table-row table:style-name="ro3" table:number-rows-repeated="65523">
          <table:table-cell table:style-name="ce71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Волк-Маугли среди волков'.$A$1" table:expression="#REF!"/>
          <table:named-expression table:name="Sheet_Title" table:base-cell-address="$'Волк-Маугли среди волков'.$A$1" table:expression="&quot;Волк-Маугли среди волков&quot;"/>
        </table:named-expressions>
      </table:table>
      <table:table table:name="What REALLY happened" table:style-name="ta8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63"/>
        <table:table-row table:style-name="ro3">
          <table:table-cell table:style-name="ce82" office:value-type="string" calcext:value-type="string">
            <text:p>What REALLY happened (причину и следствие можешь описать? И роль этого события между ними?)</text:p>
          </table:table-cell>
          <table:table-cell table:style-name="ce71" table:number-columns-repeated="127"/>
          <table:table-cell table:number-columns-repeated="896"/>
        </table:table-row>
        <table:table-row table:style-name="ro3">
          <table:table-cell table:style-name="ce83" office:value-type="string" calcext:value-type="string">
            <text:p>по сути прежде чем начать ресёрч может я просто уже знаю, что было. Хотя не факт. </text:p>
          </table:table-cell>
          <table:table-cell table:style-name="ce71" table:number-columns-repeated="127"/>
          <table:table-cell table:number-columns-repeated="896"/>
        </table:table-row>
        <table:table-row table:style-name="ro3">
          <table:table-cell table:style-name="ce71" table:number-columns-repeated="128"/>
          <table:table-cell table:number-columns-repeated="896"/>
        </table:table-row>
        <table:table-row table:style-name="ro3">
          <table:table-cell table:style-name="ce71" office:value-type="string" calcext:value-type="string">
            <text:p>такс. Ну я вроде описал уже много чего.</text:p>
          </table:table-cell>
          <table:table-cell table:style-name="ce71" table:number-columns-repeated="127"/>
          <table:table-cell table:number-columns-repeated="896"/>
        </table:table-row>
        <table:table-row table:style-name="ro3">
          <table:table-cell table:style-name="ce71" office:value-type="string" calcext:value-type="string">
            <text:p>все ебались а я нет.</text:p>
          </table:table-cell>
          <table:table-cell table:style-name="ce71" table:number-columns-repeated="127"/>
          <table:table-cell table:number-columns-repeated="896"/>
        </table:table-row>
        <table:table-row table:style-name="ro3">
          <table:table-cell table:style-name="ce71" office:value-type="string" calcext:value-type="string">
            <text:p>меня унижали на основании того что ебут мою маму</text:p>
          </table:table-cell>
          <table:table-cell table:style-name="ce71" table:number-columns-repeated="127"/>
          <table:table-cell table:number-columns-repeated="896"/>
        </table:table-row>
        <table:table-row table:style-name="ro3">
          <table:table-cell table:style-name="ce71" office:value-type="string" calcext:value-type="string">
            <text:p>много чего было такого. Чего я бы не пожелал злейшему врагу.</text:p>
          </table:table-cell>
          <table:table-cell table:style-name="ce71" table:number-columns-repeated="127"/>
          <table:table-cell table:number-columns-repeated="896"/>
        </table:table-row>
        <table:table-row table:style-name="ro3">
          <table:table-cell table:style-name="ce71" office:value-type="string" calcext:value-type="string">
            <text:p>даже не врагу</text:p>
          </table:table-cell>
          <table:table-cell table:style-name="ce71" table:number-columns-repeated="127"/>
          <table:table-cell table:number-columns-repeated="896"/>
        </table:table-row>
        <table:table-row table:style-name="ro3">
          <table:table-cell table:style-name="ce71" office:value-type="string" calcext:value-type="string">
            <text:p>а самому последнему отбросу общества не пожелал бы.</text:p>
          </table:table-cell>
          <table:table-cell table:style-name="ce71" table:number-columns-repeated="127"/>
          <table:table-cell table:number-columns-repeated="896"/>
        </table:table-row>
        <table:table-row table:style-name="ro3">
          <table:table-cell table:style-name="ce71" office:value-type="string" calcext:value-type="string">
            <text:p>т.е. секс часто использовали как инструмент доказательства что они лучше меня</text:p>
          </table:table-cell>
          <table:table-cell table:style-name="ce71" table:number-columns-repeated="127"/>
          <table:table-cell table:number-columns-repeated="896"/>
        </table:table-row>
        <table:table-row table:style-name="ro3">
          <table:table-cell table:style-name="ce71" office:value-type="string" calcext:value-type="string">
            <text:p>вспомни всех одногрупников и одногрупниц</text:p>
          </table:table-cell>
          <table:table-cell table:style-name="ce71" table:number-columns-repeated="127"/>
          <table:table-cell table:number-columns-repeated="896"/>
        </table:table-row>
        <table:table-row table:style-name="ro3">
          <table:table-cell table:style-name="ce71" office:value-type="string" calcext:value-type="string">
            <text:p>которые ебались в политехе</text:p>
          </table:table-cell>
          <table:table-cell table:style-name="ce71" table:number-columns-repeated="127"/>
          <table:table-cell table:number-columns-repeated="896"/>
        </table:table-row>
        <table:table-row table:style-name="ro3">
          <table:table-cell table:style-name="ce71" office:value-type="string" calcext:value-type="string">
            <text:p>меня Куимова даже упрекнула что мол я видители девственник.</text:p>
          </table:table-cell>
          <table:table-cell table:style-name="ce71" table:number-columns-repeated="127"/>
          <table:table-cell table:number-columns-repeated="896"/>
        </table:table-row>
        <table:table-row table:style-name="ro3">
          <table:table-cell table:style-name="ce71" office:value-type="string" calcext:value-type="string">
            <text:p>Марьяна не упрекала но по крайней мере мы перестали разговаривать когда у неё появился партнёр.</text:p>
          </table:table-cell>
          <table:table-cell table:style-name="ce71" table:number-columns-repeated="127"/>
          <table:table-cell table:number-columns-repeated="896"/>
        </table:table-row>
        <table:table-row table:style-name="ro3">
          <table:table-cell table:style-name="ce71" office:value-type="string" calcext:value-type="string">
            <text:p>партнёр блядь. В 19 лет. Какие нахуй партнёры.учиться надо.</text:p>
          </table:table-cell>
          <table:table-cell table:style-name="ce71" table:number-columns-repeated="127"/>
          <table:table-cell table:number-columns-repeated="896"/>
        </table:table-row>
        <table:table-row table:style-name="ro3">
          <table:table-cell table:style-name="ce71" table:number-columns-repeated="128"/>
          <table:table-cell table:number-columns-repeated="896"/>
        </table:table-row>
        <table:table-row table:style-name="ro3">
          <table:table-cell table:style-name="ce71" office:value-type="string" calcext:value-type="string">
            <text:p>вот именно.</text:p>
          </table:table-cell>
          <table:table-cell table:style-name="ce71" table:number-columns-repeated="127"/>
          <table:table-cell table:number-columns-repeated="896"/>
        </table:table-row>
        <table:table-row table:style-name="ro3">
          <table:table-cell table:style-name="ce71" table:number-columns-repeated="128"/>
          <table:table-cell table:number-columns-repeated="896"/>
        </table:table-row>
        <table:table-row table:style-name="ro3">
          <table:table-cell table:style-name="ce71" office:value-type="string" calcext:value-type="string">
            <text:p>мне неприятно об этом говорить</text:p>
          </table:table-cell>
          <table:table-cell table:style-name="ce71" table:number-columns-repeated="127"/>
          <table:table-cell table:number-columns-repeated="896"/>
        </table:table-row>
        <table:table-row table:style-name="ro3">
          <table:table-cell table:style-name="ce71" office:value-type="string" calcext:value-type="string">
            <text:p>о всех этих дурах которыми я был брошен</text:p>
          </table:table-cell>
          <table:table-cell table:style-name="ce71" table:number-columns-repeated="127"/>
          <table:table-cell table:number-columns-repeated="896"/>
        </table:table-row>
        <table:table-row table:style-name="ro3">
          <table:table-cell table:style-name="ce71" office:value-type="string" calcext:value-type="string">
            <text:p>о том долбоёбе с будивельинка который бил Юлю</text:p>
          </table:table-cell>
          <table:table-cell table:style-name="ce71" table:number-columns-repeated="127"/>
          <table:table-cell table:number-columns-repeated="896"/>
        </table:table-row>
        <table:table-row table:style-name="ro3">
          <table:table-cell table:style-name="ce71" office:value-type="string" calcext:value-type="string">
            <text:p>О …….. та много чего блядь. Всего не перечислить.</text:p>
          </table:table-cell>
          <table:table-cell table:style-name="ce71" table:number-columns-repeated="127"/>
          <table:table-cell table:number-columns-repeated="896"/>
        </table:table-row>
        <table:table-row table:style-name="ro3">
          <table:table-cell table:style-name="ce71" office:value-type="string" calcext:value-type="string">
            <text:p>об этом соседе который упрекнул мол “вот у тебя будут свои дети тогда будешь рассказывать кто как шумит”.</text:p>
          </table:table-cell>
          <table:table-cell table:style-name="ce71" table:number-columns-repeated="127"/>
          <table:table-cell table:number-columns-repeated="896"/>
        </table:table-row>
        <table:table-row table:style-name="ro3">
          <table:table-cell table:style-name="ce71" office:value-type="string" calcext:value-type="string">
            <text:p>знаешь</text:p>
          </table:table-cell>
          <table:table-cell table:style-name="ce71" table:number-columns-repeated="127"/>
          <table:table-cell table:number-columns-repeated="896"/>
        </table:table-row>
        <table:table-row table:style-name="ro3">
          <table:table-cell table:style-name="ce71" office:value-type="string" calcext:value-type="string">
            <text:p>дохуя такого чего было</text:p>
          </table:table-cell>
          <table:table-cell table:style-name="ce71" table:number-columns-repeated="127"/>
          <table:table-cell table:number-columns-repeated="896"/>
        </table:table-row>
        <table:table-row table:style-name="ro3">
          <table:table-cell table:style-name="ce71" office:value-type="string" calcext:value-type="string">
            <text:p>будто это центр вселенной</text:p>
          </table:table-cell>
          <table:table-cell table:style-name="ce71" table:number-columns-repeated="127"/>
          <table:table-cell table:number-columns-repeated="896"/>
        </table:table-row>
        <table:table-row table:style-name="ro3">
          <table:table-cell table:style-name="ce71" office:value-type="string" calcext:value-type="string">
            <text:p>хотя это просто потребность.</text:p>
          </table:table-cell>
          <table:table-cell table:style-name="ce71" table:number-columns-repeated="127"/>
          <table:table-cell table:number-columns-repeated="896"/>
        </table:table-row>
        <table:table-row table:style-name="ro3">
          <table:table-cell table:style-name="ce71" office:value-type="string" calcext:value-type="string">
            <text:p>как яблоко.</text:p>
          </table:table-cell>
          <table:table-cell table:style-name="ce71" table:number-columns-repeated="127"/>
          <table:table-cell table:number-columns-repeated="896"/>
        </table:table-row>
        <table:table-row table:style-name="ro3">
          <table:table-cell table:style-name="ce71" table:number-columns-repeated="128"/>
          <table:table-cell table:number-columns-repeated="896"/>
        </table:table-row>
        <table:table-row table:style-name="ro3">
          <table:table-cell table:style-name="ce71" office:value-type="string" calcext:value-type="string">
            <text:p>для тебя да. А для баб?</text:p>
          </table:table-cell>
          <table:table-cell table:style-name="ce71" table:number-columns-repeated="127"/>
          <table:table-cell table:number-columns-repeated="896"/>
        </table:table-row>
        <table:table-row table:style-name="ro3">
          <table:table-cell table:style-name="ce71" table:number-columns-repeated="128"/>
          <table:table-cell table:number-columns-repeated="896"/>
        </table:table-row>
        <table:table-row table:style-name="ro3">
          <table:table-cell table:style-name="ce71" office:value-type="string" calcext:value-type="string">
            <text:p>для баб тоже. Просто учитывая сколько у них вариантов им постоянно приходится искать того кто удовлетворит все беды сразу.</text:p>
          </table:table-cell>
          <table:table-cell table:style-name="ce71" table:number-columns-repeated="127"/>
          <table:table-cell table:number-columns-repeated="896"/>
        </table:table-row>
        <table:table-row table:style-name="ro3">
          <table:table-cell table:style-name="ce71" table:number-columns-repeated="128"/>
          <table:table-cell table:number-columns-repeated="896"/>
        </table:table-row>
        <table:table-row table:style-name="ro3">
          <table:table-cell table:style-name="ce71" office:value-type="string" calcext:value-type="string">
            <text:p>вот. Значит и твои беды были лишь от того что тебе было на когодрочить.</text:p>
          </table:table-cell>
          <table:table-cell table:style-name="ce71" table:number-columns-repeated="127"/>
          <table:table-cell table:number-columns-repeated="896"/>
        </table:table-row>
        <table:table-row table:style-name="ro3">
          <table:table-cell table:style-name="ce71" office:value-type="string" calcext:value-type="string">
            <text:p>32 года мужику. А он о своей маме ноет.</text:p>
          </table:table-cell>
          <table:table-cell table:style-name="ce71" table:number-columns-repeated="127"/>
          <table:table-cell table:number-columns-repeated="896"/>
        </table:table-row>
        <table:table-row table:style-name="ro3">
          <table:table-cell table:style-name="ce71" office:value-type="string" calcext:value-type="string">
            <text:p>одноклассницам блядь</text:p>
          </table:table-cell>
          <table:table-cell table:style-name="ce71" table:number-columns-repeated="127"/>
          <table:table-cell table:number-columns-repeated="896"/>
        </table:table-row>
        <table:table-row table:style-name="ro3">
          <table:table-cell table:style-name="ce71" table:number-columns-repeated="128"/>
          <table:table-cell table:number-columns-repeated="896"/>
        </table:table-row>
        <table:table-row table:style-name="ro3">
          <table:table-cell table:style-name="ce71" office:value-type="string" calcext:value-type="string">
            <text:p>я просто хотел такую как Оля.</text:p>
          </table:table-cell>
          <table:table-cell table:style-name="ce71" table:number-columns-repeated="127"/>
          <table:table-cell table:number-columns-repeated="896"/>
        </table:table-row>
        <table:table-row table:style-name="ro3">
          <table:table-cell table:style-name="ce71" table:number-columns-repeated="128"/>
          <table:table-cell table:number-columns-repeated="896"/>
        </table:table-row>
        <table:table-row table:style-name="ro3">
          <table:table-cell table:style-name="ce71" office:value-type="string" calcext:value-type="string">
            <text:p>Ты – такой как Оля. И на этой весёлой ноте мы прощаемся.</text:p>
          </table:table-cell>
          <table:table-cell table:style-name="ce71" table:number-columns-repeated="127"/>
          <table:table-cell table:number-columns-repeated="896"/>
        </table:table-row>
        <table:table-row table:style-name="ro3">
          <table:table-cell table:style-name="ce71" office:value-type="string" calcext:value-type="string">
            <text:p>ты такой как она. Иначе мы бы вас не свели вместе.</text:p>
          </table:table-cell>
          <table:table-cell table:style-name="ce71" table:number-columns-repeated="127"/>
          <table:table-cell table:number-columns-repeated="896"/>
        </table:table-row>
        <table:table-row table:style-name="ro3">
          <table:table-cell table:style-name="ce71" office:value-type="string" calcext:value-type="string">
            <text:p>и то что ты видишь в себе и в ней – это просто разница о том, что видит в тебе твоё сознание и подсознание.</text:p>
          </table:table-cell>
          <table:table-cell table:style-name="ce71" table:number-columns-repeated="127"/>
          <table:table-cell table:number-columns-repeated="896"/>
        </table:table-row>
        <table:table-row table:style-name="ro3">
          <table:table-cell table:style-name="ce71" office:value-type="string" calcext:value-type="string">
            <text:p>потому у тебя и тёлки все были высокие.</text:p>
          </table:table-cell>
          <table:table-cell table:style-name="ce71" table:number-columns-repeated="127"/>
          <table:table-cell table:number-columns-repeated="896"/>
        </table:table-row>
        <table:table-row table:style-name="ro3">
          <table:table-cell table:style-name="ce71" office:value-type="string" calcext:value-type="string">
            <text:p>потому что ты хотел доказать себе что ты “можешь”.</text:p>
          </table:table-cell>
          <table:table-cell table:style-name="ce71" table:number-columns-repeated="127"/>
          <table:table-cell table:number-columns-repeated="896"/>
        </table:table-row>
        <table:table-row table:style-name="ro3">
          <table:table-cell table:style-name="ce71" table:number-columns-repeated="128"/>
          <table:table-cell table:number-columns-repeated="896"/>
        </table:table-row>
        <table:table-row table:style-name="ro3">
          <table:table-cell table:style-name="ce71" office:value-type="string" calcext:value-type="string">
            <text:p>но ведь доказывал.</text:p>
          </table:table-cell>
          <table:table-cell table:style-name="ce71" table:number-columns-repeated="127"/>
          <table:table-cell table:number-columns-repeated="896"/>
        </table:table-row>
        <table:table-row table:style-name="ro3">
          <table:table-cell table:style-name="ce71" table:number-columns-repeated="128"/>
          <table:table-cell table:number-columns-repeated="896"/>
        </table:table-row>
        <table:table-row table:style-name="ro3">
          <table:table-cell table:style-name="ce71" office:value-type="string" calcext:value-type="string">
            <text:p>да. потому сегодня мы тебя окружили парой весёлых высоких тёлок. И показали пару сисек. Чтоб ты понял что …. </text:p>
          </table:table-cell>
          <table:table-cell table:style-name="ce71" table:number-columns-repeated="127"/>
          <table:table-cell table:number-columns-repeated="896"/>
        </table:table-row>
        <table:table-row table:style-name="ro3">
          <table:table-cell table:style-name="ce71" table:number-columns-repeated="128"/>
          <table:table-cell table:number-columns-repeated="896"/>
        </table:table-row>
        <table:table-row table:style-name="ro3">
          <table:table-cell table:style-name="ce71" office:value-type="string" calcext:value-type="string">
            <text:p>что</text:p>
          </table:table-cell>
          <table:table-cell table:style-name="ce71" table:number-columns-repeated="127"/>
          <table:table-cell table:number-columns-repeated="896"/>
        </table:table-row>
        <table:table-row table:style-name="ro3">
          <table:table-cell table:style-name="ce71" table:number-columns-repeated="128"/>
          <table:table-cell table:number-columns-repeated="896"/>
        </table:table-row>
        <table:table-row table:style-name="ro3">
          <table:table-cell table:style-name="ce71" office:value-type="string" calcext:value-type="string">
            <text:p>что у тебя всё в порядке с мозгами. Ты просто не привык быть собой. Потому что ты дрочил 30 лет. Каждый ёбанный день.</text:p>
          </table:table-cell>
          <table:table-cell table:style-name="ce71" table:number-columns-repeated="127"/>
          <table:table-cell table:number-columns-repeated="896"/>
        </table:table-row>
        <table:table-row table:style-name="ro3">
          <table:table-cell table:style-name="ce71" office:value-type="string" calcext:value-type="string">
            <text:p>и дальше хочешь дрочить.</text:p>
          </table:table-cell>
          <table:table-cell table:style-name="ce71" table:number-columns-repeated="127"/>
          <table:table-cell table:number-columns-repeated="896"/>
        </table:table-row>
        <table:table-row table:style-name="ro3">
          <table:table-cell table:style-name="ce71" office:value-type="string" calcext:value-type="string">
            <text:p>хоть мы тебе и дали троих или четверых тёлок на которых вполне себе можно смотреть, кончать и т.п.</text:p>
          </table:table-cell>
          <table:table-cell table:style-name="ce71" table:number-columns-repeated="127"/>
          <table:table-cell table:number-columns-repeated="896"/>
        </table:table-row>
        <table:table-row table:style-name="ro3">
          <table:table-cell table:style-name="ce71" office:value-type="string" calcext:value-type="string">
            <text:p>нет блядь тебе подавай хитоми танаку. С буферами 48го размера. Из Японии блядь.</text:p>
          </table:table-cell>
          <table:table-cell table:style-name="ce71" table:number-columns-repeated="127"/>
          <table:table-cell table:number-columns-repeated="896"/>
        </table:table-row>
        <table:table-row table:style-name="ro3">
          <table:table-cell table:style-name="ce71" table:number-columns-repeated="128"/>
          <table:table-cell table:number-columns-repeated="896"/>
        </table:table-row>
        <table:table-row table:style-name="ro3">
          <table:table-cell table:style-name="ce71" office:value-type="string" calcext:value-type="string">
            <text:p>недоступность…</text:p>
          </table:table-cell>
          <table:table-cell table:style-name="ce71" table:number-columns-repeated="127"/>
          <table:table-cell table:number-columns-repeated="896"/>
        </table:table-row>
        <table:table-row table:style-name="ro3">
          <table:table-cell table:style-name="ce71" table:number-columns-repeated="128"/>
          <table:table-cell table:number-columns-repeated="896"/>
        </table:table-row>
        <table:table-row table:style-name="ro3">
          <table:table-cell table:style-name="ce71" office:value-type="string" calcext:value-type="string">
            <text:p>да. бессилие.</text:p>
          </table:table-cell>
          <table:table-cell table:style-name="ce71" table:number-columns-repeated="127"/>
          <table:table-cell table:number-columns-repeated="896"/>
        </table:table-row>
        <table:table-row table:style-name="ro3">
          <table:table-cell table:style-name="ce71" table:number-columns-repeated="128"/>
          <table:table-cell table:number-columns-repeated="896"/>
        </table:table-row>
        <table:table-row table:style-name="ro3">
          <table:table-cell table:style-name="ce71" office:value-type="string" calcext:value-type="string">
            <text:p>нет. Бессилие это бессилие. А недоступность это другое.</text:p>
          </table:table-cell>
          <table:table-cell table:style-name="ce71" table:number-columns-repeated="127"/>
          <table:table-cell table:number-columns-repeated="896"/>
        </table:table-row>
        <table:table-row table:style-name="ro3">
          <table:table-cell table:style-name="ce71" office:value-type="string" calcext:value-type="string">
            <text:p>бессилие это неспособность поднять руку. Недоступность – это если поднимание руки не поможет.</text:p>
          </table:table-cell>
          <table:table-cell table:style-name="ce71" table:number-columns-repeated="127"/>
          <table:table-cell table:number-columns-repeated="896"/>
        </table:table-row>
        <table:table-row table:style-name="ro3">
          <table:table-cell table:style-name="ce71" table:number-columns-repeated="128"/>
          <table:table-cell table:number-columns-repeated="896"/>
        </table:table-row>
        <table:table-row table:style-name="ro3">
          <table:table-cell table:style-name="ce71" office:value-type="string" calcext:value-type="string">
            <text:p>один хер. Бессилие. Можешь написать в скобках. Как вариацию.</text:p>
          </table:table-cell>
          <table:table-cell table:style-name="ce71" table:number-columns-repeated="127"/>
          <table:table-cell table:number-columns-repeated="896"/>
        </table:table-row>
        <table:table-row table:style-name="ro3">
          <table:table-cell table:style-name="ce71" table:number-columns-repeated="128"/>
          <table:table-cell table:number-columns-repeated="896"/>
        </table:table-row>
        <table:table-row table:style-name="ro3">
          <table:table-cell table:style-name="ce71" office:value-type="string" calcext:value-type="string">
            <text:p>ладно.</text:p>
          </table:table-cell>
          <table:table-cell table:style-name="ce71" table:number-columns-repeated="127"/>
          <table:table-cell table:number-columns-repeated="896"/>
        </table:table-row>
        <table:table-row table:style-name="ro3">
          <table:table-cell table:style-name="ce71" table:number-columns-repeated="128"/>
          <table:table-cell table:number-columns-repeated="896"/>
        </table:table-row>
        <table:table-row table:style-name="ro3">
          <table:table-cell table:style-name="ce71" office:value-type="string" calcext:value-type="string">
            <text:p>она милая. Эта Оля.</text:p>
          </table:table-cell>
          <table:table-cell table:style-name="ce71" table:number-columns-repeated="127"/>
          <table:table-cell table:number-columns-repeated="896"/>
        </table:table-row>
        <table:table-row table:style-name="ro3">
          <table:table-cell table:style-name="ce71" office:value-type="string" calcext:value-type="string">
            <text:p>и я бы вполне был счастлив будь у меня такая Оля.</text:p>
          </table:table-cell>
          <table:table-cell table:style-name="ce71" table:number-columns-repeated="127"/>
          <table:table-cell table:number-columns-repeated="896"/>
        </table:table-row>
        <table:table-row table:style-name="ro3">
          <table:table-cell table:style-name="ce71" office:value-type="string" calcext:value-type="string">
            <text:p>но моё счастье этому не поможет.</text:p>
          </table:table-cell>
          <table:table-cell table:style-name="ce71" table:number-columns-repeated="127"/>
          <table:table-cell table:number-columns-repeated="896"/>
        </table:table-row>
        <table:table-row table:style-name="ro3">
          <table:table-cell table:style-name="ce71" office:value-type="string" calcext:value-type="string">
            <text:p>вы мне скорей замену дадите чем её.</text:p>
          </table:table-cell>
          <table:table-cell table:style-name="ce71" table:number-columns-repeated="127"/>
          <table:table-cell table:number-columns-repeated="896"/>
        </table:table-row>
        <table:table-row table:style-name="ro3">
          <table:table-cell table:style-name="ce71" table:number-columns-repeated="128"/>
          <table:table-cell table:number-columns-repeated="896"/>
        </table:table-row>
        <table:table-row table:style-name="ro3">
          <table:table-cell table:style-name="ce71" office:value-type="string" calcext:value-type="string">
            <text:p>да но хорошую замену. Ты ж увидел этих студенток.</text:p>
          </table:table-cell>
          <table:table-cell table:style-name="ce71" table:number-columns-repeated="127"/>
          <table:table-cell table:number-columns-repeated="896"/>
        </table:table-row>
        <table:table-row table:style-name="ro3">
          <table:table-cell table:style-name="ce71" office:value-type="string" calcext:value-type="string">
            <text:p>охуенные. Как на подбор. Худенькие и т.п.</text:p>
          </table:table-cell>
          <table:table-cell table:style-name="ce71" table:number-columns-repeated="127"/>
          <table:table-cell table:number-columns-repeated="896"/>
        </table:table-row>
        <table:table-row table:style-name="ro3">
          <table:table-cell table:style-name="ce71" office:value-type="string" calcext:value-type="string">
            <text:p>заканчивай круги и будет кто угодно.</text:p>
          </table:table-cell>
          <table:table-cell table:style-name="ce71" table:number-columns-repeated="127"/>
          <table:table-cell table:number-columns-repeated="896"/>
        </table:table-row>
        <table:table-row table:style-name="ro3">
          <table:table-cell table:style-name="ce71" office:value-type="string" calcext:value-type="string">
            <text:p>или бегай по молодым с полу-проектами.</text:p>
          </table:table-cell>
          <table:table-cell table:style-name="ce71" table:number-columns-repeated="127"/>
          <table:table-cell table:number-columns-repeated="896"/>
        </table:table-row>
        <table:table-row table:style-name="ro3">
          <table:table-cell table:style-name="ce71" table:number-columns-repeated="128"/>
          <table:table-cell table:number-columns-repeated="896"/>
        </table:table-row>
        <table:table-row table:style-name="ro3">
          <table:table-cell table:style-name="ce71" office:value-type="string" calcext:value-type="string">
            <text:p>эм.</text:p>
          </table:table-cell>
          <table:table-cell table:style-name="ce71" table:number-columns-repeated="127"/>
          <table:table-cell table:number-columns-repeated="896"/>
        </table:table-row>
        <table:table-row table:style-name="ro3">
          <table:table-cell table:style-name="ce71" table:number-columns-repeated="128"/>
          <table:table-cell table:number-columns-repeated="896"/>
        </table:table-row>
        <table:table-row table:style-name="ro3">
          <table:table-cell table:style-name="ce71" office:value-type="string" calcext:value-type="string">
            <text:p>иди.</text:p>
          </table:table-cell>
          <table:table-cell table:style-name="ce71" table:number-columns-repeated="127"/>
          <table:table-cell table:number-columns-repeated="896"/>
        </table:table-row>
        <table:table-row table:style-name="ro3">
          <table:table-cell table:style-name="ce71" table:number-columns-repeated="128"/>
          <table:table-cell table:number-columns-repeated="896"/>
        </table:table-row>
        <table:table-row table:style-name="ro3">
          <table:table-cell table:style-name="ce71" office:value-type="string" calcext:value-type="string">
            <text:p>я б щас начал учить С думаю.</text:p>
          </table:table-cell>
          <table:table-cell table:style-name="ce71" table:number-columns-repeated="127"/>
          <table:table-cell table:number-columns-repeated="896"/>
        </table:table-row>
        <table:table-row table:style-name="ro3">
          <table:table-cell table:style-name="ce71" table:number-columns-repeated="128"/>
          <table:table-cell table:number-columns-repeated="896"/>
        </table:table-row>
        <table:table-row table:style-name="ro3">
          <table:table-cell table:style-name="ce71" office:value-type="string" calcext:value-type="string">
            <text:p>да. ключевое слово “начал”. А не “закончил”.</text:p>
          </table:table-cell>
          <table:table-cell table:style-name="ce71" table:number-columns-repeated="127"/>
          <table:table-cell table:number-columns-repeated="896"/>
        </table:table-row>
        <table:table-row table:style-name="ro3">
          <table:table-cell table:style-name="ce71" table:number-columns-repeated="128"/>
          <table:table-cell table:number-columns-repeated="896"/>
        </table:table-row>
        <table:table-row table:style-name="ro3">
          <table:table-cell table:style-name="ce71" office:value-type="string" calcext:value-type="string">
            <text:p>О_о</text:p>
          </table:table-cell>
          <table:table-cell table:style-name="ce71" table:number-columns-repeated="127"/>
          <table:table-cell table:number-columns-repeated="896"/>
        </table:table-row>
        <table:table-row table:style-name="ro3">
          <table:table-cell table:style-name="ce71" table:number-columns-repeated="128"/>
          <table:table-cell table:number-columns-repeated="896"/>
        </table:table-row>
        <table:table-row table:style-name="ro3">
          <table:table-cell table:style-name="ce71" office:value-type="string" calcext:value-type="string">
            <text:p>ощутил? Прилив безумия? Свой поток бреда прекратился?</text:p>
          </table:table-cell>
          <table:table-cell table:style-name="ce71" table:number-columns-repeated="127"/>
          <table:table-cell table:number-columns-repeated="896"/>
        </table:table-row>
        <table:table-row table:style-name="ro3">
          <table:table-cell table:style-name="ce71" table:number-columns-repeated="128"/>
          <table:table-cell table:number-columns-repeated="896"/>
        </table:table-row>
        <table:table-row table:style-name="ro3">
          <table:table-cell table:style-name="ce71" office:value-type="string" calcext:value-type="string">
            <text:p>да.</text:p>
          </table:table-cell>
          <table:table-cell table:style-name="ce71" table:number-columns-repeated="127"/>
          <table:table-cell table:number-columns-repeated="896"/>
        </table:table-row>
        <table:table-row table:style-name="ro3">
          <table:table-cell table:style-name="ce71" table:number-columns-repeated="128"/>
          <table:table-cell table:number-columns-repeated="896"/>
        </table:table-row>
        <table:table-row table:style-name="ro3">
          <table:table-cell table:style-name="ce71" office:value-type="string" calcext:value-type="string">
            <text:p>вот и отлично. У меня больше нечего сказаать.</text:p>
          </table:table-cell>
          <table:table-cell table:style-name="ce71" table:number-columns-repeated="127"/>
          <table:table-cell table:number-columns-repeated="896"/>
        </table:table-row>
        <table:table-row table:style-name="ro3">
          <table:table-cell table:style-name="ce71" office:value-type="string" calcext:value-type="string">
            <text:p>не “начал”.</text:p>
          </table:table-cell>
          <table:table-cell table:style-name="ce71" table:number-columns-repeated="127"/>
          <table:table-cell table:number-columns-repeated="896"/>
        </table:table-row>
        <table:table-row table:style-name="ro3">
          <table:table-cell table:style-name="ce71" office:value-type="string" calcext:value-type="string">
            <text:p>а “закончил”.</text:p>
          </table:table-cell>
          <table:table-cell table:style-name="ce71" table:number-columns-repeated="127"/>
          <table:table-cell table:number-columns-repeated="896"/>
        </table:table-row>
        <table:table-row table:style-name="ro3">
          <table:table-cell table:style-name="ce71" office:value-type="string" calcext:value-type="string">
            <text:p>ты не политик. Ты мессия.</text:p>
          </table:table-cell>
          <table:table-cell table:style-name="ce71" table:number-columns-repeated="127"/>
          <table:table-cell table:number-columns-repeated="896"/>
        </table:table-row>
        <table:table-row table:style-name="ro3">
          <table:table-cell table:style-name="ce71" office:value-type="string" calcext:value-type="string">
            <text:p>это они вечно начинают а потом другие начинают вместо них.</text:p>
          </table:table-cell>
          <table:table-cell table:style-name="ce71" table:number-columns-repeated="127"/>
          <table:table-cell table:number-columns-repeated="896"/>
        </table:table-row>
        <table:table-row table:style-name="ro3">
          <table:table-cell table:style-name="ce71" office:value-type="string" calcext:value-type="string">
            <text:p>а ты заканчиваешь. Ставишь точку.</text:p>
          </table:table-cell>
          <table:table-cell table:style-name="ce71" table:number-columns-repeated="127"/>
          <table:table-cell table:number-columns-repeated="896"/>
        </table:table-row>
        <table:table-row table:style-name="ro3">
          <table:table-cell table:style-name="ce71" office:value-type="string" calcext:value-type="string">
            <text:p>а потом ебёшь в рот всех кто тебя на это вдохновил.</text:p>
          </table:table-cell>
          <table:table-cell table:style-name="ce71" table:number-columns-repeated="127"/>
          <table:table-cell table:number-columns-repeated="896"/>
        </table:table-row>
        <table:table-row table:style-name="ro3">
          <table:table-cell table:style-name="ce71" table:number-columns-repeated="128"/>
          <table:table-cell table:number-columns-repeated="896"/>
        </table:table-row>
        <table:table-row table:style-name="ro3">
          <table:table-cell table:style-name="ce71" office:value-type="string" calcext:value-type="string">
            <text:p>эм. ок</text:p>
          </table:table-cell>
          <table:table-cell table:style-name="ce71" table:number-columns-repeated="127"/>
          <table:table-cell table:number-columns-repeated="896"/>
        </table:table-row>
        <table:table-row table:style-name="ro3">
          <table:table-cell table:style-name="ce71" table:number-columns-repeated="128"/>
          <table:table-cell table:number-columns-repeated="896"/>
        </table:table-row>
        <table:table-row table:style-name="ro3">
          <table:table-cell table:style-name="ce71" office:value-type="string" calcext:value-type="string">
            <text:p>иди. Запиши себе это в вопросник.</text:p>
          </table:table-cell>
          <table:table-cell table:style-name="ce71" table:number-columns-repeated="127"/>
          <table:table-cell table:number-columns-repeated="896"/>
        </table:table-row>
        <table:table-row table:style-name="ro3">
          <table:table-cell table:style-name="ce71" table:number-columns-repeated="128"/>
          <table:table-cell table:number-columns-repeated="896"/>
        </table:table-row>
        <table:table-row table:style-name="ro3">
          <table:table-cell table:style-name="ce71" office:value-type="string" calcext:value-type="string">
            <text:p>супер! Наконец-то ты понял. Чем надо заниматься.</text:p>
          </table:table-cell>
          <table:table-cell table:style-name="ce71" table:number-columns-repeated="127"/>
          <table:table-cell table:number-columns-repeated="896"/>
        </table:table-row>
        <table:table-row table:style-name="ro3">
          <table:table-cell table:style-name="ce71" table:number-columns-repeated="128"/>
          <table:table-cell table:number-columns-repeated="896"/>
        </table:table-row>
        <table:table-row table:style-name="ro3">
          <table:table-cell table:style-name="ce71" office:value-type="string" calcext:value-type="string">
            <text:p>эм. есть нюанс. Одна баба или несколько? Несколько это… ну так себе. </text:p>
          </table:table-cell>
          <table:table-cell table:style-name="ce71" table:number-columns-repeated="127"/>
          <table:table-cell table:number-columns-repeated="896"/>
        </table:table-row>
        <table:table-row table:style-name="ro3">
          <table:table-cell table:style-name="ce71" table:number-columns-repeated="128"/>
          <table:table-cell table:number-columns-repeated="896"/>
        </table:table-row>
        <table:table-row table:style-name="ro3">
          <table:table-cell table:style-name="ce71" office:value-type="string" calcext:value-type="string">
            <text:p>перекличку сделаешь блядь. Закончи круг вначале хоть <text:s/>один.</text:p>
          </table:table-cell>
          <table:table-cell table:style-name="ce71" table:number-columns-repeated="127"/>
          <table:table-cell table:number-columns-repeated="896"/>
        </table:table-row>
        <table:table-row table:style-name="ro3">
          <table:table-cell table:style-name="ce71" office:value-type="string" calcext:value-type="string">
            <text:p>тут всё</text:p>
          </table:table-cell>
          <table:table-cell table:style-name="ce71" table:number-columns-repeated="127"/>
          <table:table-cell table:number-columns-repeated="896"/>
        </table:table-row>
        <table:table-row table:style-name="ro3" table:number-rows-repeated="19">
          <table:table-cell table:style-name="ce71" table:number-columns-repeated="128"/>
          <table:table-cell table:number-columns-repeated="896"/>
        </table:table-row>
        <table:table-row table:style-name="ro3" table:number-rows-repeated="1048447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What REALLY happened'.$A$1" table:expression="#REF!"/>
          <table:named-expression table:name="Sheet_Title" table:base-cell-address="$'What REALLY happened'.$A$1" table:expression="&quot;What REALLY happened&quot;"/>
        </table:named-expressions>
      </table:table>
      <table:table table:name="Является ли эта вещь шкалой" table:style-name="ta9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7" table:default-cell-style-name="ce63"/>
        <table:table-column table:style-name="co1" table:number-columns-repeated="1023" table:default-cell-style-name="ce63"/>
        <table:table-row table:style-name="ro3">
          <table:table-cell table:style-name="ce82" office:value-type="string" calcext:value-type="string">
            <text:p>Является ли эта вещь шкалой? решить задачу = пятёрка [подарок мне того что даёт социальное признание]не решить = ремень [нарушение моей целостности]" (или наоборот - решить её = ремень, а не решить = пятёрка) - это конструкт шкалы. 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Если да - попробуй поставить "пятёрку" на один конец, "ремень" на другой, и поменять местами.Любая шкала почти всегда навязана (1% где-то природного происхождения), и она воюет за право жизни среди других шкал. Не имея этого "конструкта шкалы" ты перестанешь отходить от задачи чтоб доказать кому-то её важность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Вообще-то чаще да чем нет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от религии до родителей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у всех полно мнений кого и как я обязан ебать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но по ходу это решится теперь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теперь когда я разделил потребности на части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и когда секс свёлся до одного шага: кончания в бабу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ок. браво. Наконец-то.</text:p>
          </table:table-cell>
          <table:table-cell table:style-name="ce71" table:number-columns-repeated="255"/>
          <table:table-cell table:number-columns-repeated="768"/>
        </table:table-row>
        <table:table-row table:style-name="ro3" table:number-rows-repeated="65525">
          <table:table-cell table:style-name="ce71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Является ли эта вещь шкалой'.$A$1" table:expression="#REF!"/>
          <table:named-expression table:name="Sheet_Title" table:base-cell-address="$'Является ли эта вещь шкалой'.$A$1" table:expression="&quot;Является ли эта вещь шкалой&quot;"/>
        </table:named-expressions>
      </table:table>
      <table:table table:name="Сборка пункта" table:style-name="ta10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8" table:default-cell-style-name="ce63"/>
        <table:table-column table:style-name="co1" table:number-columns-repeated="1023" table:default-cell-style-name="ce63"/>
        <table:table-row table:style-name="ro3">
          <table:table-cell table:style-name="ce82" office:value-type="string" calcext:value-type="string">
            <text:p>Прочувствуй это событие от и до (закрой глаза и сделай "сборку" его и всего что с ним связано, равно как ты чувствовал ток текущий по процессору). Другими словами, прочувствуй внутренние процессы его, тебя, того что тебя с ним обьединяет, всех остальных, и информационного поля по поводу тебя, его, того что тебя с ними связывает и всех остальных во вселенной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47" office:value-type="string" calcext:value-type="string">
            <text:p>  * чтоб дать мозгам понять что ты решил что-то в этом плане навсегда изменить. И распределить нагрузку по мозгу равномерно (по сканам МРТ видно что если этого не сделать то будешь активировать только те зоны которыми ты привык это анализировать, а не все зоны которые могут тебе этим помочь - например без этого можешь отключить центр поиска подручных средств и анализа текущего т.е. Настоящего момента)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вырабатываю сперму днём и ночью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и стреляю ею в воздух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холостой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вот кто я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кончай тёлкам в рот хотя бы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чесслово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столько спермы выстрелял уже бы наверно ванну можно было наполнить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серьёзно. Посчитай. Столовая ложка в день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formula="of:=365 * 30" office:value-type="float" office:value="10950" calcext:value-type="float">
            <text:p>10950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11 тысяч столовых ложек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сколько это литров?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float" office:value="15" calcext:value-type="float">
            <text:p>15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formula="of:=[.A15]*[.A12]/1000" office:value-type="float" office:value="164.25" calcext:value-type="float">
            <text:p>164.25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165 литров спермы блядь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вот потому ты и дрочишь на хитоми танаку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потому что она бы столько спермы мимо себя не пропустила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“мои возможности” допиши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ты забыл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к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супер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165 литров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шутка ли блядь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при том что чтоб удовлетворить бабу достаточно даже не столовой ложки а пипетки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1мл. 15 баб одной ложкой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вот. А теперь скажи мне. Как так вышло. Что при способности оплодотворить 165000 баб, ты ебал без презика всего одну?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две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фу блядь. Нет. Та не считается. Ты с ней даже … фу. Не напоминай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ладно. Но оно ведь было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Было – не считается. 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брат. Возьми свой член. И засаживай его всем кто попросит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всем кто бросится на шею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и на этом у тебя никогда больше не будет проблемы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эм. а как же………. Круги?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круги это если искать. А так чтоб сами – то еби всех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я ебал ходить один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к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посмотри на ту Иру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не хочу. Олька человек хороший. А Ира – нет. Не мудрено махать пиздой направо налево. Ценен тот человек который при этом не ноет если эту пизду кто-то схватит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эм. отличный критерий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суперовый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ок. бери тех кто не ноет что кто-то схватил их пизду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ты мне давай таких и всё. “то что меня тянет” я уже вроде записал. Я устал вносить новые категории. 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Она-то не ноет, но потому она и чокнутая, что люди вокруг неё не знают когда остановиться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а зачем останавливаться с бабой которая не ноет?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эм. хороший вопрос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посмотри ещё раз хитоми танаку. На этот раз там где больше всего партнёров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она не ноет потому что рано или поздно приходят такие как я (чуваки которых заводят тёлки которым накончали во все дыры)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и мы латаем их раны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охуеть. Ты увидел. Но тебе ведь тоже приходили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ты про Олю?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да. ты ж помнишь. Мол “мне плевать на филологию потому что есть она”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раны и боль вне очереди так что мне уже пофиг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Наконец-то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т.е. ты говоришь их лечит хороший статистический ресёрч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а тебя типа нет? Их лечит круг. Хватит дрочить на хитоми. Просто смотри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т.е. первое что приходит на ум что так учатся люди которые не проводят статистические ресёрчи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мол им пихают-пихают и потом в какой-то момент они находят вывод. Сами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они типа не делают этих колонок и влияний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и потому им надо так много примеров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тебе тоже надо много примеров. Но не так много как им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она слабенькая. Серьёзно. Позвони ей. Попрощайся нормально. Скажи что ты любишь её и всегда будешь помнить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И ……………….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вначале скажи то что ты хотел сказать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нет. Вначале выучи С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там работы блин на 1 день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и закончишь сразу 2 круга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я не хочу быть “одним из чуваков которые её ебут”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эту хитоми танаку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Я …….. не знаю. Всё это было из-за тех потребностей свободы и доступности. Которые я вынес отдельно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а кроме этого она просто человек. Личность. Со своими тараканами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я жил ради неё. Это да. И живу. <text:s/>Но на самом деле я живу ради кругов. Она лишь мотивирует меня их делать. Решать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очень хороший вывод. Очень. Она ради этого сосала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…………………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Отдохни 5 минут. Смотри порно. Мы вернёмся ещё к этому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я не был против давать ей факты для статистики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я был против того чтоб кто-то давал факты для статистики когда меня нет рядом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или даже не так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чтоб кто-то их после меня дискредитировал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Наконец-то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слава аллаху. 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<text:span text:style-name="T1">дискредитации </text:span>в вопросник. Тут всё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теперь мне секс со стороны бабы вообще напоминает зуд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который надо “почесать”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так есть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приемущества сделаешь и всё. Тут больше ничего не будет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висят висюльки, сосут сосульки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у меня теперь впечатление что баба лишь для секса. 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и больше ничего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НАКОНЕЦ-ТО. БЛЯДЬ Я ТЕБЕ ЩАС ПАМЯТНИК ПОСТАВЛЮ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эм. ок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бля я заметил разницу. С этой Хитоми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мол бабы для секса и только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но я тут блин подумал……. Я столько в неё хотел всунуть…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а теперь я в ней вижу только подстилку для секса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хорошую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достойную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но подстилку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слабую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и беспомощную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и тут стоп – беспомощность это пункт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Наконец-то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эмоции опиши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хз. сладость какая-то. Не могу понять. Будто мой писюн окружает клубничный зефир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да. это и есть бабы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весь матан сделаешь сам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да но блин. Есть же те которые могут быть со мной на волне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Кто-то больше знает кто-то меньше, похуй. Главное что ты знаешь на кого надеяться а на кого нет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надежды ты записал? В дневник?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нет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запиши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отлично. Смотри дальше. Тут всё. Смотри и думай о следующем вопросе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та я просто блин. Я .. у меня <text:s/>в голове был весь их мыслительный процесс. И что бы я сделал на их месте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а теперь только их мыслительный процесс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на их место я себя не ставлю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потому что ты дискредитацию решил рассмотреть отдельно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ок</text:p>
          </table:table-cell>
          <table:table-cell table:style-name="ce71" table:number-columns-repeated="255"/>
          <table:table-cell table:number-columns-repeated="768"/>
        </table:table-row>
        <table:table-row table:style-name="ro3" table:number-rows-repeated="65363">
          <table:table-cell table:style-name="ce71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Сборка пункта'.$A$1" table:expression="#REF!"/>
          <table:named-expression table:name="Sheet_Title" table:base-cell-address="$'Сборка пункта'.$A$1" table:expression="&quot;Сборка пункта&quot;"/>
        </table:named-expressions>
      </table:table>
      <table:table table:name="Чем пункт решает повторяющиеся проблемы" table:style-name="ta1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9" table:default-cell-style-name="ce63"/>
        <table:table-column table:style-name="co1" table:number-columns-repeated="1023" table:default-cell-style-name="ce63"/>
        <table:table-row table:style-name="ro3">
          <table:table-cell table:style-name="ce82" office:value-type="string" calcext:value-type="string">
            <text:p>Чем (какими своими частями) этот пункт решает повторяющиеся проблемы?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телами тех кто ебётся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гениталиями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жидкостями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после предыдущего вопроса я смотрю на это как блин на….. кусок мяса с компьютером в голове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так и есть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да но блин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это вообще нормально?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чувствую себя…….. как минимум манипулятором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абстрагировался от них полностью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теперь для меня Хитоми – это “человек считающий себя Хитоми”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а Оля – человек считающий себя Олей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а я – человек считающий себя мной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безумие какое-то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…….. вполне нормальный вывод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ты ж компьютерный лингвист. Всё окей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ты просто убрал тараканов и знания взяли верх. 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тут всё</text:p>
          </table:table-cell>
          <table:table-cell table:style-name="ce71" table:number-columns-repeated="255"/>
          <table:table-cell table:number-columns-repeated="768"/>
        </table:table-row>
        <table:table-row table:style-name="ro3" table:number-rows-repeated="65514">
          <table:table-cell table:style-name="ce71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Чем пункт решает повторяющиеся проблемы'.$A$1" table:expression="#REF!"/>
          <table:named-expression table:name="Sheet_Title" table:base-cell-address="$'Чем пункт решает повторяющиеся проблемы'.$A$1" table:expression="&quot;Чем пункт решает повторяющиеся проблемы&quot;"/>
        </table:named-expressions>
      </table:table>
      <table:table table:name="Почему пункт решает повторяющиеся проблемы" table:style-name="ta1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63"/>
        <table:table-column table:style-name="co1" table:number-columns-repeated="1023" table:default-cell-style-name="ce63"/>
        <table:table-row table:style-name="ro3">
          <table:table-cell table:style-name="ce82" office:value-type="string" calcext:value-type="string">
            <text:p>Почему (по каким причинам этот пункт решает повторяющиеся проблемы?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потому что предыдущее поколение не настолько хорошее как то которое ещё будет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46" office:value-type="string" calcext:value-type="string">
            <text:p>отлично. т.е. секси только тот человек который двигает вперёд следующее поколение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46" office:value-type="string" calcext:value-type="string">
            <text:p>а не учит старпёров как жить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……….. эм.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потому тебе и нравятся певицы. Выдели это жирным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46" office:value-type="string" calcext:value-type="string">
            <text:p>который заменяет старпёров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отлично. Вот теперь супер.</text:p>
          </table:table-cell>
          <table:table-cell table:style-name="ce71" table:number-columns-repeated="255"/>
          <table:table-cell table:number-columns-repeated="768"/>
        </table:table-row>
        <table:table-row table:style-name="ro3" table:number-rows-repeated="65522">
          <table:table-cell table:style-name="ce71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Почему пункт решает повторяющиеся проблемы'.$A$1" table:expression="#REF!"/>
          <table:named-expression table:name="Sheet_Title" table:base-cell-address="$'Почему пункт решает повторяющиеся проблемы'.$A$1" table:expression="&quot;Почему пункт решает повторяющиеся проблемы&quot;"/>
        </table:named-expressions>
      </table:table>
      <table:table table:name="Решение того что оно решает" table:style-name="ta1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63"/>
        <table:table-column table:style-name="co1" table:number-columns-repeated="1023" table:default-cell-style-name="ce63"/>
        <table:table-row table:style-name="ro3">
          <table:table-cell table:style-name="ce82" office:value-type="string" calcext:value-type="string">
            <text:p>Можно ли (и стоит ли) решить эту повторяющуюся проблему которое оно решает как-то чтоб это повторение создавало меньше заморочек для меня?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Олька. Но я не пошёл в эту сторону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потому что я хотел этих заморочек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иконы вокруг говорили что я должен тянуть таких как она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а теперь понимаю что может быть действительно было нужно ставить её проблемы а не свои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46" office:value-type="string" calcext:value-type="string">
            <text:p>т.е. проблемы тех кого я не хочу потерять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ок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это зависимость вообще-то. Но ладно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а что тогда?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это зависимость, что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ты не хочешь потерять потому что боишься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они рядом лишь потому что ты решаешь их проблемы. 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общего знаменателя никакого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и тебе и им надо будет меняться друг под друга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т.е. решить весь их дневник повторений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да. вот именно. Видишь. Это путь вникуда. Ты вредишь тому что любишь. Это не выход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а что тогда выход?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абстрагироваться. Если их проблема – и твоя проблема тоже, тогда решай. Если нет – то нет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о. отлично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46" office:value-type="string" calcext:value-type="string">
            <text:p>общие знаменатели (т.е. Если их проблема – и твоя проблема тоже, тогда решай. Если нет – то нет.)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ок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короче всё что ты делал раньше “для всех кто окажется в зоне видимости” - теперь ты решаешь поодиночно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с тем отличием что тогда ТЫ был кругом, а теперь ты делаешь круги абстрактно (системно)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строишь турреты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проблемы. Кэп. Вот и всё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окей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отлично. <text:span text:style-name="T1">Всё что окажется в зоне видимости </text:span>можешь тоже записать.</text:p>
          </table:table-cell>
          <table:table-cell table:style-name="ce71" table:number-columns-repeated="255"/>
          <table:table-cell table:number-columns-repeated="768"/>
        </table:table-row>
        <table:table-row table:style-name="ro3" table:number-rows-repeated="65494">
          <table:table-cell table:style-name="ce71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Решение того что оно решает'.$A$1" table:expression="#REF!"/>
          <table:named-expression table:name="Sheet_Title" table:base-cell-address="$'Решение того что оно решает'.$A$1" table:expression="&quot;Решение того что оно решает&quot;"/>
        </table:named-expressions>
      </table:table>
      <table:table table:name="Какой перманентный вред оно решает" table:style-name="ta1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2" table:default-cell-style-name="ce63"/>
        <table:table-column table:style-name="co1" table:number-columns-repeated="1023" table:default-cell-style-name="ce63"/>
        <table:table-row table:style-name="ro3">
          <table:table-cell table:style-name="ce82" office:value-type="string" calcext:value-type="string">
            <text:p>Какой перманентный вред нанесённый мне оно решает?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безумие наверно решает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у меня много шрамов на теле от недотраха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нет ничего приятней чем знать что больше этих шрамов не будет.</text:p>
          </table:table-cell>
          <table:table-cell table:style-name="ce71" table:number-columns-repeated="255"/>
          <table:table-cell table:number-columns-repeated="768"/>
        </table:table-row>
        <table:table-row table:style-name="ro3" table:number-rows-repeated="65531">
          <table:table-cell table:style-name="ce71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Какой перманентный вред оно решает'.$A$1" table:expression="#REF!"/>
          <table:named-expression table:name="Sheet_Title" table:base-cell-address="$'Какой перманентный вред оно решает'.$A$1" table:expression="&quot;Какой перманентный вред оно решает&quot;"/>
        </table:named-expressions>
      </table:table>
      <table:table table:name="Его методы решения перманентного вреда" table:style-name="ta1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63"/>
        <table:table-column table:style-name="co1" table:number-columns-repeated="1023" table:default-cell-style-name="ce63"/>
        <table:table-row table:style-name="ro3">
          <table:table-cell table:style-name="ce82" office:value-type="string" calcext:value-type="string">
            <text:p>Какие у него есть методы решения этого перманентного вреда нанесённого мне?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похвала за удовлетворение моих потребностей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оу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т.е. тебе даже не столько секс нужен был сколько свобода и ….. без.. как это сказать… без-… сука что там было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БЕССИЛИЕ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да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вот. Окей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ну значит всё. Значит тебе и секс так не нужен как мраморные стены и потолок из золота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эм. что?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а что ты хотел. Время пришло. Латать раны. И похвала за их латание начинается с тебя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молодец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можешь даже похвалить себя за решение каждого пункта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хочешь? Добавим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очередной психотест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“скажи себе что ты молодец что ты за это взялся”?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эм. ну давай. Одним из первых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мне похуй. Хоть последний хоть какой угодно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супер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я хочу чтоб она вышла за меня замуж. Только так меня не будет мучать совесть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до замужества мы ещё не дошли. Сделаешь круг тогда посмотрим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ок</text:p>
          </table:table-cell>
          <table:table-cell table:style-name="ce71" table:number-columns-repeated="255"/>
          <table:table-cell table:number-columns-repeated="768"/>
        </table:table-row>
        <table:table-row table:style-name="ro3" table:number-rows-repeated="65504">
          <table:table-cell table:style-name="ce71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Его методы решения перманентного вреда'.$A$1" table:expression="#REF!"/>
          <table:named-expression table:name="Sheet_Title" table:base-cell-address="$'Его методы решения перманентного вреда'.$A$1" table:expression="&quot;Его методы решения перманентного вреда&quot;"/>
        </table:named-expressions>
      </table:table>
      <table:table table:name="Чьи ещё повторяющиеся проблемы оно решает" table:style-name="ta1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4" table:default-cell-style-name="ce63"/>
        <table:table-column table:style-name="co1" table:number-columns-repeated="1023" table:default-cell-style-name="ce63"/>
        <table:table-row table:style-name="ro3">
          <table:table-cell table:style-name="ce82" office:value-type="string" calcext:value-type="string">
            <text:p>Чьи ещё повторяющиеся проблемы и перманентные вреды оно решает и какими методами? И могу ли я их решить (а.к.а. Распутать гадюшник)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мамины заморочки что у кого в роду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и сколько героев могло выйти из её сына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я хочу поставить точку на этой ноше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взять в жёны какую-то дуру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чтоб сделать плевок в лицо матери которая заставила меня бросить прекрасных баб лишь потому что они были с проблемами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она не учила меня решать проблемы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она меня учила лишь перебирать харчами. 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“эта такая, эта не такая”. 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надоело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я хоть такой? Скажи мне мама. Не дождёшься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сделал блядь пол пункта а эффекта ноль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я устал и хочу спать из-за этого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потому что реально не могу вот так жить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с постоянными требованиями и граблями от одного и того же человека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ок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иди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“выгодная партия”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ты создал из неё выгодную партию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можешь переебать хоть всех баб на планете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выгодная партия – ты, а не они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что ты будешь чувствовать если разведёнка с прицепом прийдёт тебе домой?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разведёнка которая слушается и решает пункты?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и уважает так что готова ради меня бить гопников?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дайте таких две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круг доделаешь тогда посмотрим как ты запоёшь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у меня всё.</text:p>
          </table:table-cell>
          <table:table-cell table:style-name="ce71" table:number-columns-repeated="255"/>
          <table:table-cell table:number-columns-repeated="768"/>
        </table:table-row>
        <table:table-row table:style-name="ro3" table:number-rows-repeated="65504">
          <table:table-cell table:style-name="ce71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Чьи ещё повторяющиеся проблемы оно решает'.$A$1" table:expression="#REF!"/>
          <table:named-expression table:name="Sheet_Title" table:base-cell-address="$'Чьи ещё повторяющиеся проблемы оно решает'.$A$1" table:expression="&quot;Чьи ещё повторяющиеся проблемы оно решает&quot;"/>
        </table:named-expressions>
      </table:table>
      <table:table table:name="Решать какие повторения ему просто" table:style-name="ta1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5" table:default-cell-style-name="ce63"/>
        <table:table-column table:style-name="co1" table:number-columns-repeated="1023" table:default-cell-style-name="ce63"/>
        <table:table-row table:style-name="ro3">
          <table:table-cell table:style-name="ce82" office:value-type="string" calcext:value-type="string">
            <text:p>Решения каких повторяющихся проблем и нанесённых кому-то перманентных вредов этой вещи избыточно? (в мире) Т.е. Настолько просто, что ему решать их "одним больше одним, меньше - пофиг - никаких существенных дополнительных энергозатрат"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только в качестве порно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но больше никаких избыточных … нету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моя жизнь – порно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“моя баба бросила своего мужа с которым жила 16 лет. Ради меня”,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это лучше чем “я бросил ту с которой ебался 2 года”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короче. Виноградов группа привет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ок. это красиво. Я понял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тут всё. У меня всё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только не делай резких движений пока круг не сделаешь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а то я не уверен пока что ты понимаешь насколько тебя одиночество мотивирует выбирать лучшие тулзы для роста прежде чем расти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я лучшие собрал воедино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ничего ты не собрал. У тебя файлик. Работа всей твоей жизни это файлик на 50 страниц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это смешно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моя жизнь вообще довольно смешная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а баба которая слушается – на вес золота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плюс меня реально ест совесть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чувак. Марьяна тебе уже отказала. Тебе ещё Оля не отказывала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………………………………….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поговори с ней вначале. Но прежде закончи этот круг. Мне надо быть уверенным что ты потянешь саморазвитие в условиях хаоса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пока что похоже что вряд ли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типа что весь твой план в том чтоб пялить её в горло?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а дальше что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вот и посмотрим. Я с конца уже начинал много вещей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много пунктов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она может жить в другой квартире с сыном если хочет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но ходить ко мне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всё это решаемо если есть деньги желание и дневник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я понял тебя. Сперма бьёт в голову. Ладно. Посмотри вначале куда он приведёт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лады</text:p>
          </table:table-cell>
          <table:table-cell table:style-name="ce71" table:number-columns-repeated="255"/>
          <table:table-cell table:number-columns-repeated="768"/>
        </table:table-row>
        <table:table-row table:style-name="ro3" table:number-rows-repeated="65496">
          <table:table-cell table:style-name="ce71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Решать какие повторения ему просто'.$A$1" table:expression="#REF!"/>
          <table:named-expression table:name="Sheet_Title" table:base-cell-address="$'Решать какие повторения ему просто'.$A$1" table:expression="&quot;Решать какие повторения ему просто&quot;"/>
        </table:named-expressions>
      </table:table>
      <table:table table:name="Как это повторение делает меня лучше" table:style-name="ta18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6" table:default-cell-style-name="ce63"/>
        <table:table-column table:style-name="co1" table:number-columns-repeated="1023" table:default-cell-style-name="ce63"/>
        <table:table-row table:style-name="ro3">
          <table:table-cell table:style-name="ce82" office:value-type="string" calcext:value-type="string">
            <text:p>Как это повторение делает меня лучше?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желание его получить мотивирует выбирать лучшие инструменты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но я без понятия что такое “лучшие инструменты” если нет цели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консюмеризм какой-то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андроид программировать чтоли? И доказывать Оле что он лучший?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чесное слово. Это не мой мир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мой мир это сосущая мне истеричка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а не сосущее мне золото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Хотя………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давай лучше сосущее золото наверно. Когда выбор стоит так то это насмешка какая-то а не выбор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ок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я просто не привык ещё к моим изменениям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Наконец-то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понял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до круга ни о чём ни с кем не говори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ок</text:p>
          </table:table-cell>
          <table:table-cell table:style-name="ce71" table:number-columns-repeated="255"/>
          <table:table-cell table:number-columns-repeated="768"/>
        </table:table-row>
        <table:table-row table:style-name="ro3" table:number-rows-repeated="65515">
          <table:table-cell table:style-name="ce71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Как это повторение делает меня лучше'.$A$1" table:expression="#REF!"/>
          <table:named-expression table:name="Sheet_Title" table:base-cell-address="$'Как это повторение делает меня лучше'.$A$1" table:expression="&quot;Как это повторение делает меня лучше&quot;"/>
        </table:named-expressions>
      </table:table>
      <table:table table:name="Когда это возникло впервые и скажи это себе сегодняшнему" table:style-name="ta19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7" table:default-cell-style-name="ce63"/>
        <table:table-column table:style-name="co1" table:number-columns-repeated="1023" table:default-cell-style-name="ce63"/>
        <table:table-row table:style-name="ro3">
          <table:table-cell table:style-name="ce82" office:value-type="string" calcext:value-type="string">
            <text:p>Задай себе вопрос на каком этапе твоей жизни это возникло впервые, И представь что ты (того возраста) говоришь об этом понятии себе сегодняшнему. Слово в слово. Тоже терапия. Чтоб не тыкать себе палки в колёса дальше на этом пути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чтоб дать мозгам понять что ты решил что-то в этом плане навсегда изменить. И распределить нагрузку по мозгу равномерно (по сканам МРТ видно что если этого не сделать то будешь активировать только те зоны которыми ты привык это анализировать, а не все зоны которые могут тебе этим помочь - 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такс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первый секс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В 20 лет. С Сабриной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ок. а до неё?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поцелуи не в счёт?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нет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ну тогда нету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ок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как так вышло что твой первый секс был с бразилийкой а последний будет с быдлом со Львова?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потому что мне плевать откуда быдло – со Львова или с Бразилии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эм. ок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и Джузер будет моим годфазером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и тогда точно всё будет гуд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это лучше чем ныть всем подряд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и никого больше я приглашать не буду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они меня не пригласили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ок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посмотрим ёпт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я не против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вначале это потом будешь делать такие серьёзные изменения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та что тут менять раз два и готово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юриста и два кольца и поехали. Хоть щас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эм. ок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за её счёт. Но можно и за мой если вначале сделаю хоть один круг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чувак всё сводится к сексу после кругов. Я не знаю нахрена тебе жена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меня совесть муляет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плюс она меня хорошо знает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никто тебя не знает. Даже ты себя не знаешь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это решение будет боком. Поверь мне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я решаю боки. На то я и мужик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решаешь но не кругами блядь!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надо решать кругами и тогда она разведётся и будет спать с тобой но не будет этой всей бюрократии!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законы это не бюрократия. А лишь советы как не быть облапошеным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ладно дойди до круга тогда поговорим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прозвучало мнение что злость мотивирует меня выбирать лучшие инструменты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думаю надо дописать злость в вопросник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ладно. Тут всё. Теперь у тебя точно поехала крыша.</text:p>
          </table:table-cell>
          <table:table-cell table:style-name="ce71" table:number-columns-repeated="255"/>
          <table:table-cell table:number-columns-repeated="768"/>
        </table:table-row>
        <table:table-row table:style-name="ro3" table:number-rows-repeated="65474">
          <table:table-cell table:style-name="ce71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Когда это возникло впервые и скажи это себе сегодняшнему'.$A$1" table:expression="#REF!"/>
          <table:named-expression table:name="Sheet_Title" table:base-cell-address="$'Когда это возникло впервые и скажи это себе сегодняшнему'.$A$1" table:expression="&quot;Когда это возникло впервые и скажи это себе сегодняшнему&quot;"/>
        </table:named-expressions>
      </table:table>
      <table:table table:name="Благодарности" table:style-name="ta20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63"/>
        <table:table-row table:style-name="ro3">
          <table:table-cell table:style-name="ce82" office:value-type="string" calcext:value-type="string">
            <text:p>БЛАГОДАРНОСТЬ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47" office:value-type="string" calcext:value-type="string">
            <text:p>* примеры благодарности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47" office:value-type="string" calcext:value-type="string">
            <text:p>его (предмет)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47" office:value-type="string" calcext:value-type="string">
            <text:p>его существование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47" office:value-type="string" calcext:value-type="string">
            <text:p>всё что он(о) даёт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47" office:value-type="string" calcext:value-type="string">
            <text:p>всех кто мне что либо даёт когда оно у меня есть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47" office:value-type="string" calcext:value-type="string">
            <text:p>всё что мне приходит когда оно у меня есть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47" office:value-type="string" calcext:value-type="string">
            <text:p>все методы делать себе хорошо которые мне доступны когда оно у меня есть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47" office:value-type="string" calcext:value-type="string">
            <text:p>всё что не мешает и не сопротивляется созданию, поддержанию и защите этого (или вакуумов в которых оно есть)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47" office:value-type="string" calcext:value-type="string">
            <text:p>всех ради кого оно создаётся поддерживается и защищается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47" office:value-type="string" calcext:value-type="string">
            <text:p>всё ради чего оно создаётся поддерживается и защищается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47" office:value-type="string" calcext:value-type="string">
            <text:p>всё чем я есть когда оно у меня есть это защита от тех кто мне будет упрекать что <text:s/>я чего-то незаслужил. Или что-то не так сделал и заслужил проблему. Упырей короче которые пытаются меня этим добить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47" office:value-type="string" calcext:value-type="string">
            <text:p>* возможно ещё некоторые виды из вопросника самоанализа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*!* а теперь то же самое но с противоположностью этого пункта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есть</text:p>
          </table:table-cell>
          <table:table-cell table:style-name="ce71" table:number-columns-repeated="255"/>
          <table:table-cell table:number-columns-repeated="768"/>
        </table:table-row>
        <table:table-row table:style-name="ro3" table:number-rows-repeated="65519">
          <table:table-cell table:style-name="ce71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Благодарности.$A$1" table:expression="#REF!"/>
          <table:named-expression table:name="Sheet_Title" table:base-cell-address="$Благодарности.$A$1" table:expression="&quot;Благодарности&quot;"/>
        </table:named-expressions>
      </table:table>
      <table:table table:name="Кого бы в тебе увидели те для кого ты пришелец" table:style-name="ta2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8" table:default-cell-style-name="ce63"/>
        <table:table-column table:style-name="co1" table:number-columns-repeated="1023" table:default-cell-style-name="ce63"/>
        <table:table-row table:style-name="ro3">
          <table:table-cell table:style-name="ce82" office:value-type="string" calcext:value-type="string">
            <text:p>Если бы земляни прилетели на другую планету, на которой бы их считали пришельцами... И среди них был ты. Кого бы в тебе увидели те жители той планеты, для которой вы все - пришельцы?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чувака которого боготворит его сучка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я не знаю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пустое место вокруг которого пляшет девочка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А . стоп. Ты о сексе. Ну тут всё просто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два осьминога. Которые как-то там размножаются и мне пофиг как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и откладывают личинки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абсолютно нет дела до них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я тебе серьёзно говорю страх что ты всегда будешь один тебя больше мотивировал чем все твои бабы вместе взятые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у меня ещё куча работы и мало времени. Ещё С надо выучить. Когда я это всё буду делать. Мне 32. мать в этом не поможет. Мне надо чувиху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членососку со стажем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с навыками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я тебе напомню что она тебе воняла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в конце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а я тебе напомню что я тогда готов был гавкать даже на тех кто проходит мимо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ок…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иди. Серьёзно чувак. Не твоё это. Семейная жизнь не для тебя. Воспитание детей. Тебе что мало соседей?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а я что собираюсь кого-то воспитывать?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я просто хочу быть с той которой я могу накончать в рот. Потому что иначе мне прийдётся ходить по улице и подглядывать за сосками у врачей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которые потом пробегают мимо меня как угорелые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)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круг закончи</text:p>
          </table:table-cell>
          <table:table-cell table:style-name="ce71" table:number-columns-repeated="255"/>
          <table:table-cell table:number-columns-repeated="768"/>
        </table:table-row>
        <table:table-row table:style-name="ro3" table:number-rows-repeated="65506">
          <table:table-cell table:style-name="ce71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Кого бы в тебе увидели те для кого ты пришелец'.$A$1" table:expression="#REF!"/>
          <table:named-expression table:name="Sheet_Title" table:base-cell-address="$'Кого бы в тебе увидели те для кого ты пришелец'.$A$1" table:expression="&quot;Кого бы в тебе увидели те для кого ты пришелец&quot;"/>
        </table:named-expressions>
      </table:table>
      <table:table table:name="Расцветают (я и все остальные) от любых моих мыслей или действий." table:style-name="ta2">
        <table:table-column table:style-name="co1" table:number-columns-repeated="1024" table:default-cell-style-name="ce63"/>
        <table:table-row table:style-name="ro3">
          <table:table-cell table:style-name="ce74" office:value-type="string" calcext:value-type="string">
            <text:p>Расцветают (я и все остальные) от любых моих мыслей или действий.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ок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давай сразу в лоб. 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начни с решения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если ты считаешь решением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а тогда поговорите о том как ты живешь ради неё.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ок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с круга начни. Дойдёшь до круга – тогда. Вполне себе круг. Закончить круг потребности секса. Охуенный ответ.</text:p>
          </table:table-cell>
          <table:table-cell table:number-columns-repeated="1023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оно и каждая его часть это я" table:style-name="ta2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63"/>
        <table:table-row table:style-name="ro3">
          <table:table-cell table:style-name="ce82" office:value-type="string" calcext:value-type="string">
            <text:p>Увидеть, что оно, и каждая его часть - это я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47" office:value-type="string" calcext:value-type="string">
            <text:p>* потому что "видеть что это я" это приближение, а требование - это отдаление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я живу ради неё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ок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и всё остальное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… 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а тогда … ок. У меня всё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у меня своё мнение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ты ебал её два года. Чего ты там не видел?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чего не видел найду ещё где-то. Мне кажется это вполне себе хорошее решение. Взять её в жоны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ок…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куимова уехала. Калмыкова заужем. Марьяна сказала нет. Надя не отвечает. Киевский айсек весь молчит. Джузеру плевать на меня и он мужик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я пункты сам порешаю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и всегда буду их решать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но что я ….. кого я буду ебать? Вот этих чувих которым я игрушки продаю?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50-летних тёток?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спасибо не надо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ничего не надо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либо она либо буду один. 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подумай хорошо. Рассмотри отдельно. А тогда выебешь её ещё раз. А тогда предложишь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к</text:p>
          </table:table-cell>
          <table:table-cell table:style-name="ce71" table:number-columns-repeated="255"/>
          <table:table-cell table:number-columns-repeated="768"/>
        </table:table-row>
        <table:table-row table:style-name="ro3" table:number-rows-repeated="65509">
          <table:table-cell table:style-name="ce71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оно и каждая его часть это я'.$A$1" table:expression="#REF!"/>
          <table:named-expression table:name="Sheet_Title" table:base-cell-address="$'оно и каждая его часть это я'.$A$1" table:expression="&quot;оно и каждая его часть это я&quot;"/>
        </table:named-expressions>
      </table:table>
      <table:table table:name="что оно и каждая его часть видит во мне" table:style-name="ta2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63"/>
        <table:table-row table:style-name="ro3">
          <table:table-cell table:style-name="ce82" office:value-type="string" calcext:value-type="string">
            <text:p>Увидеть, что оно и каждая его часть видит во мне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47" office:value-type="string" calcext:value-type="string">
            <text:p>* практика показала что это сразу включает механизмы саморешения, после которых экономится куча времени на анализе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я достаточно жизней разрушил чтоб самоутвердиться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модет спасу хоть одну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секс во мне видит потенциал который загнивает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Мусю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милого чувака который боится запустить проект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он готов дать мне кого угодно лишь бы я закончил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а я готов браться за что угодно лишь бы он был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так что да. Боль в члене – от недотраха и бактерий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Оля нужна. Нам обоим. И сексу и перспективам. И мне насрать что кто-то там будет против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я тебе хочешь текст напишу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давай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46" office:value-type="string" calcext:value-type="string">
            <text:p>Ольчик, привіт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46" office:value-type="string" calcext:value-type="string">
            <text:p>Я заради тебе живу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46" office:value-type="string" calcext:value-type="string">
            <text:p>Всі твої старання були не даремні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46" office:value-type="string" calcext:value-type="string">
            <text:p>Ти вийдеш за мене?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ок. отлично. Она согласится. Потому что знает тебя. И потому что она тоже боится за старость. Что она будет – жить остаток жизни с этим дураком? 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нету решений. Есть только я и проблемы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ок…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тут всё.</text:p>
          </table:table-cell>
          <table:table-cell table:style-name="ce71" table:number-columns-repeated="255"/>
          <table:table-cell table:number-columns-repeated="768"/>
        </table:table-row>
        <table:table-row table:style-name="ro3" table:number-rows-repeated="65509">
          <table:table-cell table:style-name="ce71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что оно и каждая его часть видит во мне'.$A$1" table:expression="#REF!"/>
          <table:named-expression table:name="Sheet_Title" table:base-cell-address="$'что оно и каждая его часть видит во мне'.$A$1" table:expression="&quot;что оно и каждая его часть видит во мне&quot;"/>
        </table:named-expressions>
      </table:table>
      <table:table table:name="Continuusly protect things that satisfy you continuusly" table:style-name="ta2">
        <table:table-column table:style-name="co1" table:number-columns-repeated="1024" table:default-cell-style-name="ce63"/>
        <table:table-row table:style-name="ro3">
          <table:table-cell table:style-name="ce74" office:value-type="string" calcext:value-type="string">
            <text:p>Continuusly protect things that satisfy you continuusly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бактерии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род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всё это второстепенно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главное чтоб было с кем разделить круги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тебе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тебе главное чтоб кто-то видел как ты их делаешь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даже если отпразднуют с тобой когда ты их закончишь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поверь ты не будешь с собой столько разговаривать если ты будешь с ней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ты не будешь тратить 5 часов на каждый пунк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и не надо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мне снилось это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надо решать пункты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………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я не знаю, окей? Я НЕ ЗНАЮ. Я многого не имею. И я не хочу потерять ещё и её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личность которая не заслужила того чтоб я её бросил.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ок. а ты типа жертва.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да.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опять ты за своё. Ищешь кому бы принести себя в жертву ради секса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warrior needs a princess to die for.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я следующим пунктом по любому после звонка ей возьмусь за С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и там будет круг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ПОЧЕМУ НЕ СЕГОДНЯ С?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потому что она хороший человек.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НУ И РЕШАЙ ЕЁ ПРОБЛЕМЫ НА ГЛОБАЛЬНОМ УРОВНЕ ЕСЛИ ОНА ХОРОШАЯ.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какие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её желания как минимум.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эм. без неё?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нет. С ней. В том-то и дело. 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я не хочу видеть больше мать. Никогда. Но я . сука. я.я.я. сколько можно я-кать.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закончи проект тогда поговорим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она будет не против. Поверь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про терапию не надо.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что мне делать?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ничего. Одно слово в секунду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кто ты такой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мессия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почему ты Олю спасаешь раньше других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она меня ебала кормила одевала дарила подарки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и ты решил подарить ей свою жизнь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я не хочу пускать слюни на малолеток.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а на неё?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пускай разведётся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а там увидим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тоже мне убийца нашелся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чмырь ничтожный.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…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я перебираю гены людей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делаю человечество лучше саморазвитием себя и её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и выбором той у которой есть шансы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и это стоит выше лотереи типа за которого она вышла замуж 16 лет назад.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вот именно. И что дальше? Она теперь будет жить с ним до 50ти?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а нет. С ним и с её хахалем до 50ти будешь жить ты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она старше на год чем ты. При бабле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и хорошо. Больше шансов что она согласится.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…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понимаешь, либо она, либо никто.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посмотри её фотки.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я уже видел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я никого домой не вожу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а так приведу хоть её.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железнодорожную лярву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тётю Олю с укрзализныци.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лярва только если будет ебать ещё кого-то кроме меня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она мне говорила что мечтала обо мне всю жизнь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что у неё с детства сны в которых она видела меня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мне ли не знать что это такое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быть с тем о ком мечтал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это подарок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я дарю ей того чего сам не имел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потому что иначе я часть проблемы. Человечества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часть проблемы того что люди не имеют то что хотят потому что кому-то просто повезло это поймать.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она не была такой. Её это везение или невезение такой сделало. Такой которая стала тобой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вот именно.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ты ж её видел. 20 лет назад.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видел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И 10 лет назад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видел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И 5 лет назад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видел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она старее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я тоже. Посмотри на мой член. Я уже дрочить не могу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она ключ к моему долголетию.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….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она не измменила место работы с момента когда мы с ней попрощались. Были вынуждены расстаться. Из-за каких-то остолопов которые оказались не в том месте не в то время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пошли они нахуй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угу. Герой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а как же хмельницкий?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а хмельницкий там же где и стоял до этого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круги закончи ёпрст. У меня всё.</text:p>
          </table:table-cell>
          <table:table-cell table:number-columns-repeated="1023"/>
        </table:table-row>
        <table:table-row table:style-name="ro3" table:number-rows-repeated="10484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посмотри на это с принципа что свобода это не иметь всё что хочешь а не хотеть" table:style-name="ta2">
        <table:table-column table:style-name="co19" table:default-cell-style-name="ce63"/>
        <table:table-column table:style-name="co1" table:number-columns-repeated="1023" table:default-cell-style-name="ce63"/>
        <table:table-row table:style-name="ro3">
          <table:table-cell table:style-name="ce77" office:value-type="string" calcext:value-type="string">
            <text:p>посмотри на это с принципа что свобода это не иметь всё что хочешь а не хотеть</text:p>
          </table:table-cell>
          <table:table-cell table:number-columns-repeated="1023"/>
        </table:table-row>
        <table:table-row table:style-name="ro3">
          <table:table-cell table:style-name="ce74"/>
          <table:table-cell table:number-columns-repeated="1023"/>
        </table:table-row>
        <table:table-row table:style-name="ro3">
          <table:table-cell office:value-type="string" calcext:value-type="string">
            <text:p>вот вот. Потому и ключ иметь ту которая меня боготворит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а не быть тем которого боготворят.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одно другому не мешает.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а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погоди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стоп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она экономистка. Мне выгодно иметь её в доме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чтоб она увидела что я делаю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огоспади. Выгодно. Чувак. Вся эта выгода до жопы если цена этому – провести всю жизнь с одной бабой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хер ты найдёшь вторую такую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?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храни её. В чужих руках. А то испортишь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как раз таки чужие руки её испортят. Надо круг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тут всё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ты увидел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это была проблема номер один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оно вылезло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прощай чувак. Отныне ты адекватен как и все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хранишь всё своими силами. А не где-то за океаном. Угрозами вселенной что ты на неё обидишься и не будешь развиваться. Всё. Иди.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к</text:p>
          </table:table-cell>
          <table:table-cell table:number-columns-repeated="1023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Что сделать чтоб оно увидело во мне и всех моих частях себя" table:style-name="ta2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0" table:default-cell-style-name="ce63"/>
        <table:table-column table:style-name="co1" table:number-columns-repeated="1023" table:default-cell-style-name="ce63"/>
        <table:table-row table:style-name="ro3">
          <table:table-cell table:style-name="ce82" office:value-type="string" calcext:value-type="string">
            <text:p>Что сделать чтоб оно увидело во мне и всех моих частях себя?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представь ты ей бы щас накончал полон рот кончи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а потом бы она тебе супчик сделала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ты этого хотел?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эм. да. Нет. Не знаю. У меня блок против С. Против завершения проекта. Был. Уе нету наверно. Может это касается других потребностей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ок. ну ладно. Секс ты решил. И что дальше?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она личность хорошая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и у неё отбирают то что она нашла во мне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я хочу её спасти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ок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иди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я тебе напомню что адекватным тебя сделала не она а ты сам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мама давала еду и больше ничего. Ты сам нашёл что тебе надо делать и куда расти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методом тыка два года дрочил на всех подряд пока не нашёл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хер бы ты подрочил на ту Иру или добавил её в друзья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если б у тебя была Оля ты просто застрял бы в себе 2-летней давности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ты ведь помнишь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как она тебя вытаскивала посреди рабочего дня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когда ты работал над дневником а она писала “пошли погуляем”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и ты всё бросал и ехал к ней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вот потому и больше не брошу. Потому что она будет во второй комнате (или в этой). Сидеть и ждать пока я её выебу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оу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да. это единственная причина нам жениться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because I’m that good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ок. т.е. ты хочешь себя подарить ей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я хочу подарить себя людям. И начать с неё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оу. ок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я верю. В себя. В неё. В этот мир. Если он сложится так – я буду только за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ок. после круга поговорим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спермотоксикоз бьёт в голову.</text:p>
          </table:table-cell>
          <table:table-cell table:style-name="ce71" table:number-columns-repeated="255"/>
          <table:table-cell table:number-columns-repeated="768"/>
        </table:table-row>
        <table:table-row table:style-name="ro3" table:number-rows-repeated="65493">
          <table:table-cell table:style-name="ce71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Что сделать чтоб оно увидело во мне и всех моих частях себя'.$A$1" table:expression="#REF!"/>
          <table:named-expression table:name="Sheet_Title" table:base-cell-address="$'Что сделать чтоб оно увидело во мне и всех моих частях себя'.$A$1" table:expression="&quot;Что сделать чтоб оно увидело во мне и всех моих частях себя&quot;"/>
        </table:named-expressions>
      </table:table>
      <table:table table:name="Направь намеренье на хорошее для тебя решение этого повторения" table:style-name="ta2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1" table:default-cell-style-name="ce63"/>
        <table:table-column table:style-name="co1" table:number-columns-repeated="1023" table:default-cell-style-name="ce63"/>
        <table:table-row table:style-name="ro3">
          <table:table-cell table:style-name="ce82" office:value-type="string" calcext:value-type="string">
            <text:p>Направь своё намеренье на хорошее для тебя решение этого повторения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47" office:value-type="string" calcext:value-type="string">
            <text:p>(выгодного, прибыльного, приятно запоминающегося - в кои то веки поживи для себя)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а тебе не понравилась сегодняшняя чувиха?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та которая сиськи показала в окно?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очень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а почему ты к ней не подошёл?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Из-за тех вещей которые я не отделил ещё тогда от тебя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бессилие, желание чтоб всё решила она и т.п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эм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так может ты и Олю после меня не захочешь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может и не захочу. Но я должен убрать её из этого дома. И от этого проклятого урода. И решить вопрос булинга в свою сторону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46" office:value-type="string" calcext:value-type="string">
            <text:p>ну булинги мы запишем как пункт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ок. отлично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полегчало? Уже не хочешь жениться на ней?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эм. ну позвонить точно хочу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после круга</text:p>
          </table:table-cell>
          <table:table-cell table:style-name="ce71" table:number-columns-repeated="255"/>
          <table:table-cell table:number-columns-repeated="768"/>
        </table:table-row>
        <table:table-row table:style-name="ro3" table:number-rows-repeated="65510">
          <table:table-cell table:style-name="ce71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Направь намеренье на хорошее для тебя решение этого повторения'.$A$1" table:expression="#REF!"/>
          <table:named-expression table:name="Sheet_Title" table:base-cell-address="$'Направь намеренье на хорошее для тебя решение этого повторения'.$A$1" table:expression="&quot;Направь намеренье на хорошее для тебя решение этого повторения&quot;"/>
        </table:named-expressions>
      </table:table>
      <table:table table:name="Какие намеренья по поводу этого протекают на холсте вселенной" table:style-name="ta2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2" table:default-cell-style-name="ce63"/>
        <table:table-column table:style-name="co1" table:number-columns-repeated="1023" table:default-cell-style-name="ce63"/>
        <table:table-row table:style-name="ro3">
          <table:table-cell table:style-name="ce82" office:value-type="string" calcext:value-type="string">
            <text:p>Какое намеренье (моё, мира, людей и не только) по поводу этого вопроса протекают на холсте на котором нарисованы мир, я и всё остальное?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развивать хорошие ветви эволюции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ветви кторые решают круги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с ускорением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те которые развивают dx в сторону вопросника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так что да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она тебя спасёт так же как ты спас её. Иди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в смысле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сделает из тебя того кем ты можешь быть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к</text:p>
          </table:table-cell>
          <table:table-cell table:style-name="ce71" table:number-columns-repeated="255"/>
          <table:table-cell table:number-columns-repeated="768"/>
        </table:table-row>
        <table:table-row table:style-name="ro3" table:number-rows-repeated="65522">
          <table:table-cell table:style-name="ce71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Какие намеренья по поводу этого протекают на холсте вселенной'.$A$1" table:expression="#REF!"/>
          <table:named-expression table:name="Sheet_Title" table:base-cell-address="$'Какие намеренья по поводу этого протекают на холсте вселенной'.$A$1" table:expression="&quot;Какие намеренья по поводу этого протекают на холсте вселенной&quot;"/>
        </table:named-expressions>
      </table:table>
      <table:table table:name="Что и как было видно по поводу этого в чьей-либо фазе" table:style-name="ta2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63"/>
        <table:table-row table:style-name="ro1">
          <table:table-cell table:style-name="ce82" office:value-type="string" calcext:value-type="string">
            <text:p>Что в этой вещи было видно у кого-то в фазе (осознанном сне) и КАК оно им было видно? </text:p>
            <text:p>[все аспекты: общую картину, под микроскопом и т.д. - короче всё что ты искал в своей фазе - найди и в ихней]</text:p>
          </table:table-cell>
          <table:table-cell table:style-name="ce71" table:number-columns-repeated="255"/>
          <table:table-cell table:number-columns-repeated="768"/>
        </table:table-row>
        <table:table-row table:style-name="ro4">
          <table:table-cell table:style-name="ce47" office:value-type="string" calcext:value-type="string">
            <text:p>в плане продажи... </text:p>
            <text:p>Поиск того что они видели в фазе. </text:p>
            <text:p>Только дополни. </text:p>
            <text:p>Того ЧТО они видели в фазе, но это ещё и надо донести КАК они ЭТО ВИДЕЛИ в фазе </text:p>
            <text:p>(т.е. Твоя чёрно белая хуйня это хорошо но если б оно было фотореалистичное то ты бы сразу увидел свой сон а не ассюмил что они додумают телепатически то что видел ты). </text:p>
            <text:p>Вот. </text:p>
            <text:p>Т.е. </text:p>
            <text:p>Короче. </text:p>
            <text:p>Донести ОДИН В ОДИН то что они видели в фазе и то что ты видел в фазе. </text:p>
            <text:p>Вот это надо добавить в продажу. И всё будет нормально. В вопросник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ну Оля меня видела точно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то что видел я я записал в начале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а больше ничего и никого я не знаю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иногда всплывают киевские чувихи модельной внешности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Но ………… они в Киеве, я здесь, хаты там у меня нету, и я не поеду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я хотел бы закончить все круги. Но боюсь браться за те в которых больше одного шага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может и зря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а почему?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потому что меня ебали только за такие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и Оля тоже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уверен ты понимаешь что это скорей означает что тебя ебали за статистический ресёрч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поисковой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,………….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и может быть тебе стоит отдохнуть остаток дня после этого пункта если такое дело. Если ты реально не можешь больше ни о чём думать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не могу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но я сделаю ещё тот звонок Оле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ладно.</text:p>
          </table:table-cell>
          <table:table-cell table:style-name="ce71" table:number-columns-repeated="255"/>
          <table:table-cell table:number-columns-repeated="768"/>
        </table:table-row>
        <table:table-row table:style-name="ro3" table:number-rows-repeated="65509">
          <table:table-cell table:style-name="ce71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Что и как было видно по поводу этого в чьей-либо фазе'.$A$1" table:expression="#REF!"/>
          <table:named-expression table:name="Sheet_Title" table:base-cell-address="$'Что и как было видно по поводу этого в чьей-либо фазе'.$A$1" table:expression="&quot;Что и как было видно по поводу этого в чьей-либо фазе&quot;"/>
        </table:named-expressions>
      </table:table>
      <table:table table:name="Что другие люди колдуют связанного с этой вещью" table:style-name="ta28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3" table:default-cell-style-name="ce63"/>
        <table:table-column table:style-name="co1" table:number-columns-repeated="1023" table:default-cell-style-name="ce63"/>
        <table:table-row table:style-name="ro5">
          <table:table-cell table:style-name="ce84" office:value-type="string" calcext:value-type="string">
            <text:p>Что другие люди колдуют связанного с этой вещью?(моя гипотеза что этот вопрос важен)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друг друга. В разных эпостасях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колдуют тех кто решает круги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вопрос. Можно?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давай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ты веришь в энергии?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в то что люди приходят к тебе те которые направляют тебя решать пункты?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да. до глубины души и мозга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тогда бери её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и ничего не бойся.</text:p>
          </table:table-cell>
          <table:table-cell table:style-name="ce71" table:number-columns-repeated="255"/>
          <table:table-cell table:number-columns-repeated="768"/>
        </table:table-row>
        <table:table-row table:style-name="ro3" table:number-rows-repeated="65520">
          <table:table-cell table:style-name="ce71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Что другие люди колдуют связанного с этой вещью'.$A$1" table:expression="#REF!"/>
          <table:named-expression table:name="Sheet_Title" table:base-cell-address="$'Что другие люди колдуют связанного с этой вещью'.$A$1" table:expression="&quot;Что другие люди колдуют связанного с этой вещью&quot;"/>
        </table:named-expressions>
      </table:table>
      <table:table table:name="Что другие люди реализовывают в их гештальте" table:style-name="ta29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4" table:default-cell-style-name="ce63"/>
        <table:table-column table:style-name="co1" table:number-columns-repeated="1023" table:default-cell-style-name="ce63"/>
        <table:table-row table:style-name="ro3">
          <table:table-cell table:style-name="ce82" office:value-type="string" calcext:value-type="string">
            <text:p>Что другие люди реализовывают в своём гештальте что связанно с ней? 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47" office:value-type="string" calcext:value-type="string">
            <text:p>(моя гипотеза что этот вопрос важен)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свои страхи раны нужды. Всё что я описал. Оно всё вынесено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к</text:p>
          </table:table-cell>
          <table:table-cell table:style-name="ce71" table:number-columns-repeated="255"/>
          <table:table-cell table:number-columns-repeated="768"/>
        </table:table-row>
        <table:table-row table:style-name="ro3" table:number-rows-repeated="65530">
          <table:table-cell table:style-name="ce71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Что другие люди реализовывают в их гештальте'.$A$1" table:expression="#REF!"/>
          <table:named-expression table:name="Sheet_Title" table:base-cell-address="$'Что другие люди реализовывают в их гештальте'.$A$1" table:expression="&quot;Что другие люди реализовывают в их гештальте&quot;"/>
        </table:named-expressions>
      </table:table>
      <table:table table:name="Что ЭТА ПРОБЛЕМА решает" table:style-name="ta30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5" table:default-cell-style-name="ce63"/>
        <table:table-column table:style-name="co1" table:number-columns-repeated="1023" table:default-cell-style-name="ce63"/>
        <table:table-row table:style-name="ro3">
          <table:table-cell table:style-name="ce82" office:value-type="string" calcext:value-type="string">
            <text:p>Что ЭТА ПРОБЛЕМА решает?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нейчурал селекшн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если не она то я брошусь на первую попавшуюся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лучше уж она. Она хоть ….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что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благодарная?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чувак. Любая тёлка в мире поблагодарит за такого чувака как ты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27" office:value-type="string" calcext:value-type="string">
            <text:p>меня будет есть если я брошу её ради второй благодарной тёлки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27" office:value-type="string" calcext:value-type="string">
            <text:p>она старалась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27" office:value-type="string" calcext:value-type="string">
            <text:p>а я был проблемой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27" office:value-type="string" calcext:value-type="string">
            <text:p>я хочу исправить её жизнь. Прежде чем идти дальше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ок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вот это и поставишь. У меня всё.</text:p>
          </table:table-cell>
          <table:table-cell table:style-name="ce71" table:number-columns-repeated="255"/>
          <table:table-cell table:number-columns-repeated="768"/>
        </table:table-row>
        <table:table-row table:style-name="ro3" table:number-rows-repeated="65517">
          <table:table-cell table:style-name="ce71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Что ЭТА ПРОБЛЕМА решает'.$A$1" table:expression="#REF!"/>
          <table:named-expression table:name="Sheet_Title" table:base-cell-address="$'Что ЭТА ПРОБЛЕМА решает'.$A$1" table:expression="&quot;Что ЭТА ПРОБЛЕМА решает&quot;"/>
        </table:named-expressions>
      </table:table>
      <table:table table:name="Когда ЭТА ПРОБЛЕМА впервые попыталась решить то что она решает" table:style-name="ta3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63"/>
        <table:table-row table:style-name="ro3">
          <table:table-cell table:style-name="ce82" office:value-type="string" calcext:value-type="string">
            <text:p>Когда ЭТА ПРОБЛЕМА впервые попыталась решить то что она решает? 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47" office:value-type="string" calcext:value-type="string">
            <text:p>(представь что она тогдашняя говорит себе сегодняшней это решение)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тогда когда я на сиськи девочек на рисунках дрочил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они были развешаны везде подряд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я закрывался во всех кладовках и дёргал пипирку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ок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т.е. секс решает тупики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довольно блядское мировоззрение, не находишь?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Эм……………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рассмотришь всё это одним пунктом ладно. У меня всё. Один день ей посветить можно. 2 года тебе отсасывала и зализывала раны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ок. вот именно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иди</text:p>
          </table:table-cell>
          <table:table-cell table:style-name="ce71" table:number-columns-repeated="255"/>
          <table:table-cell table:number-columns-repeated="768"/>
        </table:table-row>
        <table:table-row table:style-name="ro3" table:number-rows-repeated="65518">
          <table:table-cell table:style-name="ce71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Когда ЭТА ПРОБЛЕМА впервые попыталась решить то что она решает'.$A$1" table:expression="#REF!"/>
          <table:named-expression table:name="Sheet_Title" table:base-cell-address="$'Когда ЭТА ПРОБЛЕМА впервые попыталась решить то что она решает'.$A$1" table:expression="&quot;Когда ЭТА ПРОБЛЕМА впервые попыталась решить то что она решает&quot;"/>
        </table:named-expressions>
      </table:table>
      <table:table table:name="Что ЭТА ПРОБЛЕМА колдует" table:style-name="ta3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6" table:default-cell-style-name="ce63"/>
        <table:table-column table:style-name="co1" table:number-columns-repeated="1023" table:default-cell-style-name="ce63"/>
        <table:table-row table:style-name="ro3">
          <table:table-cell table:style-name="ce82" office:value-type="string" calcext:value-type="string">
            <text:p>Что ЭТА ПРОБЛЕМА колдует?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развитие кругов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вопрос. А почему тогда я говорю что ебать кого-то надо только после кругов?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потому что ты знаешь как решать их не отвлекаясь на херню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иди</text:p>
          </table:table-cell>
          <table:table-cell table:style-name="ce71" table:number-columns-repeated="255"/>
          <table:table-cell table:number-columns-repeated="768"/>
        </table:table-row>
        <table:table-row table:style-name="ro3" table:number-rows-repeated="65528">
          <table:table-cell table:style-name="ce71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Что ЭТА ПРОБЛЕМА колдует'.$A$1" table:expression="#REF!"/>
          <table:named-expression table:name="Sheet_Title" table:base-cell-address="$'Что ЭТА ПРОБЛЕМА колдует'.$A$1" table:expression="&quot;Что ЭТА ПРОБЛЕМА колдует&quot;"/>
        </table:named-expressions>
      </table:table>
      <table:table table:name="Мотивация искать рост в направлении  вопросника" table:style-name="ta2">
        <table:table-column table:style-name="co1" table:number-columns-repeated="1024" table:default-cell-style-name="ce63"/>
        <table:table-row table:style-name="ro6">
          <table:table-cell table:style-name="ce74" office:value-type="string" calcext:value-type="string">
            <text:p>Как сделать так чтоб этот пункт мотивировал инфраструктуры находить не-отрицательный дифференциал </text:p>
            <text:p>и мотивировать другие инфраструктуры искать не-отрицательный дифференциал? </text:p>
            <text:p>(я решаю это кругом но всё таки, так навскидку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эм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на ум приходит только Хитоми Танака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или любая другая чувиха которая слишком хороша для групповух но всё равно предпочитает групповухи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любая звезда с неба обсыпанная членами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тёлка которая отдаёт долги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решение всех проблем одним пунктом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голова боли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ты не ешь ничего. Потому и болит.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короче. Единственный метод – это <text:span text:style-name="T2">быть</text:span><text:span text:style-name="T3"> тем кто так может кого-то мотивировать.</text:span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быть тем на кого смотрят и думают “вот бы мне такого”,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к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т.е. быть виноградовым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да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ок. отлично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и ты хочешь отдать этот клад ей?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я хочу ей не отдать ничего чего она не имела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я хочу ей дать что у неё было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дать ту мечту которой она жила когда была рядом со мной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она попробовала жить без меня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и уверен что ей это не понравилось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у неё в голове должно быть то же самое что у меня.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вряд ли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скорее “на уме”. А не “в уме”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иди сьешь. Огурец шоли хз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картохи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я хз я голоден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ты не голоден ты просто подрочить хочешь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ладно. да. Ты прав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покажи маме этот ресёрч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маму я не выебу.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………. а Оля заменила тебе маму так?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да. блин она продукты мне такие вкусные всегда выбирала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ты ж помнишь её, вся как на иголках, старается… “она у меня дома”. Я впрвые в жизни себя с ней хозяином почувствовал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хозяином тёлки которая мне нравится и по зубам.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…………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предложи ей выйти за тебя замуж. Я понял. После круга</text:p>
          </table:table-cell>
          <table:table-cell table:number-columns-repeated="1023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Есть ли у тебя системы в которые это можно уже просто кинуть" table:style-name="ta3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7" table:default-cell-style-name="ce63"/>
        <table:table-column table:style-name="co1" table:number-columns-repeated="1023" table:default-cell-style-name="ce63"/>
        <table:table-row table:style-name="ro7">
          <table:table-cell table:style-name="ce82" office:value-type="string" calcext:value-type="string">
            <text:p>Есть ли у тебя автоматизированная через вопросник система в которую ты можешь просто это кинуть, и она это решит в автоматизированном порядке так чтоб ты больше с этим не сталкиваться? </text:p>
            <text:p>(всё или существенную часть после которой если что из этого и останется - будет negligible).т.е. процессы, которые можно просто запустить, и которые автоматически гарантировано уберут эту проблему С максимальной для меня выгодой и с минимальными для меня энергозатратами.Т.е. Есть ли у тебя система, которая в любых условиях в руках любого исполнителя решит любой инстанс (подвид) этой проблемы . А так же любые аналогичных проблемы которые тут же прийдут ей на замену (которые "шило на мыло").  Можно воспринимать как наличие системы которая является "решением рычагов фундаментального ресёрча" этой проблемы и всех её причин). Система которая уберёт или хотя бы триггернёт отрицательный прирост (дереватив) количества возникновения таких проблем моём мире, в мире тех кто меня окружает, в мире тех кто я хотел бы чтоб меня окружал (на кого я дрочу, чьи видео смотрю и т.п.), и в мире вцелом (запустит необратимое падение количества возникновения таких проблем). Ты даже можешь выполнять некторые роли в этой автоматизированной системе.Может тебе даже придётся выделить 1-2-3 часа чтоб пропустить эту проблему через эту систему. Может система даже может решить это оптом (собирательными действиями - эта проблема + ещё что-то, лишь бы она не возникла так как описано выше).Может надо просто купить лучший инструмент.Может создать майндмап (в твоей голове разбирающий эту ситуацию по полочкам и триггерящеий нужные контрдействия)Ты ведь тоже машина.Или может какая-то декорация которая примет это на себя или будет отражать - инжениринг не обязательно должен быть "машины" - математические модели и формулы вполне способны решать что-то и будучи созданными таковыми по своей природе.Или может песня-ответ на эти вещи. Или фильм; Или в школу решения повторений отправлять всех кто создаёт проблему - т.е. Религия?; или ещё может как-то там решить;). Если нет такой системы - тогда иди дальше по этим вопросам (создавай систему).Некоторые из этих методов возможно надо пропустить через вопросник.Но пока можно юзать и непроработанные. Они сырые но работают.Замечу, что если в следствии этого тебе что-то приходит (какое-то четырёхмерное удовлетворение твоих потребностей - например как пришли те перчатки, или какая-то тёлка приходит со словами "давай встречаться бесконечно - на неопределённый период - и я буду тебя всегда трахать, кормить, радовать глаз, рассказывать что-то интересное, веселить")...  То это надо принять. Потму что это жизненно необходимо. Ты потратил свои силы (ты даже не догадываешься какие и насколько много). И если не возьмёшь эту постоянно кормящую и защищающую тебя награду... То ты просто умрёшь с голода. Будешь много восстанавливаться. Только расстановку их сделай. Они вероятно - части круга которые я не продумал.</text:p>
            <text:p><text:span text:style-name="T4">Или может есть ли хотя бы инструмент или метод, с которым решить это ЛЕГКО?</text:span></text:p>
            <text:p><text:span text:style-name="T4">В которой решены вопросы изоляции этого от внешней среды во время работы над ним? </text:span></text:p>
            <text:p><text:span text:style-name="T5">(именно ЛЕГКО, и за 1 раз, </text:span><text:span text:style-name="T6">н</text:span><text:span text:style-name="T7">икаких “напрягусь и сделаю”)</text:span><text:span text:style-name="T8">.</text:span>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47" office:value-type="string" calcext:value-type="string">
            <text:p>и тут вероятно примеры (перечисленные проекты Виноградов Групп)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перечисленные формулы (типа той по которой ценность игрушек для ёлки считал)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47" office:value-type="string" calcext:value-type="string">
            <text:p>тут так же можно перечислить мои инструменты которые мне кажется решают ВСЁ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47" office:value-type="string" calcext:value-type="string">
            <text:p>тут также можно сделать майндмап возможных путей решения этого пункта <text:s/>сплюсами и минусами и возможными методами решения(но этот метод сильно раскритикован и расписан в майндмапе-вопроснике, Куча нюансов не учитывая которые я рискую решить пункт “на колене” и потерпеть убытки)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46" office:value-type="string" calcext:value-type="string">
            <text:p>по поводу майндмапа прос и консов – выбирай только те пути, которые решат это во всём мире. Меня било только потому что я перебирал пути которые решают это лично для меня но не для всего мира. Есть теория что если выбирать реальные пути решения во всём мире то можно решать и так. Типа не будет кидать. Но это под вопросом. Мол тезис в том что если есть решение и есть проблема значит решение проблему не решает во всём мире. Максимум во мне и в тех кто заплатит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нету. Есть письма которые решил напистаь Оле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есть изменения в вопросник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но до секса не дошло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был какой-то круг. хз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там было всё от прелюдии до всего остального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теперь я думаю надо просто райт ту зе пойнт идти.</text:p>
          </table:table-cell>
          <table:table-cell table:style-name="ce71" table:number-columns-repeated="255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к</text:p>
          </table:table-cell>
          <table:table-cell table:style-name="ce71" table:number-columns-repeated="255"/>
          <table:table-cell table:number-columns-repeated="768"/>
        </table:table-row>
        <table:table-row table:style-name="ro3" table:number-rows-repeated="65521">
          <table:table-cell table:style-name="ce71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Есть ли у тебя системы в которые это можно уже просто кинуть'.$A$1" table:expression="#REF!"/>
          <table:named-expression table:name="Sheet_Title" table:base-cell-address="$'Есть ли у тебя системы в которые это можно уже просто кинуть'.$A$1" table:expression="&quot;Есть ли у тебя системы в которые это можно уже просто кинуть&quot;"/>
        </table:named-expressions>
      </table:table>
      <table:table table:name="Аннаунс Начала Ресёрча" table:style-name="ta3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63"/>
        <table:table-row table:style-name="ro3">
          <table:table-cell table:style-name="ce83" office:value-type="string" calcext:value-type="string">
            <text:p>Здесь можно аннаунснуть на каналах Виноградов Групп, Что “я начинаю работу над таким-то и таким-то проектом, На вот этом оборудовании, ждите результатов.</text:p>
          </table:table-cell>
          <table:table-cell table:style-name="ce71" table:number-columns-repeated="127"/>
          <table:table-cell table:number-columns-repeated="896"/>
        </table:table-row>
        <table:table-row table:style-name="ro3">
          <table:table-cell table:style-name="ce47" office:value-type="string" calcext:value-type="string">
            <text:p>и купить оборудование для создания проекта (отдельный ноутбук и планшет на этот проект, полку, Что там ещё нужно по правилам Виноградов Групп)</text:p>
          </table:table-cell>
          <table:table-cell table:style-name="ce71" table:number-columns-repeated="127"/>
          <table:table-cell table:number-columns-repeated="896"/>
        </table:table-row>
        <table:table-row table:style-name="ro3">
          <table:table-cell table:style-name="ce47" office:value-type="string" calcext:value-type="string">
            <text:p>для того чтоб после завершения анализа и создания проекта сказать</text:p>
          </table:table-cell>
          <table:table-cell table:style-name="ce71" table:number-columns-repeated="127"/>
          <table:table-cell table:number-columns-repeated="896"/>
        </table:table-row>
        <table:table-row table:style-name="ro3">
          <table:table-cell table:style-name="ce47" office:value-type="string" calcext:value-type="string">
            <text:p>“ВОТ! Я создал проект! Сделал бизнес! Фанаты мои! Я продаю вам с аукциона мой главный культовый тул!</text:p>
          </table:table-cell>
          <table:table-cell table:style-name="ce71" table:number-columns-repeated="127"/>
          <table:table-cell table:number-columns-repeated="896"/>
        </table:table-row>
        <table:table-row table:style-name="ro3">
          <table:table-cell table:style-name="ce47" office:value-type="string" calcext:value-type="string">
            <text:p>а может даже в музей эту вещь дать</text:p>
          </table:table-cell>
          <table:table-cell table:style-name="ce71" table:number-columns-repeated="127"/>
          <table:table-cell table:number-columns-repeated="896"/>
        </table:table-row>
        <table:table-row table:style-name="ro3">
          <table:table-cell table:style-name="ce47" office:value-type="string" calcext:value-type="string">
            <text:p>просто эти вещи выходят из строя раньше чем я смогу их заюзать на что-то ещё а чинить дороже чем купить новое.</text:p>
          </table:table-cell>
          <table:table-cell table:style-name="ce71" table:number-columns-repeated="127"/>
          <table:table-cell table:number-columns-repeated="896"/>
        </table:table-row>
        <table:table-row table:style-name="ro3">
          <table:table-cell table:style-name="ce47" office:value-type="string" calcext:value-type="string">
            <text:p>а так хоть отобью вложенные деньги.</text:p>
          </table:table-cell>
          <table:table-cell table:style-name="ce71" table:number-columns-repeated="127"/>
          <table:table-cell table:number-columns-repeated="896"/>
        </table:table-row>
        <table:table-row table:style-name="ro3">
          <table:table-cell table:style-name="ce71" table:number-columns-repeated="128"/>
          <table:table-cell table:number-columns-repeated="896"/>
        </table:table-row>
        <table:table-row table:style-name="ro3">
          <table:table-cell table:style-name="ce71" office:value-type="string" calcext:value-type="string">
            <text:p>ладно не буду. “я решаю секс, чуваки”.</text:p>
          </table:table-cell>
          <table:table-cell table:style-name="ce71" table:number-columns-repeated="127"/>
          <table:table-cell table:number-columns-repeated="896"/>
        </table:table-row>
        <table:table-row table:style-name="ro3">
          <table:table-cell table:style-name="ce71" office:value-type="string" calcext:value-type="string">
            <text:p>никому это не интересно.</text:p>
          </table:table-cell>
          <table:table-cell table:style-name="ce71" table:number-columns-repeated="127"/>
          <table:table-cell table:number-columns-repeated="896"/>
        </table:table-row>
        <table:table-row table:style-name="ro3" table:number-rows-repeated="118">
          <table:table-cell table:style-name="ce71" table:number-columns-repeated="128"/>
          <table:table-cell table:number-columns-repeated="896"/>
        </table:table-row>
        <table:table-row table:style-name="ro3" table:number-rows-repeated="1048447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Аннаунс Начала Ресёрча'.$A$1" table:expression="#REF!"/>
          <table:named-expression table:name="Sheet_Title" table:base-cell-address="$'Аннаунс Начала Ресёрча'.$A$1" table:expression="&quot;Аннаунс Начала Ресёрча&quot;"/>
        </table:named-expressions>
      </table:table>
      <table:table table:name="Поисковый Ресёрч" table:style-name="ta2"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" table:number-columns-repeated="6" table:default-cell-style-name="Default"/>
        <table:table-row table:style-name="ro3">
          <table:table-cell table:style-name="ce85" office:value-type="string" calcext:value-type="string">
            <text:p>Поисковый ресёрч</text:p>
          </table:table-cell>
          <table:table-cell office:value-type="string" calcext:value-type="string">
            <text:p>член</text:p>
          </table:table-cell>
          <table:table-cell office:value-type="string" calcext:value-type="string">
            <text:p>мир</text:p>
          </table:table-cell>
          <table:table-cell office:value-type="string" calcext:value-type="string">
            <text:p>сперма</text:p>
          </table:table-cell>
          <table:table-cell office:value-type="string" calcext:value-type="string">
            <text:p>Причина 4</text:p>
          </table:table-cell>
          <table:table-cell office:value-type="string" calcext:value-type="string">
            <text:p>(все они идут в таблицу как “повторения” тоже, вдруг они тоже к чему-то приведут)</text:p>
          </table:table-cell>
          <table:table-cell office:value-type="string" calcext:value-type="string">
            <text:p>Подсистема 5</text:p>
          </table:table-cell>
          <table:table-cell office:value-type="string" calcext:value-type="string">
            <text:p>Сырьё 6 (того или иного компонента)</text:p>
          </table:table-cell>
          <table:table-cell office:value-type="string" calcext:value-type="string">
            <text:p>Внутренний процесс 7</text:p>
          </table:table-cell>
          <table:table-cell office:value-type="string" calcext:value-type="string">
            <text:p>Ресурс 8</text:p>
          </table:table-cell>
          <table:table-cell office:value-type="string" calcext:value-type="string">
            <text:p><text:span text:style-name="T9">Решение 9 (напр. Решение болезни или проблемы – таблетки решающие строку короче). </text:span><text:span text:style-name="T10">может готовые решения писать и не надо потому что по сути это нарушает аж несколько правил вопросника – изучение как решили другие, изучение прикладных аспектов чтоб реверс инженирнуть фундаментальные и т.п. вся надежда пока на то что может быть прикладные которые херовые отсеятся по цифрам. А прикладные которые хорошие… подтолкнут фунд. Ресёрч в верном направлении и укажут какие рычаги держать во внимании. Я ж типа автошколы искал из лучших доступных. Молдер нашёл из лучших решений по дереву. И по нему определил какие компоненты надо. Т.е. я это юзаю. Просто боюсь прям заявлять что ВСЕГДА надо сравнить ВСЕ велосипеды созданные для ВСЕХ дорог прежде чем создать своё транспортное средство которое может и не окажется велосипедом. А может и верно. хз. В любом случае, цель изучения уже существующих методов – не найти ЧТО применить, а найти по ним аспекты которыми они считают надо управлять.</text:span></text:p>
          </table:table-cell>
          <table:table-cell office:value-type="string" calcext:value-type="string">
            <text:p>Участники 10</text:p>
          </table:table-cell>
          <table:table-cell office:value-type="string" calcext:value-type="string">
            <text:p>Навыки 11</text:p>
          </table:table-cell>
        </table:table-row>
        <table:table-row table:style-name="ro8">
          <table:table-cell table:style-name="ce68" office:value-type="string" calcext:value-type="string">
            <text:p>если начал проект и дошёл до рычагов то проанализируй их основательно и сразу. </text:p>
            <text:p>А то ты привык. </text:p>
            <text:p>сделать 1-2 рычага и бросить вторую половину на пару недель “потому что это надолго”. </text:p>
            <text:p>а потом тебя надо колдовством и недаванием баб толкать чтоб ты его закончил.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итак. Член в жопу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член в пизду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член в рот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член между сисек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член в руку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член в волосы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член в подмышку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член блядь во вторую жопу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член в третью жопу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член с комплиментами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член с битьём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член с психоогическим бдсм-ом.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член с…</text:p>
          </table:table-cell>
          <table:table-cell table:number-columns-repeated="12"/>
        </table:table-row>
        <table:table-row table:style-name="ro3">
          <table:table-cell table:style-name="ce71" office:value-type="string" calcext:value-type="string">
            <text:p>похуй на член.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сперму. Чувак.</text:p>
          </table:table-cell>
          <table:table-cell table:number-columns-repeated="12"/>
        </table:table-row>
        <table:table-row table:style-name="ro3">
          <table:table-cell table:style-name="ce86" office:value-type="string" calcext:value-type="string">
            <text:p>бабы платить готовы. За сперму чуваков из пробирок.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и за сперму Илона Маска они все блин головы себе расшибут. И друг дружке.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а ты – такой же.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она благодарная. Я понял. Иди.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член пизда джигурда.</text:p>
          </table:table-cell>
          <table:table-cell table:number-columns-repeated="12"/>
        </table:table-row>
        <table:table-row table:style-name="ro3">
          <table:table-cell table:style-name="ce87" office:value-type="string" calcext:value-type="string">
            <text:p>больше никакой науки тут нету.</text:p>
          </table:table-cell>
          <table:table-cell table:number-columns-repeated="12"/>
        </table:table-row>
        <table:table-row table:style-name="ro3">
          <table:table-cell table:style-name="ce86" office:value-type="string" calcext:value-type="string">
            <text:p>остальное было лишь попытки убедить что ты решаешь круги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хотя ты так хорошо притворялся что аж сам их начал решать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голова болит да?</text:p>
          </table:table-cell>
          <table:table-cell table:number-columns-repeated="12"/>
        </table:table-row>
        <table:table-row table:style-name="ro3">
          <table:table-cell table:style-name="ce71" office:value-type="string" calcext:value-type="string">
            <text:p>да</text:p>
          </table:table-cell>
          <table:table-cell table:number-columns-repeated="12"/>
        </table:table-row>
        <table:table-row table:style-name="ro3">
          <table:table-cell table:style-name="ce71" office:value-type="string" calcext:value-type="string">
            <text:p>иди поешь.</text:p>
          </table:table-cell>
          <table:table-cell table:number-columns-repeated="12"/>
        </table:table-row>
        <table:table-row table:style-name="ro3">
          <table:table-cell table:style-name="ce71" office:value-type="string" calcext:value-type="string">
            <text:p>подумай какие в этом замешаны процессы.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ощущаю себя щас мужиком который всё решает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и крутит жизнями людей так как лучше миру.</text:p>
          </table:table-cell>
          <table:table-cell table:number-columns-repeated="12"/>
        </table:table-row>
        <table:table-row table:style-name="ro3">
          <table:table-cell table:style-name="ce86" office:value-type="string" calcext:value-type="string">
            <text:p>…</text:p>
          </table:table-cell>
          <table:table-cell table:number-columns-repeated="12"/>
        </table:table-row>
        <table:table-row table:style-name="ro3">
          <table:table-cell table:style-name="ce71" office:value-type="string" calcext:value-type="string">
            <text:p>какие процессы в этом есть и что с ними может пойти не так? Начнём с простого. Процессы.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Всунул-вынул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Кончил-приняла.</text:p>
          </table:table-cell>
          <table:table-cell table:number-columns-repeated="12"/>
        </table:table-row>
        <table:table-row table:style-name="ro3">
          <table:table-cell table:style-name="ce71" office:value-type="string" calcext:value-type="string">
            <text:p>Приняла – дети</text:p>
          </table:table-cell>
          <table:table-cell table:number-columns-repeated="12"/>
        </table:table-row>
        <table:table-row table:style-name="ro3">
          <table:table-cell table:style-name="ce71" office:value-type="string" calcext:value-type="string">
            <text:p>Дети – доверие своему и его будущему</text:p>
          </table:table-cell>
          <table:table-cell table:number-columns-repeated="12"/>
        </table:table-row>
        <table:table-row table:style-name="ro3">
          <table:table-cell table:style-name="ce71" office:value-type="string" calcext:value-type="string">
            <text:p>………. ок. т.е. видишь да?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что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все кого ты ебёшь после кругов это шлюхи.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член ты изучил. Мочеполовую тоже.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всё это было.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т.е. излишества которые постоянне – ты не потянешь.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работу ей предложи вначале.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она мышка.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но она тебя подлатает</text:p>
          </table:table-cell>
          <table:table-cell table:number-columns-repeated="12"/>
        </table:table-row>
        <table:table-row table:style-name="ro3">
          <table:table-cell table:number-columns-repeated="13"/>
        </table:table-row>
        <table:table-row table:style-name="ro3">
          <table:table-cell office:value-type="string" calcext:value-type="string">
            <text:p>ой чувак. У неё были уже боссы которые ей морочили голову заданиями лишь бы её ебать.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может я даже стал частью проблемы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может ей вообще надо континуус тип.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может я её разочарую.</text:p>
          </table:table-cell>
          <table:table-cell table:number-columns-repeated="12"/>
        </table:table-row>
        <table:table-row table:style-name="ro3">
          <table:table-cell table:number-columns-repeated="13"/>
        </table:table-row>
        <table:table-row table:style-name="ro3">
          <table:table-cell office:value-type="string" calcext:value-type="string">
            <text:p>скорей всего.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но это разочарование будет лучшим что ей светит в её жизни.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ничего короче нового. Член пизда. 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всё остальное решает виноградов групп (все прилюдии и т.п.). плюс твой вопросник.</text:p>
          </table:table-cell>
          <table:table-cell table:number-columns-repeated="12"/>
        </table:table-row>
        <table:table-row table:style-name="ro3">
          <table:table-cell table:number-columns-repeated="13"/>
        </table:table-row>
        <table:table-row table:style-name="ro3">
          <table:table-cell office:value-type="string" calcext:value-type="string">
            <text:p>никому твои монеты не нужны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таких проектов блядь миллион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ей нужен тип который решает все пункты сразу.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или хотя бы главный.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поверь.она скажет нет. И на этом вы попрощаетесь.</text:p>
          </table:table-cell>
          <table:table-cell table:number-columns-repeated="12"/>
        </table:table-row>
        <table:table-row table:style-name="ro3">
          <table:table-cell table:number-columns-repeated="13"/>
        </table:table-row>
        <table:table-row table:style-name="ro3">
          <table:table-cell office:value-type="string" calcext:value-type="string">
            <text:p>ну пусть скажет. Я хочу это услышать. Я считаю что я выгребаю</text:p>
          </table:table-cell>
          <table:table-cell table:number-columns-repeated="12"/>
        </table:table-row>
        <table:table-row table:style-name="ro3">
          <table:table-cell table:number-columns-repeated="13"/>
        </table:table-row>
        <table:table-row table:style-name="ro3">
          <table:table-cell office:value-type="string" calcext:value-type="string">
            <text:p>вперёд. Эякуляция.</text:p>
          </table:table-cell>
          <table:table-cell table:number-columns-repeated="12"/>
        </table:table-row>
      </table:table>
      <table:table table:name="Фундаментальный Ресёрч" table:style-name="ta2">
        <table:table-column table:style-name="co1" table:default-cell-style-name="Default"/>
        <table:table-row table:style-name="ro3">
          <table:table-cell office:value-type="string" calcext:value-type="string">
            <text:p>Майндмап каждого рычага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был.</text:p>
          </table:table-cell>
        </table:table-row>
        <table:table-row table:style-name="ro3">
          <table:table-cell office:value-type="string" calcext:value-type="string">
            <text:p>член и пизду выучил</text:p>
          </table:table-cell>
        </table:table-row>
      </table:table>
      <table:table table:name="Прикладной ресёрч" table:style-name="ta2"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row table:style-name="ro3">
          <table:table-cell table:style-name="ce85" office:value-type="string" calcext:value-type="string">
            <text:p>Шаги круга \ Что входит и выходит</text:p>
          </table:table-cell>
          <table:table-cell table:style-name="ce85" office:value-type="string" calcext:value-type="string">
            <text:p>В него входит…</text:p>
          </table:table-cell>
          <table:table-cell table:style-name="ce85" office:value-type="string" calcext:value-type="string">
            <text:p>Из него выходит…</text:p>
          </table:table-cell>
          <table:table-cell table:style-name="ce85" table:number-columns-repeated="7"/>
        </table:table-row>
        <table:table-row table:style-name="ro3">
          <table:table-cell office:value-type="string" calcext:value-type="string">
            <text:p>Эякуляция</text:p>
          </table:table-cell>
          <table:table-cell office:value-type="string" calcext:value-type="string">
            <text:p>Еда</text:p>
          </table:table-cell>
          <table:table-cell office:value-type="string" calcext:value-type="string">
            <text:p>Сперма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Баба</text:p>
          </table:table-cell>
          <table:table-cell office:value-type="string" calcext:value-type="string">
            <text:p>Сперма</text:p>
          </table:table-cell>
          <table:table-cell office:value-type="string" calcext:value-type="string">
            <text:p>Дети</text:p>
          </table:table-cell>
          <table:table-cell table:number-columns-repeated="7"/>
        </table:table-row>
        <table:table-row table:style-name="ro3">
          <table:table-cell table:number-columns-repeated="10"/>
        </table:table-row>
        <table:table-row table:style-name="ro3">
          <table:table-cell office:value-type="string" calcext:value-type="string">
            <text:p>ты не забывай. Ей 32. второй ребёнок как минимум. Может уродец родиться.</text:p>
          </table:table-cell>
          <table:table-cell table:number-columns-repeated="9"/>
        </table:table-row>
        <table:table-row table:style-name="ro3">
          <table:table-cell table:number-columns-repeated="10"/>
        </table:table-row>
        <table:table-row table:style-name="ro3">
          <table:table-cell office:value-type="string" calcext:value-type="string">
            <text:p>…………………………….. тебя сильно подкосит её отказ. Но ты выдержишь. Иди.</text:p>
          </table:table-cell>
          <table:table-cell table:number-columns-repeated="9"/>
        </table:table-row>
      </table:table>
      <table:table table:name="Вопросы к элементу круга" table:style-name="ta2">
        <table:table-column table:style-name="co45" table:default-cell-style-name="ce85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1" table:default-cell-style-name="Default"/>
        <table:table-row table:style-name="ro6">
          <table:table-cell office:value-type="string" calcext:value-type="string">
            <text:p>Эякуляция</text:p>
            <text:p>Превращение еды в сперму</text:p>
            <text:p>Внизу приемущества, сбоку вопросы к ним</text:p>
          </table:table-cell>
          <table:table-cell table:style-name="ce85" office:value-type="string" calcext:value-type="string">
            <text:p>Competition is a sin (80/20, automation)</text:p>
          </table:table-cell>
          <table:table-cell table:style-name="ce85" office:value-type="string" calcext:value-type="string">
            <text:p>Biggest bang for the buck</text:p>
          </table:table-cell>
          <table:table-cell table:style-name="ce85" office:value-type="string" calcext:value-type="string">
            <text:p>% износа (текущий)</text:p>
          </table:table-cell>
          <table:table-cell table:style-name="ce85" office:value-type="string" calcext:value-type="string">
            <text:p>% отставания от блидинг еджа мира</text:p>
          </table:table-cell>
          <table:table-cell table:style-name="ce85" office:value-type="string" calcext:value-type="string">
            <text:p>Мат. Модель</text:p>
          </table:table-cell>
          <table:table-cell table:style-name="ce85" office:value-type="string" calcext:value-type="string">
            <text:p>Проектный вопросник</text:p>
          </table:table-cell>
          <table:table-cell table:style-name="ce85" office:value-type="string" calcext:value-type="string">
            <text:p>Как предотвратить поток автоматизированных дескредетаторов</text:p>
          </table:table-cell>
          <table:table-cell table:style-name="ce85" office:value-type="string" calcext:value-type="string">
            <text:p>Как обойти защиту такого уровня если б она была</text:p>
          </table:table-cell>
          <table:table-cell table:style-name="ce85" office:value-type="string" calcext:value-type="string">
            <text:p>Уход с линии удара неблагополучных условий</text:p>
          </table:table-cell>
          <table:table-cell table:style-name="ce85" office:value-type="string" calcext:value-type="string">
            <text:p>Могу ли я этот элемент круга после его автоматизации / максимизации / глобализации легально продавать как сервис или вещь (возможно даже с получением каких-то лицензий). Дело в том что есть подозрение что каждая часть системы должна быть прозрачной и легальной (чтоб out of context не казалось что это что-то серое, например я не могу легкомысленно продолжать строить систему если один из шагов – автоматизированный кликер обьявлений. Это знак что может быть тебе надо бросить систему и направление если ответ “нет”.</text:p>
          </table:table-cell>
        </table:table-row>
        <table:table-row table:style-name="ro3">
          <table:table-cell office:value-type="string" calcext:value-type="string">
            <text:p>Технологическое</text:p>
          </table:table-cell>
          <table:table-cell office:value-type="string" calcext:value-type="string">
            <text:p>кухня на высшем уровне (ножи, комбайны)</text:p>
          </table:table-cell>
          <table:table-cell office:value-type="string" calcext:value-type="string">
            <text:p>микроэлементы. Питайся нормально. Ешь то что сам покупаешь.</text:p>
          </table:table-cell>
          <table:table-cell table:number-columns-repeated="3"/>
          <table:table-cell office:value-type="string" calcext:value-type="string">
            <text:p>жру всё. Кубиками теперь. Вроде здоровее. Слежу за ингредиентами</text:p>
          </table:table-cell>
          <table:table-cell office:value-type="string" calcext:value-type="string">
            <text:p>это и есть предотвращение</text:p>
          </table:table-cell>
          <table:table-cell office:value-type="string" calcext:value-type="string">
            <text:p>никак. Генетика</text:p>
          </table:table-cell>
          <table:table-cell office:value-type="string" calcext:value-type="string">
            <text:p>оно и есть</text:p>
          </table:table-cell>
          <table:table-cell office:value-type="string" calcext:value-type="string">
            <text:p>да. тут всё да. Не ставь.</text:p>
          </table:table-cell>
        </table:table-row>
        <table:table-row table:style-name="ro3">
          <table:table-cell office:value-type="string" calcext:value-type="string">
            <text:p>Техническое (ТТХ)</text:p>
          </table:table-cell>
          <table:table-cell office:value-type="string" calcext:value-type="string">
            <text:p>клеточный уровень чишо. Я старею. Это правда. Я здоров. Но мне уже 32. я уже в группе риска на уродов. Ещё лет 10 и я уже буду не в той лиге чтоб тягаться с 20-летними которые выебут 5 человек сразу и всё у них родится здоровое.</text:p>
          </table:table-cell>
          <table:table-cell office:value-type="string" calcext:value-type="string">
            <text:p>родится что родится. Уродов греки сбрасывали со скалы. Ты здоров. Ешь хорошо. Не пьёшь. Остальное неважно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3">
          <table:table-cell office:value-type="string" calcext:value-type="string">
            <text:p>Информационно Техническое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 есть. я.</text:p>
          </table:table-cell>
          <table:table-cell table:number-columns-repeated="4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3">
          <table:table-cell office:value-type="string" calcext:value-type="string">
            <text:p>Логистическое</text:p>
          </table:table-cell>
          <table:table-cell office:value-type="string" calcext:value-type="string">
            <text:p>микроэлементы решено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3">
          <table:table-cell office:value-type="string" calcext:value-type="string">
            <text:p>Информационное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3">
          <table:table-cell office:value-type="string" calcext:value-type="string">
            <text:p>Автоматизационное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надо ещё круг сделать по еде и будет супер</text:p>
          </table:table-cell>
          <table:table-cell table:number-columns-repeated="4"/>
          <table:table-cell office:value-type="string" calcext:value-type="string">
            <text:p>быть под защитой виноградов групп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3">
          <table:table-cell office:value-type="string" calcext:value-type="string">
            <text:p>Коммуникационное</text:p>
          </table:table-cell>
          <table:table-cell office:value-type="string" calcext:value-type="string">
            <text:p>+ (знаю что мне нужно, убрал тараканы "должен жрать что дают". тут всё.</text:p>
          </table:table-cell>
          <table:table-cell office:value-type="string" calcext:value-type="string">
            <text:p>рестораны все в топку отныне. Ты ешь дома. Шведский стол тебе никто не накроет. Разве что бачевских. Блин я тут подумал… Олька ж не видела этого всего…. Айсека… киева… ей это всё в диковинку. Конечно она поплыла. 16 лет молотила за себя и мужа. И ребёнка. А тут я. Со своей свободой. Вопрос что я бы ей дал если б был с ней этих 16 лет. Ведь тогда бы я не поехал в Киев ради Марины.</text:p>
          </table:table-cell>
          <table:table-cell table:number-columns-repeated="4"/>
          <table:table-cell office:value-type="string" calcext:value-type="string">
            <text:p>только если поломанный телефон (кто-то посредник и дескредитирует)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6">
          <table:table-cell office:value-type="string" calcext:value-type="string">
            <text:p>Реквестовое </text:p>
            <text:p>(донесение до следующего шага того что выходит из этого)</text:p>
          </table:table-cell>
          <table:table-cell table:number-columns-repeated="2" office:value-type="string" calcext:value-type="string">
            <text:p>+ анатомия</text:p>
          </table:table-cell>
          <table:table-cell table:number-columns-repeated="4"/>
          <table:table-cell office:value-type="string" calcext:value-type="string">
            <text:p>ты заставил её жить год с этим уродом…….</text:p>
            <text:p>Я не заставил. Я думал так лучше. Я думал что булинга не будет если я это позволю.</text:p>
            <text:p>Короче. Таблетки. +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Валидационное</text:p>
            <text:p>(подтверждение того что пришло из пред. Шага)</text:p>
          </table:table-cell>
          <table:table-cell table:number-columns-repeated="2" office:value-type="string" calcext:value-type="string">
            <text:p>+ анатомия</text:p>
          </table:table-cell>
          <table:table-cell table:number-columns-repeated="4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Коллбековое</text:p>
            <text:p>(получение от след. Шага что выход получен, и повтор если не получен)</text:p>
          </table:table-cell>
          <table:table-cell table:number-columns-repeated="2" office:value-type="string" calcext:value-type="string">
            <text:p>+ анатомия</text:p>
          </table:table-cell>
          <table:table-cell table:number-columns-repeated="4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Анатомическое</text:p>
          </table:table-cell>
          <table:table-cell office:value-type="string" calcext:value-type="string">
            <text:p>Функционирует….</text:p>
          </table:table-cell>
          <table:table-cell office:value-type="string" calcext:value-type="string">
            <text:p>здоровый член. Был. У тебя. А теперь ты в группе риска как и она. И в 33 года никто второй раз не выходит замуж. Разве что если он не ебанутый. И что произошло с твоей Ириной? Может хватит бабам жизнь разрушать?</text:p>
            <text:p>Я не разрушаю. Я предлагаю ей то что она хотела. 2 года всего прошло. Я не поменялся настолько чтоб она сказала нет.</text:p>
          </table:table-cell>
          <table:table-cell table:number-columns-repeated="4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Психологическое</text:p>
          </table:table-cell>
          <table:table-cell office:value-type="string" calcext:value-type="string">
            <text:p>ноль. Выработка автоматичная</text:p>
          </table:table-cell>
          <table:table-cell office:value-type="string" calcext:value-type="string">
            <text:p>cnрессы портят сперму. Лёгкость решила.</text:p>
          </table:table-cell>
          <table:table-cell table:number-columns-repeated="4"/>
          <table:table-cell office:value-type="string" calcext:value-type="string">
            <text:p>стрессы. т.е. “легко” это конечно браво, но….. </text:p>
            <text:p>Сука что за круг. “сергун-обкончун”.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9">
          <table:table-cell office:value-type="string" calcext:value-type="string">
            <text:p>Этическое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ты хранитель. А не требователь. А теперь ты вообще попрошайка. Благодаришь каждую хуёвину. Хватит. Само себя пусть благодарит что оно попало в мои руки. </text:p>
          </table:table-cell>
          <table:table-cell table:number-columns-repeated="4"/>
          <table:table-cell office:value-type="string" calcext:value-type="string">
            <text:p>эм. тех кто говорит “кончать плохо”?</text:p>
            <text:p>хм. ХМ………………. Хороший вопрос. Давай поговорим об этом.</text:p>
            <text:p>Люди говорят “кончать плохо”. Что ты сделаешь чтоб этого не было?</text:p>
            <text:p>Женитьба? Это всё равно ты идёшь у них на поводу.</text:p>
            <text:p>Дрочь – не вариант</text:p>
            <text:p>Украсть – не вариант</text:p>
            <text:p>Временно – не вариант.</text:p>
            <text:p>Вариант – накончать ей в жопу.</text:p>
            <text:p>Или……. Та кончай куда хочешь. Если ты готов нести ответственность за неё (решать её пункты) то в принципе похуй.</text:p>
            <text:p>Тут всё. Эти запреты не для тебя. А для тех кто убегает.</text:p>
            <text:p>Они и сами должны быть готовы решать мои пункты. Хотя………</text:p>
            <text:p>Нет. </text:p>
            <text:p>т.е. браво что ты такое находишь. Но нет. Не должны. Миллионы людей живут в парах где баба ничего не решает. Твой дед был такой. “Петь, забей гвоздь”.</text:p>
            <text:p>Твоя бабка не делала ремонт своими руками потому что её задрало что алкаш нихера не делает.</text:p>
            <text:p>Жаль что я её потерял</text:p>
            <text:p>Ты не потерял. Просто дай понять что ты не подкаблучник. Вот и всё.</text:p>
            <text:p>Она хотела подкаблучника.</text:p>
            <text:p>НЕТ. Она хотела ОТЦА.</text:p>
            <text:p>Решает. Ага. Жопой твоя хитоми танака решает. Ничо она не решает.</text:p>
            <text:p>Решают её части. Обычная лотерея. Решают все вокруг. А не она.</text:p>
            <text:p>Она “звезда нереальных стандартов”.</text:p>
            <text:p>Я только на таких и кончаю</text:p>
            <text:p>Ты сам теперь такой. Ты стираешь грани. Ты сам – Хитоми Танака. Для некоторых баб.</text:p>
          </table:table-cell>
          <table:table-cell office:value-type="string" calcext:value-type="string">
            <text:p>никак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3">
          <table:table-cell office:value-type="string" calcext:value-type="string">
            <text:p>Целевое</text:p>
          </table:table-cell>
          <table:table-cell office:value-type="string" calcext:value-type="string">
            <text:p>само</text:p>
          </table:table-cell>
          <table:table-cell office:value-type="string" calcext:value-type="string">
            <text:p>само. Йогу для хера мы делать не будем. Это бред.</text:p>
          </table:table-cell>
          <table:table-cell table:number-columns-repeated="4"/>
          <table:table-cell office:value-type="string" calcext:value-type="string">
            <text:p>ради благой цели. Я сказал. Один оргазм = один проект. Можешь “до” если “после” не можешь. Тебе только С надо. Остальное у тебя сделано.</text:p>
          </table:table-cell>
          <table:table-cell/>
          <table:table-cell office:value-type="string" calcext:value-type="string">
            <text:p>+ вг и цель решать пункты.</text:p>
          </table:table-cell>
          <table:table-cell/>
        </table:table-row>
        <table:table-row table:style-name="ro3">
          <table:table-cell office:value-type="string" calcext:value-type="string">
            <text:p>Мотивационное</text:p>
          </table:table-cell>
          <table:table-cell table:number-columns-repeated="2" office:value-type="string" calcext:value-type="string">
            <text:p>само</text:p>
          </table:table-cell>
          <table:table-cell table:number-columns-repeated="4"/>
          <table:table-cell office:value-type="string" calcext:value-type="string">
            <text:p>есть. Цель – проекты. Делай. У меня всё. Я б советовал сделать С до звонка а не после. Смотри сам.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3">
          <table:table-cell office:value-type="string" calcext:value-type="string">
            <text:p>Образовательное</text:p>
          </table:table-cell>
          <table:table-cell table:number-columns-repeated="2" office:value-type="string" calcext:value-type="string">
            <text:p>есть</text:p>
          </table:table-cell>
          <table:table-cell table:number-columns-repeated="4"/>
          <table:table-cell office:value-type="string" calcext:value-type="string">
            <text:p>+ ВГ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3">
          <table:table-cell office:value-type="string" calcext:value-type="string">
            <text:p>Демографическое</text:p>
          </table:table-cell>
          <table:table-cell office:value-type="string" calcext:value-type="string">
            <text:p>ну… я белый. Это уже хорошо. Мидл клас. Вроде как. Хотя теперь вроде как богатый класс. Если б не тянул резину точно был бы богатый класс. Гений с большой буквы Г. Угу. Есть тёлки которые готовы ради меня носить хавчик в мой дом. т.е. я живу в мире в котором приемлемо быть с тёлкой которая кормит. Хотя это уже так прозвучало будто это мир подкаблучников. Хоть так и есть.</text:p>
          </table:table-cell>
          <table:table-cell office:value-type="string" calcext:value-type="string">
            <text:p>белый чувак в районе 30ти лет, не женат, при деньгах, при игрушках, ищет бабу на постоянной основе, сам решает свои проблемы и ищет плюшивую насадку для члена. Угу. Стрип клуб для бедных. Вот что такое женитьба. Для тебя по крайней мере теперь.</text:p>
          </table:table-cell>
          <table:table-cell table:number-columns-repeated="4"/>
          <table:table-cell office:value-type="string" calcext:value-type="string">
            <text:p>просто ебать её в награду за круг. Решено.</text:p>
          </table:table-cell>
          <table:table-cell/>
          <table:table-cell office:value-type="string" calcext:value-type="string">
            <text:p>+</text:p>
            <text:p>Я тебе напомню. Олька ныла о работе постоянно.</text:p>
            <text:p>Пока ты её не отучил от этого.</text:p>
            <text:p>И Ирка ныла о муже.</text:p>
            <text:p>Пока ты её не отучил от этого.</text:p>
            <text:p>т.е. блин. Создаю-создаю сука людей.</text:p>
            <text:p>А они блядь потом уходят в чужие руки.</text:p>
            <text:p>Я реально хочу хоть Ольку себе оставить.</text:p>
            <text:p>Перерыв 30 минут.</text:p>
          </table:table-cell>
          <table:table-cell/>
        </table:table-row>
        <table:table-row table:style-name="ro10">
          <table:table-cell office:value-type="string" calcext:value-type="string">
            <text:p>Любовное</text:p>
            <text:p>(не вредить себе и т.п.)</text:p>
          </table:table-cell>
          <table:table-cell office:value-type="string" calcext:value-type="string">
            <text:p>+ <text:span text:style-name="T11">(</text:span>не врежу<text:span text:style-name="T11">)</text:span></text:p>
          </table:table-cell>
          <table:table-cell office:value-type="string" calcext:value-type="string">
            <text:p>……..м………. хм. Не дрочить. Ты видишь. Ты дрочил пока хер не затёр до дыр. И………………. реши где жить… с этой бабой… которую ты эякулировал… хотя ты решал раньше. Дома и т.п. всё это не первый раз. Ладно. Мы позволим тебе принять это. Ты тот кто решает жизни других как им лучше. </text:p>
            <text:p>Вопрос что ей светит. С ним ей светит звание “матери-героини десятилетия”. Чувак который быдло который алкаш который ноет мне и всем вокруг какой он худой.</text:p>
            <text:p>А со мной ей светит кормить человека своей мечты пока не испортит……… хз. А может и не испортит.</text:p>
            <text:p>Я знаю одно если б вы не прятались вы бы вели себя по другому. Скажи мне что ТЕБЕ светит.</text:p>
            <text:p>Тебе 32 года а ты ищешь бабу которая будет тебя кормить. И одевать. Иди учись ёпт.</text:p>
            <text:p>После круга – нормальный ответ</text:p>
          </table:table-cell>
          <table:table-cell table:number-columns-repeated="4"/>
          <table:table-cell office:value-type="string" calcext:value-type="string">
            <text:p>а можно и до. Мантра “один оргазм = один круг”. Я просто знаю тебя. Ты на них часто забиваешь. ДО оргазма ты должен решить чему ты положешь конец.</text:p>
            <text:p>Запланированный ребёнок.</text:p>
          </table:table-cell>
          <table:table-cell/>
          <table:table-cell office:value-type="string" calcext:value-type="string">
            <text:p>надо чтоб мой писюн (и род) был частью виноградов-группы вот и всё.</text:p>
            <text:p>Проект. Пускай это будет мой тебе подарок. Проект. Идёт?</text:p>
            <text:p>Договор. Отдельная полка в шкафу для твоей потребности “секс”.</text:p>
            <text:p>И…</text:p>
            <text:p>Ты поймёшь.</text:p>
            <text:p>Ты поймёшь когда позвонишь. Что всё хорошо.</text:p>
            <text:p>Либо что звонить не стоило.</text:p>
          </table:table-cell>
          <table:table-cell/>
        </table:table-row>
        <table:table-row table:style-name="ro6">
          <table:table-cell office:value-type="string" calcext:value-type="string">
            <text:p>Сырьевое / Ресурсное</text:p>
          </table:table-cell>
          <table:table-cell office:value-type="string" calcext:value-type="string">
            <text:p>пытаюсь питаться хорошо</text:p>
          </table:table-cell>
          <table:table-cell office:value-type="string" calcext:value-type="string">
            <text:p>всё что у меня есть это и есть лучший бенг фор зе бак. Organic food.</text:p>
          </table:table-cell>
          <table:table-cell table:number-columns-repeated="4"/>
          <table:table-cell office:value-type="string" calcext:value-type="string">
            <text:p>воооот чувак без рабоооооты нихера не деееееееелает. Только ебёт мою женууууууууу. Угу. Знаю видел. Потому ты и говоришь “после круга”. Чтоб не приткнули что ты ничего не делаешь. Но ещё и потому что тебе круги нужны. Которе. Давай так. Один круг = одна жена (одна новая постоянная партнёрша). Идёт?</text:p>
            <text:p>да. вот теперь точно да.</text:p>
            <text:p>Вот и охуеть теперь. Ты согласился на то что ты хотел с Олей с Хмельницкого.</text:p>
          </table:table-cell>
          <table:table-cell/>
          <table:table-cell office:value-type="string" calcext:value-type="string">
            <text:p>чтоб никто её не останавливал во время сосания мне. Решено. Будем звонить.</text:p>
            <text:p>Секс теперь – часть виноградов группы. А значит – две кровати, две бабы, два яйца, два секса. Вот. Ключевое. Ты говорил одного раза мало. Я тебе говорю – делай два. У меня всё. Каждой бабе.</text:p>
            <text:p>Всё. Две бабы. И будет супер. По очереди. Вначале одной накончать во все дыры, потом второй. И будет нормально.</text:p>
          </table:table-cell>
          <table:table-cell/>
        </table:table-row>
        <table:table-row table:style-name="ro8">
          <table:table-cell office:value-type="string" calcext:value-type="string">
            <text:p>Климатическое</text:p>
          </table:table-cell>
          <table:table-cell office:value-type="string" calcext:value-type="string">
            <text:p>ой мороз мороз. Ладно можно город и получше найти. Киев хотя бы. Или вообще в турцию уехать.</text:p>
          </table:table-cell>
          <table:table-cell office:value-type="string" calcext:value-type="string">
            <text:p>а вообще знаешь нормальный у тебя климат. Не жарко. Короче. Строй здесь своё кодло. Хер с ним. Изменишь мир отсюда.</text:p>
          </table:table-cell>
          <table:table-cell table:number-columns-repeated="4"/>
          <table:table-cell office:value-type="string" calcext:value-type="string">
            <text:p>уехать. Перманентно. Чувак. Серьёзно. Уехать в Киев. И на этом поставить большую жирную точку. Переезд много судеб разорвал. Постоянный. Взять и сказать “поехали в Киев”. И она согласится. Но надо чтоб вышла за тебя до того как уедете.</text:p>
          </table:table-cell>
          <table:table-cell/>
          <table:table-cell office:value-type="string" calcext:value-type="string">
            <text:p>в доме. Дом для секса. Я понял. Всему дом. Полка для секса. Дом для секса. Надоело. Ты говоришь я почти как жигало уже. </text:p>
            <text:p>Угу</text:p>
            <text:p>Тут нету круга “деньги”. Это потребность. Она мне нужна.</text:p>
            <text:p>ок. ладно. Тогда это подарок и её надо забрать себе.</text:p>
          </table:table-cell>
          <table:table-cell/>
        </table:table-row>
        <table:table-row table:style-name="ro11">
          <table:table-cell office:value-type="string" calcext:value-type="string">
            <text:p>Геологическое</text:p>
          </table:table-cell>
          <table:table-cell office:value-type="string" calcext:value-type="string">
            <text:p>+. покупаю продукты хоть из мексики. мне похуй</text:p>
          </table:table-cell>
          <table:table-cell office:value-type="string" calcext:value-type="string">
            <text:p>фермерство не спасёт. По причине изолированности. Лучший вариант тот что у меня есть</text:p>
          </table:table-cell>
          <table:table-cell table:number-columns-repeated="4"/>
          <table:table-cell office:value-type="string" calcext:value-type="string">
            <text:p>хз. за горами за лесами Олю я ебу годами. Знаешь. Тупо как-то. Лучший выход это отобрать её. Увести. хз. Надо буде. Ай короче.</text:p>
            <text:p>Не актуально</text:p>
          </table:table-cell>
          <table:table-cell/>
          <table:table-cell office:value-type="string" calcext:value-type="string">
            <text:p>муляет то чему меня учил Джузер.</text:p>
            <text:p>Мол “кури только если тебе и так хорошо”.</text:p>
            <text:p>Только экстраполировать это на дрочку.</text:p>
            <text:p>И получится “дрочи только если ты закончил проект”.</text:p>
            <text:p>Или “только если тебе и так хорошо”.</text:p>
            <text:p>Лучший совет в моей жизни. Из мира богатого человека.</text:p>
            <text:p>Который тоже спас мою жизнь.</text:p>
            <text:p>Короче да. Идеально было бы просто…….. взять его в качестве “анкл джузера”. И её в качестве жены. Что с прицепом делать я так и не понял. Как-то я намного выше улетел чем тогда… </text:p>
            <text:p>И потому ничего не будет. Тебе надо опуститься до её уровня если хочешь с ней говорить.</text:p>
            <text:p>…</text:p>
            <text:p>И её уровень это быдло-алкаш. Да?</text:p>
            <text:p>Чувак. Львов полон чувих из общаги. Которые просто не видели такого как ты.</text:p>
            <text:p>А не видели потому что они не слышат твоих слов.</text:p>
            <text:p>Она понимала. Но даже она не понимала насколько ты быстро это переваришь.</text:p>
            <text:p>Давай так. Поговори с ней. О чём-то другом.</text:p>
            <text:p/>
            <text:p>т.е. по второму кругу?</text:p>
            <text:p>да. но только на этот раз со мной. И не говори ей что она часть виноградов группы.</text:p>
            <text:p>Она не часть. Секс – часть. А она нет.</text:p>
            <text:p>оу. к</text:p>
            <text:p>Секс это конвеер. Которому тёлка – это монета.</text:p>
            <text:p>Понял. Ну тогда лечи пипирку и бросай её с этим уродом.</text:p>
            <text:p>Тёлка может быть одна и та же. Мне не принципиально. Та же или другая – мне похуй.</text:p>
            <text:p>Она широкая. Чувак. Паровозная девочка. Реально не хочу с ней такой общаться. Я не хочу иметь её снова и снова. Этими руками она мне дрочила а потом будет мне ими готовить. фу.</text:p>
            <text:p>Поговори с ней.</text:p>
            <text:p>Можешь сказать о своих чувствах если хочешь.</text:p>
            <text:p>Не наезжай на неё с первого звонка. Она тебя не слышала. Ты изменился. Тебе нужно две бабы. И одна из них будет с прицепом. Не надо. Просто… люби её и всё.</text:p>
            <text:p>Тогда это всё было ложь. Обман.</text:p>
            <text:p>Ради энергии а не ради меня.</text:p>
            <text:p>Ради её будущего а не ради её сына.</text:p>
            <text:p>И тогда я её возненавижу.</text:p>
            <text:p>О сыне не было ни слова. Я знаю что надо поговорить. Короче. Тут всё.</text:p>
          </table:table-cell>
          <table:table-cell/>
        </table:table-row>
        <table:table-row table:style-name="ro12">
          <table:table-cell office:value-type="string" calcext:value-type="string">
            <text:p>Фазовое</text:p>
          </table:table-cell>
          <table:table-cell office:value-type="string" calcext:value-type="string">
            <text:p>бери Олю</text:p>
          </table:table-cell>
          <table:table-cell office:value-type="string" calcext:value-type="string">
            <text:p>будь Виноградов Группой</text:p>
          </table:table-cell>
          <table:table-cell table:number-columns-repeated="4"/>
          <table:table-cell office:value-type="string" calcext:value-type="string">
            <text:p>дрочить на всех кого ты хочешь трахать</text:p>
            <text:p>Я тебе напомню. Что ты ебал Олю с Кременчуга с сиськами 5го размера.</text:p>
            <text:p>Прыгала на тебе верхом.</text:p>
            <text:p>Тоже с прицепом. Тоже готовила. И шо. Не подошло тебе?</text:p>
            <text:p>Обязательно надо в семью лезть?</text:p>
            <text:p>Это не семья. Там ради ребёнка всё. Она бы развелась. Она ещё тогда говорила.</text:p>
            <text:p>Ладно. Позвони ей. Срочно. Завтра.</text:p>
            <text:p>к. рассмотрю – позвоню.</text:p>
          </table:table-cell>
          <table:table-cell/>
          <table:table-cell office:value-type="string" calcext:value-type="string">
            <text:p>у неё мир на тебе клином сошёлся.</text:p>
            <text:p>Отнесись к этому с уважением.</text:p>
            <text:p>Что бы сделал бог если б он ей позвонил после года не-общения?</text:p>
            <text:p>И сообщений её хахалю мол “а чо, мне тоже надо трахаться”.</text:p>
            <text:p>Видишь? Проблему?</text:p>
            <text:p>Она думает она тебе вредила.</text:p>
            <text:p>Серьёзно. Лучший день её жизни это твоё предложение руки и сердца. </text:p>
            <text:p>И делать это по телефону это комедия.</text:p>
            <text:p>Хочешь чтоб она реально согласилась – выйди с ней туда где вы будете в безопасности. Пригласи её в гости, не знаю. Выйди на встречу первый. Скажи что у тебя в жизни происходит. </text:p>
            <text:p>Но не говори ничего о том что её ждёт.</text:p>
            <text:p>Ми можем зустрітись?</text:p>
            <text:p>И предложи ей руку и сердце посреди разговора. Так будто…… ничего не произошло. </text:p>
            <text:p>И может быть она скажет да.</text:p>
            <text:p>Но только зустритысь это громко звучит. Куда вы пойдёте. Виноградов группа подразумевает две редандант точки. У тебя в подвале? Это ты шутишь так? Только если оборудуешь его чисто под секс. Что там никого больше не будет. Поверь её в гараже уже ебали. Не раз.</text:p>
            <text:p>Нету у тебя. Места. Под эякуляцию. that’s the whole fucking point.</text:p>
            <text:p>И шо делать?</text:p>
            <text:p>Ничего. Я просто говорю что у тебя нет места чтоб сделать предложение. А то что ты говоришь это так делают дети. Лет в 15. стоит где-то рядом с тем чтоб написать свой номер на сигарете в новопетровке.</text:p>
            <text:p>Ну … бля. Шо. Может ей такой уровень подходит</text:p>
            <text:p>Ей подойдёт любой уровень. Но это не уровень виноградов группы.</text:p>
            <text:p>Я понял</text:p>
            <text:p>Вот. Теперь иди дальше.</text:p>
          </table:table-cell>
          <table:table-cell/>
        </table:table-row>
        <table:table-row table:style-name="ro13">
          <table:table-cell office:value-type="string" calcext:value-type="string">
            <text:p>Колдовское</text:p>
          </table:table-cell>
          <table:table-cell office:value-type="string" calcext:value-type="string">
            <text:p>нету. И колдовство решилось уже</text:p>
          </table:table-cell>
          <table:table-cell office:value-type="string" calcext:value-type="string">
            <text:p>ради мира во всём мире можно и выебать ту которая о тебе мечтала всю жизнь. Свяжись с ней. Ей это надо.</text:p>
          </table:table-cell>
          <table:table-cell table:number-columns-repeated="4"/>
          <table:table-cell office:value-type="string" calcext:value-type="string">
            <text:p>всё сделал</text:p>
          </table:table-cell>
          <table:table-cell/>
          <table:table-cell office:value-type="string" calcext:value-type="string">
            <text:p>она. И есть. Уход. С неблагополучных условий. Плюс мои “группы”. Боги я хочу ей засадить по самые гланды.</text:p>
            <text:p>Но больше она чем мои группы</text:p>
            <text:p>Потому что если б мои группы были важнее я бы взялся сразу за С</text:p>
            <text:p>Думаю надо проанализировать звонок но звонить когда будет возможность.</text:p>
            <text:p>А не чётко перед С</text:p>
            <text:p>Надо анализировать быстрее чем я делаю</text:p>
            <text:p>ок.</text:p>
            <text:p>Девочка с ребёнком. Красивая. Которая тянет за двоих – за мужа и за себя.</text:p>
            <text:p>И ты… вы бы сошлись. Поверь. Но………. Но пидор.</text:p>
            <text:p>Пидор это не аксиома. Если для всемирной способности делать круги лучше чтоб она была там – я смирюсь.</text:p>
            <text:p>Лучше всего поджидать её под домом. Только хз когда она выйдет. И в какую сторону пойдёт.</text:p>
            <text:p>И это преследование.</text:p>
            <text:p>И я помню что такое пересекаться с её бесконечными родственниками.</text:p>
            <text:p>Они уйдут. Вот видешь ты уже рационализируешь её отсутствие в своей жизни. Это не выход.</text:p>
            <text:p>“здрасте Тётя Маша”. И всё. Никаких застолий. А остальное не ебёт. Поверь. Ты изолируешь её от мира если она будет тут. Всё будет в порядке. Я хочу её. Сильно. В своём доме.</text:p>
            <text:p>В двух комнатах. Ладно. Тут и в своей. Покатит.</text:p>
            <text:p>Значит места на тишину у тебя больше не будет.</text:p>
            <text:p>Его и так нету.</text:p>
            <text:p>Чувак.</text:p>
            <text:p>Место на тишину. Прикинь. Она в твоей комнате. А ты что будешь сидеть печатать да? 8 часов подряд? Хер.</text:p>
            <text:p>Нет.я буду делать.</text:p>
            <text:p>Ладно. Короче. Эякуляция в рядом лежащую бабу это …… я не знаю. Ну прикинь ты б кончал на рожу маме каждый день. А потом видел её рожу.</text:p>
            <text:p>Мамину рожу я ненавижу как раз из-за того что на неё не кончал.</text:p>
            <text:p>И из-за критики. </text:p>
            <text:p>Она реально решает два моих самых больших пункта:</text:p>
            <text:p>Вред себе из-за критики и доверие своему сексу</text:p>
            <text:p>ок. критику в пункты. Доверие тоже. Даже недоверие лучше.</text:p>
            <text:p>ок.</text:p>
            <text:p>Критика и недоверие. Тут всё.</text:p>
          </table:table-cell>
          <table:table-cell/>
        </table:table-row>
        <table:table-row table:style-name="ro14">
          <table:table-cell office:value-type="string" calcext:value-type="string">
            <text:p>Квантовое</text:p>
          </table:table-cell>
          <table:table-cell office:value-type="string" calcext:value-type="string">
            <text:p>мне надо чтоб ты заканчивал круги</text:p>
          </table:table-cell>
          <table:table-cell office:value-type="string" calcext:value-type="string">
            <text:p>круги после секса? Сразу? Принять обет? Что потрахался значит закончи? Так тебя устроит? Ты можешь принять такой обет? Раз запрет не канает. Можешь принять обет “один дрочь = один проект”?</text:p>
            <text:p>Я торгуюсь. Я пытаюсь понять как тебя мотивировать заканчивать каруги которые ты начал вместо того чтобы браться на новые. Хочешь обет – сделаем.</text:p>
            <text:p>Только блин. Это обет. ОБЕТ. Хочешь Хитоми Танаку – окей. Но реши ЧТО ты решишь ДО ТОГО как с ней кончишь.</text:p>
            <text:p>Я этих обетов готов надавать блин</text:p>
            <text:p>ТА ТЫ ВСЁ СДЕЛАЛ УЖЕ. ОСТАЛОСЬ ПОСТРОИТЬ.</text:p>
            <text:p>Архитектура это самое трудное. Осталось положить кирпичи блин. А ты тормозишь</text:p>
          </table:table-cell>
          <table:table-cell table:number-columns-repeated="4"/>
          <table:table-cell office:value-type="string" calcext:value-type="string">
            <text:p>пункты</text:p>
          </table:table-cell>
          <table:table-cell/>
          <table:table-cell office:value-type="string" calcext:value-type="string">
            <text:p>квант за то чтоб я делал мир лучше</text:p>
            <text:p>Хочешь бабу – получишь</text:p>
            <text:p>Но убивать мы никого не будем.</text:p>
            <text:p>А уёбков в мире и так хватает, чтоб она ещё и своего в твой дом тащила.</text:p>
            <text:p>Может отказаться от опеки. Я не хочу видеть рядом рожу её бывшего.</text:p>
            <text:p>А ещё лучше – пусть он умрёт от коронавируса.</text:p>
            <text:p>Но убийство не выход. Блядь. Ну значит бессилие поставим. Тут всё.</text:p>
            <text:p>“вне очереди”? Или что. Бля пунктов столько. Я уже вижу как они реально затмят всё моё время.</text:p>
            <text:p>Пойду по порядку. Я не буду здесь переключаться на этих 10 под-пунктов. Только ради секса.</text:p>
          </table:table-cell>
          <table:table-cell/>
        </table:table-row>
        <table:table-row table:style-name="ro15">
          <table:table-cell office:value-type="string" calcext:value-type="string">
            <text:p>Упаковочное</text:p>
          </table:table-cell>
          <table:table-cell office:value-type="string" calcext:value-type="string">
            <text:p>чувак в белой рубашке.</text:p>
          </table:table-cell>
          <table:table-cell office:value-type="string" calcext:value-type="string">
            <text:p>гений с кучей бизнесов. Хотя трамп тоже с кучей бизнесов. Бизнесы не делают человекка умным. Умным его делает то КАКИЕ у него проекты. Так что…… да. </text:p>
            <text:p><text:span text:style-name="T1">Я склоняюсь к решению всех пунктов одним махом.</text:span></text:p>
          </table:table-cell>
          <table:table-cell table:number-columns-repeated="4"/>
          <table:table-cell office:value-type="string" calcext:value-type="string">
            <text:p>будь я упакован меня бы не трогали.</text:p>
            <text:p>А так это булинг как обычно.</text:p>
            <text:p>У него нету того-то – потому он хуже меня.</text:p>
            <text:p>При чём у меня может “не быть” чего-то что я даже не планировал иметь. И всё равно это используют как предмет унижения.</text:p>
            <text:p>Как-то всё это в спешке. И всегда с ней всё было в спешке. Я не знаю может и не надо звонить.</text:p>
            <text:p>Что я ей дам? Машину? Еду кубиками?</text:p>
            <text:p>Поговорить с ней вначале. А ещё лучше провести вместе один день. Вечер. Кафех нету. Скажи ей по телефону всё что хотел кроме замужества. Скажи что она идёт в ашан. У тебя нет ни малейшего представления чего у них там в доме. Я не знаю чувак. Ты не закончишь сегодня этот круг.</text:p>
            <text:p>Чувиху затюкали.</text:p>
            <text:p>ПОГОВОРИ С НЕЙ. </text:p>
            <text:p>Может ей это и не надо.</text:p>
            <text:p>Надо. Ты помнишь что ей это было надо. Она терпеливая. Она подождёт.</text:p>
            <text:p>Но вот он я. Меня ждать не надо. Знать что ей надо и не давать это не терпение.</text:p>
            <text:p>Это пытки. Я стану тем кто у неё отобрал что-то ценное.</text:p>
            <text:p>Её мечту.</text:p>
            <text:p>Себя.</text:p>
          </table:table-cell>
          <table:table-cell/>
          <table:table-cell office:value-type="string" calcext:value-type="string">
            <text:p>лечись у уролога. Тут всё.</text:p>
          </table:table-cell>
          <table:table-cell/>
        </table:table-row>
        <table:table-row table:style-name="ro16">
          <table:table-cell office:value-type="string" calcext:value-type="string">
            <text:p>Дизайнерское</text:p>
          </table:table-cell>
          <table:table-cell office:value-type="string" calcext:value-type="string">
            <text:p>белая рубаха. Против неё ничего не попрёт</text:p>
          </table:table-cell>
          <table:table-cell office:value-type="string" calcext:value-type="string">
            <text:p>член лучший в их жизни. А не рубаха. Твою рубаху на член не оденешь.</text:p>
            <text:p>А лучшим твой член может быть только для фанаток.</text:p>
            <text:p>А фанатки существуют только когда решением кругов являешься ТЫ</text:p>
            <text:p>Честно. С выучи. Оля один день потерпит.</text:p>
            <text:p>Да но она не должна терпеть. Если она терпит ради меня значит любит…. Я закончу С как с ней так и без неё. Но я хочу облегчить ей жизнь.</text:p>
            <text:p>Вот это и изучишь.</text:p>
          </table:table-cell>
          <table:table-cell table:number-columns-repeated="4"/>
          <table:table-cell office:value-type="string" calcext:value-type="string">
            <text:p>чуваков с кривыми зеркалами обсерающих твой идеальный член?</text:p>
            <text:p>Ты когда в Киев ехал, эта проблема была?</text:p>
            <text:p>Нет.</text:p>
            <text:p>А почему её не было?</text:p>
            <text:p>Потому что я перманентно решал мелочи. Задрало ходить как бомж-маминкин сын.</text:p>
            <text:p>Пошёл и купил самый красивый плащ.</text:p>
            <text:p>Задрало что все меня обсерают в политехе.</text:p>
            <text:p>Взял и поехал в Киев.</text:p>
            <text:p>т.е. по ходу я пропускал через круг обсерания.</text:p>
            <text:p>да.</text:p>
            <text:p>ок. я запишу.</text:p>
            <text:p>Отлично! Ты победил эволюцию! Тут всё.</text:p>
          </table:table-cell>
          <table:table-cell/>
          <table:table-cell office:value-type="string" calcext:value-type="string">
            <text:p>ну то что баб сверху ебать не надо – это ты понял.</text:p>
            <text:p>А больше…</text:p>
            <text:p>Я не знаю</text:p>
            <text:p>Подумаешь короче.</text:p>
            <text:p>Слушай как я раньше не видел что она такая … “низкая”?</text:p>
            <text:p>Если б мы говорили тебе насколько ты выше ты б свихнулся. Стал тираном. Гитлером.</text:p>
            <text:p>И? он ведь мир изменил</text:p>
            <text:p>да. а ещё он убил 500 000 человек.</text:p>
            <text:p>да. если таких человек как этот её “муж” то я за. Хоть завтра.</text:p>
            <text:p>Не знаю. 2 секунды включу. Поверь ты побоишься видеть третью</text:p>
            <text:p>Ок давай.</text:p>
            <text:p>Делаю так чтоб их мнения никто не услышал. Я понял. Это противоречит целям дневника.</text:p>
            <text:p>Верно.</text:p>
          </table:table-cell>
          <table:table-cell/>
        </table:table-row>
        <table:table-row table:style-name="ro7">
          <table:table-cell table:style-name="ce88" office:value-type="string" calcext:value-type="string">
            <text:p>Смиренченское (может смирение уже и не надо теперь когда я из всего извлекаю выгоду)</text:p>
          </table:table-cell>
          <table:table-cell office:value-type="string" calcext:value-type="string">
            <text:p>многое она за тебя потерпела. И она достойна похвалы.</text:p>
            <text:p>Твоя сперма никуда не денется.</text:p>
            <text:p>Наберёшь её короче.</text:p>
            <text:p>У тебя много-много спермы. Смирись с этим.</text:p>
          </table:table-cell>
          <table:table-cell office:value-type="string" calcext:value-type="string">
            <text:p>лучшее смерение это решить и построить круг прежде чем звонить.</text:p>
          </table:table-cell>
          <table:table-cell table:number-columns-repeated="4"/>
          <table:table-cell office:value-type="string" calcext:value-type="string">
            <text:p>Оля терпит.</text:p>
            <text:p>Я как раз таки не хочу чтоб она это больше терпела</text:p>
            <text:p>Я хочу её забрать себе. </text:p>
            <text:p>В мой мир.</text:p>
            <text:p>Где я Бог.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Гибкостное</text:p>
            <text:p>(готовность меняться)</text:p>
          </table:table-cell>
          <table:table-cell office:value-type="string" calcext:value-type="string">
            <text:p>готов на все 100. покажи мне цель – я под неё изменюсь.</text:p>
            <text:p>Если это не во вред мне.</text:p>
          </table:table-cell>
          <table:table-cell office:value-type="string" calcext:value-type="string">
            <text:p>менять мир и себя под майндмапы.</text:p>
            <text:p>Общие знаменатели с миром. Запиши в вопросник.</text:p>
          </table:table-cell>
          <table:table-cell table:number-columns-repeated="4"/>
          <table:table-cell office:value-type="string" calcext:value-type="string">
            <text:p>не адаптироваться под унижения. Всё остальное можешь менять в себе днём и ночью.</text:p>
            <text:p>Ты ж говоришь пропускать их через вопросник</text:p>
            <text:p>Вопросник уберёт это в мире. А не в тебе.</text:p>
          </table:table-cell>
          <table:table-cell/>
          <table:table-cell office:value-type="string" calcext:value-type="string">
            <text:p>меняюсь. Туда куда не надо. Вспомни. Я ж по графикам даже не думал с нею рядомбыть</text:p>
            <text:p>Думал. Там было. “Оля”.</text:p>
            <text:p>оу.</text:p>
            <text:p>ок.</text:p>
            <text:p>Ладно. Иди</text:p>
          </table:table-cell>
          <table:table-cell/>
        </table:table-row>
        <table:table-row table:style-name="ro3">
          <table:table-cell office:value-type="string" calcext:value-type="string">
            <text:p>Географическое</text:p>
          </table:table-cell>
          <table:table-cell office:value-type="string" calcext:value-type="string">
            <text:p>я во Львове. шо. Вообще моя перма вырабатывается во мне. Но тёлка ради которой я её вырабатываю – тоже во Львове.</text:p>
          </table:table-cell>
          <table:table-cell office:value-type="string" calcext:value-type="string">
            <text:p>чтоб эта тёлка была в твоём доме</text:p>
          </table:table-cell>
          <table:table-cell table:number-columns-repeated="4"/>
          <table:table-cell office:value-type="string" calcext:value-type="string">
            <text:p>Булеры-рагули. Мол “чего ты ебёшь тех а не этих”. Все дискредетаторы это всё булинг короче. Решишь отдельно. Тут всё.</text:p>
          </table:table-cell>
          <table:table-cell/>
          <table:table-cell office:value-type="string" calcext:value-type="string">
            <text:p>главное чтоб не было радиации</text:p>
          </table:table-cell>
          <table:table-cell/>
        </table:table-row>
        <table:table-row table:style-name="ro6">
          <table:table-cell office:value-type="string" calcext:value-type="string">
            <text:p>Лабиринтное</text:p>
          </table:table-cell>
          <table:table-cell office:value-type="string" calcext:value-type="string">
            <text:p>нахуй это. Своими дебрями ты её запутал. Спроси чётко что тебе надо</text:p>
          </table:table-cell>
          <table:table-cell office:value-type="string" calcext:value-type="string">
            <text:p>и уехать с ней туда где нас не найдут ага. Уехать в закат на остров траханья. И трахаться там до тех пор пока нам не понадобится врачь. Дитя природы. И ты и она.</text:p>
            <text:p>Скажите мне почему…. У меня глючит клавиатура. Вы хотите чтоб я прекратил рост в этом направлениии?</text:p>
            <text:p>Нет. Это система глючит. А не твои цели.</text:p>
          </table:table-cell>
          <table:table-cell table:number-columns-repeated="4"/>
          <table:table-cell office:value-type="string" calcext:value-type="string">
            <text:p>не актуально</text:p>
          </table:table-cell>
          <table:table-cell/>
          <table:table-cell office:value-type="string" calcext:value-type="string">
            <text:p>лабиринт. “пойдите докажите что я в неё кончал”. I did not have sex with that woman Lady Clinton. Какое кому дело.</text:p>
            <text:p>Она меня любит.</text:p>
            <text:p>И я не стану тем кто начинает и не заканчивает.</text:p>
          </table:table-cell>
          <table:table-cell/>
        </table:table-row>
        <table:table-row table:style-name="ro3">
          <table:table-cell table:style-name="ce89" office:value-type="string" calcext:value-type="string">
            <text:p>Организационное</text:p>
          </table:table-cell>
          <table:table-cell table:number-columns-repeated="10"/>
        </table:table-row>
        <table:table-row table:style-name="ro3">
          <table:table-cell table:style-name="ce89" office:value-type="string" calcext:value-type="string">
            <text:p>Стратегическое</text:p>
          </table:table-cell>
          <table:table-cell table:number-columns-repeated="10"/>
        </table:table-row>
        <table:table-row table:style-name="ro3">
          <table:table-cell table:style-name="ce89" office:value-type="string" calcext:value-type="string">
            <text:p>Страховое</text:p>
          </table:table-cell>
          <table:table-cell table:number-columns-repeated="10"/>
        </table:table-row>
        <table:table-row table:style-name="ro3">
          <table:table-cell table:style-name="ce89" office:value-type="string" calcext:value-type="string">
            <text:p>Тайм Менеджментное</text:p>
          </table:table-cell>
          <table:table-cell table:number-columns-repeated="10"/>
        </table:table-row>
        <table:table-row table:style-name="ro3">
          <table:table-cell table:style-name="ce89" office:value-type="string" calcext:value-type="string">
            <text:p>Патентное</text:p>
          </table:table-cell>
          <table:table-cell table:number-columns-repeated="10"/>
        </table:table-row>
        <table:table-row table:style-name="ro3">
          <table:table-cell table:style-name="ce89" office:value-type="string" calcext:value-type="string">
            <text:p>Инфраструктурное</text:p>
          </table:table-cell>
          <table:table-cell table:number-columns-repeated="10"/>
        </table:table-row>
        <table:table-row table:style-name="ro3">
          <table:table-cell table:style-name="ce89" office:value-type="string" calcext:value-type="string">
            <text:p>Скоростное</text:p>
          </table:table-cell>
          <table:table-cell table:number-columns-repeated="10"/>
        </table:table-row>
        <table:table-row table:style-name="ro3">
          <table:table-cell table:style-name="ce89" office:value-type="string" calcext:value-type="string">
            <text:p>Интеграционное</text:p>
          </table:table-cell>
          <table:table-cell table:number-columns-repeated="10"/>
        </table:table-row>
        <table:table-row table:style-name="ro3">
          <table:table-cell table:style-name="ce89" office:value-type="string" calcext:value-type="string">
            <text:p>Качественное</text:p>
          </table:table-cell>
          <table:table-cell table:number-columns-repeated="10"/>
        </table:table-row>
        <table:table-row table:style-name="ro3">
          <table:table-cell table:style-name="ce89" office:value-type="string" calcext:value-type="string">
            <text:p>Экономическое</text:p>
          </table:table-cell>
          <table:table-cell table:number-columns-repeated="10"/>
        </table:table-row>
        <table:table-row table:style-name="ro3">
          <table:table-cell table:style-name="ce89" office:value-type="string" calcext:value-type="string">
            <text:p>Финансовое</text:p>
          </table:table-cell>
          <table:table-cell table:number-columns-repeated="10"/>
        </table:table-row>
        <table:table-row table:style-name="ro3">
          <table:table-cell table:style-name="ce89" office:value-type="string" calcext:value-type="string">
            <text:p>Репутационное</text:p>
          </table:table-cell>
          <table:table-cell table:number-columns-repeated="10"/>
        </table:table-row>
        <table:table-row table:style-name="ro3">
          <table:table-cell table:style-name="ce89" office:value-type="string" calcext:value-type="string">
            <text:p>Экологическое</text:p>
          </table:table-cell>
          <table:table-cell table:number-columns-repeated="10"/>
        </table:table-row>
        <table:table-row table:style-name="ro3">
          <table:table-cell table:style-name="ce89" office:value-type="string" calcext:value-type="string">
            <text:p>Разрешительное</text:p>
          </table:table-cell>
          <table:table-cell table:number-columns-repeated="10"/>
        </table:table-row>
        <table:table-row table:style-name="ro10">
          <table:table-cell office:value-type="string" calcext:value-type="string">
            <text:p>Ценовое</text:p>
          </table:table-cell>
          <table:table-cell office:value-type="string" calcext:value-type="string">
            <text:p>хорошая еда стоит денег</text:p>
            <text:p>Слушай. Наверно глючила из-за индукции. Типа эта грелка</text:p>
            <text:p>да.</text:p>
            <text:p>Она тебе мир на блюде принесёт если попросишь.</text:p>
            <text:p>А ты теперь хочешь чтоб она просто была счастлива. Достойный конец вашего романа.</text:p>
            <text:p>Позвони ей. Завтра. Реши этот вопрос. И будеш учить своё С.</text:p>
          </table:table-cell>
          <table:table-cell office:value-type="string" calcext:value-type="string">
            <text:p>витаминки “для члена”. )) шучу. Та микроэлементы. Что. Ты всё решаешь. У тебя голова ноет потому что ты мало ешь. Но в принципе ты настроишься.</text:p>
            <text:p>Это не проблема.</text:p>
            <text:p>да. ты ешь мало. Ты не ешь пять мисок пельменей в сутки. Но в остальном ты всё такой же Серёжа.</text:p>
            <text:p>В еде ты покруче диетологов. Расслабься</text:p>
          </table:table-cell>
          <table:table-cell table:number-columns-repeated="4"/>
          <table:table-cell office:value-type="string" calcext:value-type="string">
            <text:p>не актуально</text:p>
            <text:p>Я думал надо откупиться. </text:p>
            <text:p>Или отвыёбываться. </text:p>
            <text:p>Но ты прав. </text:p>
            <text:p>Неадекватных людей выдерающих всё из контекста можно выгнать только пресс релизом.</text:p>
          </table:table-cell>
          <table:table-cell/>
          <table:table-cell office:value-type="string" calcext:value-type="string">
            <text:p>договора. хз.</text:p>
            <text:p>Может вот такие тёлки потерянные которые всё за тебя отдадут.</text:p>
            <text:p>Всё что у них есть.</text:p>
            <text:p>Даже если это больше чем они получат.</text:p>
            <text:p>Те которые готовы драться за твою целостность.</text:p>
            <text:p>Вот.</text:p>
            <text:p>Теперь всё.</text:p>
          </table:table-cell>
          <table:table-cell/>
        </table:table-row>
        <table:table-row table:style-name="ro1">
          <table:table-cell office:value-type="string" calcext:value-type="string">
            <text:p>Гарантийное</text:p>
          </table:table-cell>
          <table:table-cell office:value-type="string" calcext:value-type="string">
            <text:p>моя метода трахать. От которой у меня сперма вырабатывается. Мой метод чувственного изнасилования.</text:p>
            <text:p>Он есть. Он существует. Он и есть я</text:p>
          </table:table-cell>
          <table:table-cell office:value-type="string" calcext:value-type="string">
            <text:p>решай пункты один за другим. Не помог один поможет следующий</text:p>
            <text:p>Круги главное делай</text:p>
          </table:table-cell>
          <table:table-cell table:number-columns-repeated="4"/>
          <table:table-cell office:value-type="string" calcext:value-type="string">
            <text:p>ВГ</text:p>
          </table:table-cell>
          <table:table-cell/>
          <table:table-cell office:value-type="string" calcext:value-type="string">
            <text:p>ВГ</text:p>
          </table:table-cell>
          <table:table-cell/>
        </table:table-row>
        <table:table-row table:style-name="ro6">
          <table:table-cell office:value-type="string" calcext:value-type="string">
            <text:p>Праведностное</text:p>
          </table:table-cell>
          <table:table-cell office:value-type="string" calcext:value-type="string">
            <text:p>дрочить только на тех кто показал сиськи и тебя боготворит.</text:p>
          </table:table-cell>
          <table:table-cell table:style-name="ce85" office:value-type="string" calcext:value-type="string">
            <text:p>дрочить только на тех кто говорит “подрочи на меня”.</text:p>
            <text:p>Ничо себе. </text:p>
            <text:p>да.</text:p>
          </table:table-cell>
          <table:table-cell table:number-columns-repeated="4"/>
          <table:table-cell office:value-type="string" calcext:value-type="string">
            <text:p>дрочить только на тех кто в курсе что я на них дрочу</text:p>
          </table:table-cell>
          <table:table-cell office:value-type="string" calcext:value-type="string">
            <text:p>никак. От фразы “дрочу на тебя” ещё никто не умер.</text:p>
          </table:table-cell>
          <table:table-cell office:value-type="string" calcext:value-type="string">
            <text:p>угу. На священника подрочить. Она бедняжка будет ходить по священникам и дальше плакать.</text:p>
            <text:p>Я хочу чтоб она была счастлива.</text:p>
          </table:table-cell>
          <table:table-cell/>
        </table:table-row>
        <table:table-row table:style-name="ro3">
          <table:table-cell office:value-type="string" calcext:value-type="string">
            <text:p>Контрольное</text:p>
          </table:table-cell>
          <table:table-cell office:value-type="string" calcext:value-type="string">
            <text:p>дрочь</text:p>
          </table:table-cell>
          <table:table-cell office:value-type="string" calcext:value-type="string">
            <text:p>эм. пробирка. хз.</text:p>
          </table:table-cell>
          <table:table-cell table:number-columns-repeated="4"/>
          <table:table-cell office:value-type="string" calcext:value-type="string">
            <text:p>контролировать бабу а не тех кто на неё дрочит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Инновационное</text:p>
          </table:table-cell>
          <table:table-cell office:value-type="string" calcext:value-type="string">
            <text:p>мой метод траха 101</text:p>
          </table:table-cell>
          <table:table-cell office:value-type="string" calcext:value-type="string">
            <text:p>мой вопросник и виноградов групп</text:p>
          </table:table-cell>
          <table:table-cell table:number-columns-repeated="4"/>
          <table:table-cell office:value-type="string" calcext:value-type="string">
            <text:p>вопросник ёпт</text:p>
          </table:table-cell>
          <table:table-cell table:number-columns-repeated="3"/>
        </table:table-row>
        <table:table-row table:style-name="ro3" table:number-rows-repeated="1048525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Вопросы к элементу круга №2" table:style-name="ta2">
        <office:forms form:automatic-focus="false" form:apply-design-mode="false"/>
        <table:table-column table:style-name="co45" table:default-cell-style-name="ce85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1" table:default-cell-style-name="Default"/>
        <table:table-row table:style-name="ro6">
          <table:table-cell office:value-type="string" calcext:value-type="string">
            <text:p>Баба</text:p>
            <text:p>Превращение спермы в детей</text:p>
            <text:p>Внизу приемущества, сбоку вопросы к ним</text:p>
          </table:table-cell>
          <table:table-cell table:style-name="ce85" office:value-type="string" calcext:value-type="string">
            <text:p>Competition is a sin (80/20, automation)</text:p>
          </table:table-cell>
          <table:table-cell table:style-name="ce85" office:value-type="string" calcext:value-type="string">
            <text:p>Biggest bang for the buck</text:p>
          </table:table-cell>
          <table:table-cell table:style-name="ce85" office:value-type="string" calcext:value-type="string">
            <text:p>% износа (текущий)</text:p>
          </table:table-cell>
          <table:table-cell table:style-name="ce85" office:value-type="string" calcext:value-type="string">
            <text:p>% отставания от блидинг еджа мира</text:p>
          </table:table-cell>
          <table:table-cell table:style-name="ce85" office:value-type="string" calcext:value-type="string">
            <text:p>Мат. Модель</text:p>
          </table:table-cell>
          <table:table-cell table:style-name="ce85" office:value-type="string" calcext:value-type="string">
            <text:p>Проектный вопросник</text:p>
          </table:table-cell>
          <table:table-cell table:style-name="ce85" office:value-type="string" calcext:value-type="string">
            <text:p>Как предотвратить поток автоматизированных дескредетаторов</text:p>
          </table:table-cell>
          <table:table-cell table:style-name="ce85" office:value-type="string" calcext:value-type="string">
            <text:p>Как обойти защиту такого уровня если б она была</text:p>
          </table:table-cell>
          <table:table-cell table:style-name="ce85" office:value-type="string" calcext:value-type="string">
            <text:p>Уход с линии удара неблагополучных условий</text:p>
          </table:table-cell>
          <table:table-cell table:style-name="ce85" office:value-type="string" calcext:value-type="string">
            <text:p>Могу ли я этот элемент круга после его автоматизации / максимизации / глобализации легально продавать как сервис или вещь (возможно даже с получением каких-то лицензий). Дело в том что есть подозрение что каждая часть системы должна быть прозрачной и легальной (чтоб out of context не казалось что это что-то серое, например я не могу легкомысленно продолжать строить систему если один из шагов – автоматизированный кликер обьявлений. Это знак что может быть тебе надо бросить систему и направление если ответ “нет”.</text:p>
          </table:table-cell>
        </table:table-row>
        <table:table-row table:style-name="ro6">
          <table:table-cell office:value-type="string" calcext:value-type="string">
            <text:p>Технологическое</text:p>
          </table:table-cell>
          <table:table-cell office:value-type="string" calcext:value-type="string">
            <text:p>здоровая не пьющая</text:p>
          </table:table-cell>
          <table:table-cell office:value-type="string" calcext:value-type="string">
            <text:p>фотомодель</text:p>
          </table:table-cell>
          <table:table-cell table:number-columns-repeated="3"/>
          <table:table-cell office:value-type="string" calcext:value-type="string">
            <text:p>19 лет, высокая, любит меня и готова за меня драться ты говоришь да? </text:p>
            <text:p>За мою целостность. </text:p>
            <text:p>т.е. 19-летняя богиня минетов и карате.</text:p>
          </table:table-cell>
          <table:table-cell table:number-columns-repeated="2"/>
          <table:table-cell office:value-type="string" calcext:value-type="string">
            <text:p>кормить витаминами</text:p>
          </table:table-cell>
          <table:table-cell/>
        </table:table-row>
        <table:table-row table:style-name="ro7">
          <table:table-cell office:value-type="string" calcext:value-type="string">
            <text:p>Техническое (ТТХ)</text:p>
          </table:table-cell>
          <table:table-cell office:value-type="string" calcext:value-type="string">
            <text:p>Здоровье – т.е. она у меня дома</text:p>
          </table:table-cell>
          <table:table-cell office:value-type="string" calcext:value-type="string">
            <text:p>здоровье опять таки. </text:p>
          </table:table-cell>
          <table:table-cell table:number-columns-repeated="3"/>
          <table:table-cell office:value-type="string" calcext:value-type="string">
            <text:p>а нахуя ты бросил политех. Было бы у тебя полно таких. Филологинь.</text:p>
            <text:p>Студенток.</text:p>
            <text:p>Бросил потому что ты не знал что с ними делать. И как вправить им мозги.</text:p>
            <text:p>И Оле тоже лишь повезло что она сошлась с тобой по тараканам.</text:p>
            <text:p>Но на деле она бы хер тебе дала если б у вас было 2 минуты на знакомство.</text:p>
          </table:table-cell>
          <table:table-cell office:value-type="string" calcext:value-type="string">
            <text:p>ой сука. Опять. Булеры. Нахер.</text:p>
          </table:table-cell>
          <table:table-cell/>
          <table:table-cell office:value-type="string" calcext:value-type="string">
            <text:p>и лелеять 4 мантры в ней.</text:p>
            <text:p>Легко. Кубиками. И что там ещё было. И всё. Больше ничего.</text:p>
            <text:p>Ок ладно этих два пункта мы потянем.</text:p>
          </table:table-cell>
          <table:table-cell/>
        </table:table-row>
        <table:table-row table:style-name="ro17">
          <table:table-cell office:value-type="string" calcext:value-type="string">
            <text:p>Информационно Техническое</text:p>
          </table:table-cell>
          <table:table-cell office:value-type="string" calcext:value-type="string">
            <text:p>ты умеешь принимать роды?</text:p>
            <text:p>Ты акушер?</text:p>
            <text:p>Нет.</text:p>
            <text:p>Значит давай им денег на акушера.</text:p>
            <text:p>Это 10 тысяч. Вынь да полож.</text:p>
            <text:p>500 гривен яйца УЗИшкой проверить.</text:p>
            <text:p>Так что…</text:p>
          </table:table-cell>
          <table:table-cell office:value-type="string" calcext:value-type="string">
            <text:p>угу “поветуха”.чтоб всё само произошло. Знаю. Я понял. Не всегда биггест бенг фор зе бак это лучший бенг который возможен.</text:p>
            <text:p>Хватит с меня этих поветух.</text:p>
            <text:p>Надо пизду проверить – пусть идёт туда где есть всё что нужно.</text:p>
            <text:p>А не к бабке с полотенцем.</text:p>
          </table:table-cell>
          <table:table-cell table:number-columns-repeated="3"/>
          <table:table-cell office:value-type="string" calcext:value-type="string">
            <text:p>полотенце в жопу ей и твоя мама может всунуть</text:p>
            <text:p>И наверно роды принять.</text:p>
            <text:p>Хз</text:p>
          </table:table-cell>
          <table:table-cell office:value-type="string" calcext:value-type="string">
            <text:p>за дескредетацию рождения твоего ребёнка ты вполне и убить мог бы</text:p>
            <text:p>И был бы прав.</text:p>
            <text:p>Если поветуха убила твоего ребёнка при родах то ты её по стенке размажешь.</text:p>
            <text:p>Чувствуешь?</text:p>
            <text:p>Целостность тех кто тебе близок.</text:p>
            <text:p>Не все их пункты.</text:p>
            <text:p>А только целостность.</text:p>
            <text:p><text:span text:style-name="T1">Дай им целостность – остольное они сами порешают.</text:span></text:p>
          </table:table-cell>
          <table:table-cell/>
          <table:table-cell office:value-type="string" calcext:value-type="string">
            <text:p>оборудование должно быть хорошее. Дорогое.</text:p>
          </table:table-cell>
          <table:table-cell/>
        </table:table-row>
        <table:table-row table:style-name="ro1">
          <table:table-cell office:value-type="string" calcext:value-type="string">
            <text:p>Логистическое</text:p>
          </table:table-cell>
          <table:table-cell office:value-type="string" calcext:value-type="string">
            <text:p><text:span text:style-name="T1">машина</text:span>. Отвезти в больницу. А то щас ни скорых нихуя.</text:p>
          </table:table-cell>
          <table:table-cell office:value-type="string" calcext:value-type="string">
            <text:p>та скорая ёпт.</text:p>
            <text:p>Главное не такси.</text:p>
          </table:table-cell>
          <table:table-cell table:number-columns-repeated="3"/>
          <table:table-cell table:style-name="ce85" office:value-type="string" calcext:value-type="string">
            <text:p>тачку</text:p>
            <text:p>На прокачку.</text:p>
          </table:table-cell>
          <table:table-cell office:value-type="string" calcext:value-type="string">
            <text:p>ВГ. убить всю конкуренцию везде где только есть помехи этому</text:p>
            <text:p>Херовый транспорт короче.</text:p>
          </table:table-cell>
          <table:table-cell/>
          <table:table-cell office:value-type="string" calcext:value-type="string">
            <text:p>машина</text:p>
          </table:table-cell>
          <table:table-cell/>
        </table:table-row>
        <table:table-row table:style-name="ro18">
          <table:table-cell office:value-type="string" calcext:value-type="string">
            <text:p>Информационное</text:p>
          </table:table-cell>
          <table:table-cell office:value-type="string" calcext:value-type="string">
            <text:p>знать как работают роды. <text:span text:style-name="T1">Пройти курсы “отцов”.</text:span></text:p>
            <text:p><text:span text:style-name="T1">Или акушеров, хз.</text:span></text:p>
          </table:table-cell>
          <table:table-cell office:value-type="string" calcext:value-type="string">
            <text:p>угу. Курсы. Согласен.</text:p>
            <text:p>И сходить на роды пару раз.</text:p>
            <text:p>Даже Ирка сказала об этом раз</text:p>
          </table:table-cell>
          <table:table-cell table:number-columns-repeated="3"/>
          <table:table-cell office:value-type="string" calcext:value-type="string">
            <text:p>курс</text:p>
          </table:table-cell>
          <table:table-cell office:value-type="string" calcext:value-type="string">
            <text:p>плохие книги. Через вопросник</text:p>
          </table:table-cell>
          <table:table-cell/>
          <table:table-cell office:value-type="string" calcext:value-type="string">
            <text:p>я тут хотел было начать философствовать что мол у котов котятки как-то на улице рождаются и ничо</text:p>
            <text:p>Но потом вспомнил сколько у них выкидышей…</text:p>
            <text:p>А потом ещё и вспомнил что у меня вполне обоснованная ненависть к детям (чужим по крайней мере) потому что “шум” (мол я их иначе как пиздюки не называю). </text:p>
            <text:p>И “зоопарк”.</text:p>
            <text:p>Вспомни.</text:p>
            <text:p>Вопли. Крики.</text:p>
            <text:p>Она от этого кайфует. А я…. для меня это преграды на пути к кругу.</text:p>
            <text:p>Вопрос почему преграды на пути к кругу такие маленькие</text:p>
            <text:p>Преграды не маленькие если они постоянные.</text:p>
            <text:p>Билд-ап</text:p>
            <text:p>Ты ж это решил словом “легко”</text:p>
            <text:p>Тогда я ещё не понял своих изменений и может я ей уже неинтересен.</text:p>
            <text:p>Тыгыды тыгыды тыгыды БЛА БЛА РЭП БЛА БЛА СЕКС ХНЫК ХНЫК ХНЫК. Посмотрю как ты тогда запоёшь.</text:p>
            <text:p>Человек не достающий из ушей беруши.</text:p>
            <text:p>Реши что-то с этим.</text:p>
            <text:p><text:span text:style-name="T1">Найди замену берушам. (может майндмапы может дом может ещё что-то).</text:span></text:p>
            <text:p><text:span text:style-name="T13">А то это не дело.</text:span></text:p>
          </table:table-cell>
          <table:table-cell/>
        </table:table-row>
        <table:table-row table:style-name="ro3">
          <table:table-cell office:value-type="string" calcext:value-type="string">
            <text:p>Автоматизационное</text:p>
          </table:table-cell>
          <table:table-cell table:number-columns-repeated="2" office:value-type="string" calcext:value-type="string">
            <text:p>баба</text:p>
          </table:table-cell>
          <table:table-cell table:number-columns-repeated="3"/>
          <table:table-cell office:value-type="string" calcext:value-type="string">
            <text:p>баба</text:p>
          </table:table-cell>
          <table:table-cell office:value-type="string" calcext:value-type="string">
            <text:p>баба. Что. Киборг с живой вагиной чтоли будет? Или мужик с пиздой? Баба.</text:p>
          </table:table-cell>
          <table:table-cell/>
          <table:table-cell office:value-type="string" calcext:value-type="string">
            <text:p>баба. Моя. Такая которую можно ебать не думая “а что будет если то и это”. т.е. да. Оля. Но может тебе лучше таки восстановить психологию перед звонком ей. Или после звонка. Потому что реально прийдётся много чего решать из её проблем. Не воплями. А ……… боже как я мог кричать на это золото. Я реально был болен. Поговори с нею.</text:p>
          </table:table-cell>
          <table:table-cell/>
        </table:table-row>
        <table:table-row table:style-name="ro19">
          <table:table-cell office:value-type="string" calcext:value-type="string">
            <text:p>Коммуникационное</text:p>
          </table:table-cell>
          <table:table-cell office:value-type="string" calcext:value-type="string">
            <text:p>пусть говорит когда у неё схватки. Наблюдение у акушера. Короче роды это пиздец.</text:p>
          </table:table-cell>
          <table:table-cell office:value-type="string" calcext:value-type="string">
            <text:p>календари. Крестики. 9 месяцев. Угу. И цветы каждый день. Чтоб ребёнок родился красивым. А то стрессы у бабы во время беременности вызывают уродливость и болезни у ребёнка.</text:p>
          </table:table-cell>
          <table:table-cell table:number-columns-repeated="3"/>
          <table:table-cell office:value-type="string" calcext:value-type="string">
            <text:p>цветочный сад ёпт. Ты говорил. Что бабы хотят быть кам дампстерами.</text:p>
            <text:p>Я не понимал.</text:p>
            <text:p>Тепрь я кажется понял о чём речь.</text:p>
          </table:table-cell>
          <table:table-cell office:value-type="string" calcext:value-type="string">
            <text:p>надо чтоб она была у меня дома.</text:p>
          </table:table-cell>
          <table:table-cell/>
          <table:table-cell office:value-type="string" calcext:value-type="string">
            <text:p>квЫточка блядь. Не иначе как квЫточка. И может тогда родит пиздюка лучше меня.</text:p>
            <text:p>Женихатор. Стучишь блядь молотком чтоб все заткнулись. А ответ всей твоей жизни в том чтоб к своей бабе относиться как к квЫточке.</text:p>
            <text:p>Спрашивай как у неё самочувствие. ты. Чувак сидящий за компом по 18 часов в сутки. Как дела у твоей тёлки? Ты вообще в курсе какой у неё pH в слюне? Или сколько у неё пломб в зубах?</text:p>
            <text:p>эм. был в курсе. В Хмельницком. Я бросил это дело.</text:p>
            <text:p>Бросил потому что болел на голову. И потому что ЕЙ было ПОХУЙ на то сколько дырок у тебя.</text:p>
            <text:p>Ни разу она тебя о твоём здоровье не спросила. А Олька спрашивала. Тут ей зачтётся. Поговори. Не предлагай руку и сердце. Но всё остальное вылей.</text:p>
          </table:table-cell>
          <table:table-cell/>
        </table:table-row>
        <table:table-row table:style-name="ro1">
          <table:table-cell office:value-type="string" calcext:value-type="string">
            <text:p>Реквестовое </text:p>
            <text:p>(донесение до следующего шага того что выходит из этого)</text:p>
          </table:table-cell>
          <table:table-cell table:number-columns-repeated="2" office:value-type="string" calcext:value-type="string">
            <text:p>+ анатомия</text:p>
          </table:table-cell>
          <table:table-cell table:number-columns-repeated="3"/>
          <table:table-cell table:number-columns-repeated="2" office:value-type="string" calcext:value-type="string">
            <text:p>+ анатомия</text:p>
          </table:table-cell>
          <table:table-cell/>
          <table:table-cell office:value-type="string" calcext:value-type="string">
            <text:p>+ врачи и лёгкость</text:p>
          </table:table-cell>
          <table:table-cell/>
        </table:table-row>
        <table:table-row table:style-name="ro1">
          <table:table-cell office:value-type="string" calcext:value-type="string">
            <text:p>Валидационное</text:p>
            <text:p>(подтверждение того что пришло из пред. Шага)</text:p>
          </table:table-cell>
          <table:table-cell table:number-columns-repeated="2" office:value-type="string" calcext:value-type="string">
            <text:p>+ анатомия, врачи и лёгкость</text:p>
          </table:table-cell>
          <table:table-cell table:number-columns-repeated="3"/>
          <table:table-cell office:value-type="string" calcext:value-type="string">
            <text:p>+ анатомия, врачи и лёгкость</text:p>
          </table:table-cell>
          <table:table-cell office:value-type="string" calcext:value-type="string">
            <text:p>+ анатомия, врачи и лёгкость хорошего решения <text:span text:style-name="T11">(</text:span>т.е. по карману самые лучшие больницы<text:span text:style-name="T11">)</text:span></text:p>
          </table:table-cell>
          <table:table-cell/>
          <table:table-cell office:value-type="string" calcext:value-type="string">
            <text:p>+ анатомия, врачи и лёгкость</text:p>
          </table:table-cell>
          <table:table-cell/>
        </table:table-row>
        <table:table-row table:style-name="ro1">
          <table:table-cell office:value-type="string" calcext:value-type="string">
            <text:p>Коллбековое</text:p>
            <text:p>(получение от след. Шага что выход получен, и повтор если не получен)</text:p>
          </table:table-cell>
          <table:table-cell table:number-columns-repeated="2" office:value-type="string" calcext:value-type="string">
            <text:p>+ анатомия, врачи и лёгкость</text:p>
          </table:table-cell>
          <table:table-cell table:number-columns-repeated="3"/>
          <table:table-cell office:value-type="string" calcext:value-type="string">
            <text:p>+ анатомия, врачи и лёгкость</text:p>
          </table:table-cell>
          <table:table-cell table:number-columns-repeated="2"/>
          <table:table-cell office:value-type="string" calcext:value-type="string">
            <text:p>+ анатомия, врачи и лёгкость</text:p>
          </table:table-cell>
          <table:table-cell/>
        </table:table-row>
        <table:table-row table:style-name="ro20">
          <table:table-cell office:value-type="string" calcext:value-type="string">
            <text:p>Анатомическое</text:p>
          </table:table-cell>
          <table:table-cell office:value-type="string" calcext:value-type="string">
            <text:p>высокая молодая тёлка это как знаешь “если машина то бентли, остальные машины мне не подходят (говорит чувак который берёт 500 гривен у мамы в 32 года чтоб провериться на простатит)”</text:p>
          </table:table-cell>
          <table:table-cell office:value-type="string" calcext:value-type="string">
            <text:p>чувиха которая ……….. любит себя. Ёпрст ты реально бросишь Ольку. Олька боец. Она вышибет мозги любому кто тебя не любит. Но не сможет родить тебе нормального ребёнка. Точнее может и сможет но риск ошибки будет выше. Ошибки перманентной. Хотя я тоже ошибка. Может и можго списать на везение.</text:p>
          </table:table-cell>
          <table:table-cell table:number-columns-repeated="3"/>
          <table:table-cell office:value-type="string" calcext:value-type="string">
            <text:p>вагина столько-то см, гены такие-то. Раньше я пробовал так делать. И нашёл Ольку в Хмельницком.</text:p>
            <text:p>Но то что она алкашиха списало её с моих счетов.</text:p>
            <text:p>Я не мог ей за 2 минуты в баре доказать что пить вредно.</text:p>
            <text:p>Только решение кругов ей это докажет.</text:p>
          </table:table-cell>
          <table:table-cell office:value-type="string" calcext:value-type="string">
            <text:p>вредителей тела? хм. КвЫточка. Возить эту квЫточку везде.</text:p>
            <text:p>т.е. она – пиздоносец.</text:p>
            <text:p>Носится со своей пиздой как с хрустальной вазой. Леди. Открывать ей двери и т.п.</text:p>
            <text:p>Да вот только баба которая ни разу ничего не выгребала это не оценит</text:p>
            <text:p>Равно как организм который в детстве не болел выдумает себе аутоимунные.</text:p>
            <text:p>т.е. да, ты работаешь ради неё. Но понимай. Что ты её берёшь как квЫточку.</text:p>
            <text:p>Поговорить 2 минуты и всё. А там будет видно.</text:p>
            <text:p>Хотя хер она захочет меня если я её не буду чмырить.</text:p>
            <text:p>Вылечишь ей это.</text:p>
            <text:p>Угу как себя вылечил. Что всё забыл</text:p>
            <text:p>Забыл и восстановил.</text:p>
          </table:table-cell>
          <table:table-cell/>
          <table:table-cell office:value-type="string" calcext:value-type="string">
            <text:p>+ анатомия, врачи и лёгкость</text:p>
          </table:table-cell>
          <table:table-cell/>
        </table:table-row>
        <table:table-row table:style-name="ro21">
          <table:table-cell office:value-type="string" calcext:value-type="string">
            <text:p>Психологическое</text:p>
          </table:table-cell>
          <table:table-cell office:value-type="string" calcext:value-type="string">
            <text:p>Баба-антистресс. С юмором. Олька. Или эта, Ревок.</text:p>
          </table:table-cell>
          <table:table-cell office:value-type="string" calcext:value-type="string">
            <text:p>баба пропускающая своих тараканов через гештальт.</text:p>
          </table:table-cell>
          <table:table-cell table:number-columns-repeated="3"/>
          <table:table-cell office:value-type="string" calcext:value-type="string">
            <text:p>+. ты был нейролингвист. ты шарил. но это не помогло. тебе надоело. а они возвращались в свои проблемы. ни одна баба в мире себя так не критикует как ты их критикуешь.</text:p>
          </table:table-cell>
          <table:table-cell office:value-type="string" calcext:value-type="string">
            <text:p>психология. Я думал выход психология. Быть её фильтром от мира. Но это не работает когда она 24/7 в хостайл енваернменте. Короче мы вместе с Олькой поняли что единственная возможность найти такую – это чтоб вы оба решали вопросник. Но тогда она нихуя не квЫточка. Хотя. Вот я анатомию решил и стал большей квыточкой. Почему она так не сможет. Тоже сможет. Думаю тут всё.</text:p>
          </table:table-cell>
          <table:table-cell/>
          <table:table-cell office:value-type="string" calcext:value-type="string">
            <text:p>пункты решать один на двоих. Вот было бы красота. Давай я тот а ты этот. Давай. Поехали.</text:p>
            <text:p>О, смотри как получилось. Окей. А почему так? Потому что то-то и это.</text:p>
            <text:p>Окей.т.е. это выход?</text:p>
            <text:p>да. </text:p>
            <text:p>Хорошо. Отлично! Молодчина. А вот что вышло у меня.</text:p>
            <text:p>Супер!</text:p>
            <text:p>Разговор правой руки с мозгом блин.</text:p>
            <text:p>Я не знаю немного это решилось тем что я перестал брать то что я брал только ради доказательства что могу. КОРОЧЕ. Нахуй всё это. </text:p>
            <text:p>“лучшую бабу в мире” теперь по сути ищу. Искал уже блядь.</text:p>
            <text:p>Модель которая выбивает зубы и радуется книжке по психологии. Угу. Я понял. Надо самому таким стать вначале. Прежде чем буду браться за Олю и чинить ей мозги и жизнь.</text:p>
            <text:p>Я бы пошёл спать. Но наверно не буду.</text:p>
            <text:p>Вот. Опять. “напрягусь и сделаю”. Олька тоже такая. Ты меняешь саму суть того как ты адаптировался под мир.</text:p>
            <text:p>Идиспать. Психологически <text:span text:style-name="T1">“жизнь как в фазе”</text:span> единственный метод. Мол чего они там тебе расскажут такого чего нету у нас. Они даже мягких стен не видели.</text:p>
            <text:p>Отлично. Но для Оли я ведь как в фазе.</text:p>
            <text:p>да.</text:p>
            <text:p>Но ты это разрушишь если не будешь относиться к ней как к… квиточке.</text:p>
            <text:p>т.е. квиточка это та кто ходит всё время “как в фазе”.</text:p>
            <text:p>Ты берёг это. И дальше бережёшь.</text:p>
            <text:p>А щас лезешь в это будто тебе срочно надо кому-то вдуть.</text:p>
            <text:p>Я отвечаю. Поговоришь и тебе полегчает.</text:p>
            <text:p>Ты так свои йобанные рюмки и не продал. Я бы серьёзно отложил этот разговор до момента пока не сделаешь кликер на С. Это херня работы. И закончит твой круг. И не надо будет сука клянчить у неё деньги.</text:p>
            <text:p>У своей квиточки.</text:p>
            <text:p>Да, она поможет.</text:p>
            <text:p>Но ты блядь понимаешь что квиточка (как чай ростущий на подоконнике) может сделать приятную мелочь.</text:p>
            <text:p>Но одним чаем блядь сыт не будешь.</text:p>
            <text:p>Тебе не хватит её денег для всех твоих нужд. Ты ж видишь сколько у тебя этих нужд. Что. Ты дальше хочешь её ебать и в хвост и в гриву?</text:p>
            <text:p>да.</text:p>
            <text:p>Цветы подари хоть раз. Больше получишь взамен блин. Заставил её тащить цветок домой. И оправдываться перед мужем</text:p>
            <text:p>Ты ж видел что это не надо делать. Ты знал что ей сказать</text:p>
            <text:p>Ты знал что ты знаешь что ей надо делать а она нет. Почему не настоял на том чтоб она выбросила?</text:p>
            <text:p>Потому что я пытался ей это “продать”. Сделать так чтоб ей было worth it эту розу выкинуть.</text:p>
            <text:p>Я понял. Ты повёл себя как мудак. </text:p>
            <text:p>Эм</text:p>
            <text:p>Иди. Ирка тебя отучила. Тебя вообще каждая баба чему-то отучила. Что ты за гений такой которого от чего-то может отучить баба.</text:p>
            <text:p>Уже не сможет. Я заменил</text:p>
            <text:p>Не заменил раз не делаешь круги.</text:p>
            <text:p>Делаю. Этот. </text:p>
            <text:p>Впечатление что я положил на правую руку защиту права дрочить.</text:p>
            <text:p>да.</text:p>
            <text:p>Дрочку в вопросник.</text:p>
            <text:p>Ок</text:p>
            <text:p>Вот и всё.</text:p>
          </table:table-cell>
          <table:table-cell/>
        </table:table-row>
        <table:table-row table:style-name="ro3">
          <table:table-cell office:value-type="string" calcext:value-type="string">
            <text:p>Этическое</text:p>
          </table:table-cell>
          <table:table-cell office:value-type="string" calcext:value-type="string">
            <text:p>Женитьба короче</text:p>
          </table:table-cell>
          <table:table-cell office:value-type="string" calcext:value-type="string">
            <text:p>эм. женитьба. Ну а что. Ну вот она родит мне ребёнка где-то там в гараже. И что, мне лучше от этого будет? Нет. Пусть живёт у меня. Воспитывает его вместе со мной. Конечно женитьба, что ж ещё.</text:p>
          </table:table-cell>
          <table:table-cell table:number-columns-repeated="6"/>
          <table:table-cell office:value-type="string" calcext:value-type="string">
            <text:p>женитьба. Тоже. Понту ебать бабу если не кончать внутрь.</text:p>
          </table:table-cell>
          <table:table-cell/>
        </table:table-row>
        <table:table-row table:style-name="ro3">
          <table:table-cell office:value-type="string" calcext:value-type="string">
            <text:p>Целевое</text:p>
          </table:table-cell>
          <table:table-cell office:value-type="string" calcext:value-type="string">
            <text:p>ВГ</text:p>
          </table:table-cell>
          <table:table-cell office:value-type="string" calcext:value-type="string">
            <text:p>Вопросник чувак. Плевать мне на виноградов групп. Главное вопросник.</text:p>
          </table:table-cell>
          <table:table-cell table:number-columns-repeated="4"/>
          <table:table-cell office:value-type="string" calcext:value-type="string">
            <text:p>вопросник не дескредетировать.</text:p>
          </table:table-cell>
          <table:table-cell/>
          <table:table-cell office:value-type="string" calcext:value-type="string">
            <text:p>груп. Секс это одна из полок. Пусть будет так. Тут всё.</text:p>
          </table:table-cell>
          <table:table-cell/>
        </table:table-row>
        <table:table-row table:style-name="ro3">
          <table:table-cell office:value-type="string" calcext:value-type="string">
            <text:p>Мотивационное</text:p>
          </table:table-cell>
          <table:table-cell office:value-type="string" calcext:value-type="string">
            <text:p>груп</text:p>
          </table:table-cell>
          <table:table-cell office:value-type="string" calcext:value-type="string">
            <text:p>если она считает тебя богом и без вопросника было бы супер. Но Оля тебя считала богом только потому что кусочки пазла были у тебя в голове. Ты их просто не собрал. А теперь ты их собираешь день и ночь. По этому вы созданы друг для друга.</text:p>
          </table:table-cell>
          <table:table-cell table:number-columns-repeated="4"/>
          <table:table-cell office:value-type="string" calcext:value-type="string">
            <text:p>груп. Письмо напечатай, положи в конверт и дай ей в руки. Она девочка. Она поймёт. Она любит читать. Хотя….. больше чем читать она любит священников и религиозные войны. Может она уже и не захочет. Спроси. Письмом. Электронкой. И тогда посмотрим.</text:p>
          </table:table-cell>
          <table:table-cell/>
          <table:table-cell office:value-type="string" calcext:value-type="string">
            <text:p>груп и вопросник</text:p>
          </table:table-cell>
          <table:table-cell/>
        </table:table-row>
        <table:table-row table:style-name="ro3">
          <table:table-cell office:value-type="string" calcext:value-type="string">
            <text:p>Образовательное</text:p>
          </table:table-cell>
          <table:table-cell office:value-type="string" calcext:value-type="string">
            <text:p>курсы акушеров</text:p>
          </table:table-cell>
          <table:table-cell office:value-type="string" calcext:value-type="string">
            <text:p>медик. Врачь. Ты был лучше тогда чем сейчас. Хотя……. Ладно. У меня всё. Иди. Щас начну тебя критиковать за то чего не было.</text:p>
          </table:table-cell>
          <table:table-cell table:number-columns-repeated="4"/>
          <table:table-cell office:value-type="string" calcext:value-type="string">
            <text:p>твои ресёрчи помогают.</text:p>
          </table:table-cell>
          <table:table-cell/>
          <table:table-cell office:value-type="string" calcext:value-type="string">
            <text:p>вопросник</text:p>
          </table:table-cell>
          <table:table-cell/>
        </table:table-row>
        <table:table-row table:style-name="ro6">
          <table:table-cell office:value-type="string" calcext:value-type="string">
            <text:p>Демографическое</text:p>
          </table:table-cell>
          <table:table-cell office:value-type="string" calcext:value-type="string">
            <text:p>оу. мидл-клас девушка, здоровая, с воспитанием. И честными глазами. Угу. да. Олька.</text:p>
          </table:table-cell>
          <table:table-cell office:value-type="string" calcext:value-type="string">
            <text:p>девочка которая не видела бедности. У которой жопа в масле с детства. И “купи айфон” это смысл её жизни. Фу блядь почему я за это берусь. Короче. В этом бенг фор зе баке мне кажется так хуже. т.е. айфоновая овуляшка-минетчица. И я с проектами. Я не могу так поступить с Олей. Не могу её оставить на призволяще.</text:p>
          </table:table-cell>
          <table:table-cell table:number-columns-repeated="4"/>
          <table:table-cell office:value-type="string" calcext:value-type="string">
            <text:p>тех кторые лезут к моей тёлке с целью оплодотворить хорошую самку? хз. Чтоб не выходила из дома. Уехать с ней к чёрту на кулички и всем обеспечить. Храм в котором она богиня. Я думал об этом. Но я не думаю что это выход. Потому что испортить жизнь можно и на расстоянии. т.е. заложить идеи в голову можно просто посмотрев телевизор. Где ей скажут “если ты Оля – еби своему мужу мозги”. Так что………… единственный путь – это в динамике наверно. Обеспечить ей dx. Дневник. хз. Что-то чем она себя займёт. Показать ей мир ресёрчей. И пусть решает их чтобы у меня жить. И тогда будет всё супер. Сама всё порешает. т.е. чувиху с сайта надо брать. А не Олю с ребёнком и с дегенератом за пазухой. т.е. по мимо дома дневник. И всё будет ок.</text:p>
          </table:table-cell>
          <table:table-cell/>
          <table:table-cell office:value-type="string" calcext:value-type="string">
            <text:p>тут такое дело. Мелькнула мысль. “натрахаться так чтоб хватило на два года”. т.е. эти изощрения нужны для того чтоб воспоминания о них жили в памяти ещё пару лет. Надо было трахать её любыми способами которые взбредут в голову. Потому что иначе этого не хватит чтоб прожить через трудные дни.</text:p>
            <text:p>А по поводу вопроса… хз. Защиту от того чтоб её кто-то трахал может создать только её мозг.</text:p>
            <text:p>Никаких “мушу бо чоловЫк”. Ты со мной. И всё. Пошли его нахуй.</text:p>
          </table:table-cell>
          <table:table-cell/>
        </table:table-row>
        <table:table-row table:style-name="ro7">
          <table:table-cell office:value-type="string" calcext:value-type="string">
            <text:p>Любовное</text:p>
            <text:p>(не вредить себе и т.п.)</text:p>
          </table:table-cell>
          <table:table-cell office:value-type="string" calcext:value-type="string">
            <text:p>моего ребёнка а не чужого. Чужой пускай бегает в школу. Но ты со мной. Воспитание моего – моя забота. А твои это твои.</text:p>
          </table:table-cell>
          <table:table-cell office:value-type="string" calcext:value-type="string">
            <text:p>эм. хм. Школа хер воспитает.</text:p>
            <text:p>Лучше всего аккаунт дневника ребёнку дать.</text:p>
          </table:table-cell>
          <table:table-cell table:number-columns-repeated="4"/>
          <table:table-cell office:value-type="string" calcext:value-type="string">
            <text:p>хм. хороший вопрос. Как убрать тех кто говорит мне ненавидеть женщину дающую мне детей.</text:p>
            <text:p>Давай начнём с простого. Дресс код. Белая рубашка это пристиж. И все бомжи сразу пойдут нахуй.</text:p>
            <text:p>Останется решить менталистов</text:p>
            <text:p>И священников.</text:p>
            <text:p>Жизнь как в фазе короче. Это всё решает. Мол чего они мне расскажут, неучи.</text:p>
          </table:table-cell>
          <table:table-cell/>
          <table:table-cell office:value-type="string" calcext:value-type="string">
            <text:p>жизнь как в фазе это dx. Оно меня научит. Тут всё наверно.</text:p>
          </table:table-cell>
          <table:table-cell/>
        </table:table-row>
        <table:table-row table:style-name="ro3">
          <table:table-cell office:value-type="string" calcext:value-type="string">
            <text:p>Сырьевое / Ресурсное</text:p>
          </table:table-cell>
          <table:table-cell office:value-type="string" calcext:value-type="string">
            <text:p>здоровая еда</text:p>
          </table:table-cell>
          <table:table-cell office:value-type="string" calcext:value-type="string">
            <text:p>витамины</text:p>
          </table:table-cell>
          <table:table-cell table:number-columns-repeated="4"/>
          <table:table-cell office:value-type="string" calcext:value-type="string">
            <text:p>было</text:p>
          </table:table-cell>
          <table:table-cell/>
          <table:table-cell office:value-type="string" calcext:value-type="string">
            <text:p>было</text:p>
          </table:table-cell>
          <table:table-cell/>
        </table:table-row>
        <table:table-row table:style-name="ro22">
          <table:table-cell office:value-type="string" calcext:value-type="string">
            <text:p>Климатическое</text:p>
          </table:table-cell>
          <table:table-cell office:value-type="string" calcext:value-type="string">
            <text:p>погода чтоб была такая чтоб можно было с коляской гулять. Честно. Киев. Больше ничего.</text:p>
          </table:table-cell>
          <table:table-cell office:value-type="string" calcext:value-type="string">
            <text:p>остров Пасхи блядь. Чтоб в трусах ходить целый год. Папа ню гини. Хотя нет. Жара это плохо. Короче. В нормальной широте ти живёшь. Всё ок. Киев. Больше нечего мне сказать.</text:p>
          </table:table-cell>
          <table:table-cell table:number-columns-repeated="4"/>
          <table:table-cell office:value-type="string" calcext:value-type="string">
            <text:p>глобал ворминг это не ко мне.</text:p>
            <text:p>Я тут подумал. Почему я считаю её ключём к своему богатству?</text:p>
            <text:p>Почему просто не делать что считаю нужным?</text:p>
            <text:p>Она меня считает богом просто так.</text:p>
            <text:p>НЕ ПРОСТО ТАК, ТЫ УЧИЛСЯ НА ЭТО ДЕСЯТЬ ЛЕТ ДО НЕЁ. БРАЛ НА СЕБЯ РОЛЬ БОГА.</text:p>
            <text:p>Сегодня ты просто аналитик. А тогда ты брал на себя роль БОГА. Тебя не устраивало почему мир отбирает у тебя плюшки ради проектов.</text:p>
            <text:p>Что это за методы такие. </text:p>
            <text:p>Щас ты выбрал в этом не разбираться а просто делать то куда он тебя ведёт.</text:p>
            <text:p>Но ты так и не понял ПОЧЕМУ так лучше</text:p>
            <text:p>Потому что лучше. Какое кому дело.</text:p>
            <text:p>…</text:p>
            <text:p>По той же причине по которой лучше иметь новый айфон чем прошлогодний. Новые фичи. И оптимизации. Экономия энергии.</text:p>
            <text:p>ОТЛИЧНО! Тут всё.</text:p>
          </table:table-cell>
          <table:table-cell/>
          <table:table-cell office:value-type="string" calcext:value-type="string">
            <text:p><text:span text:style-name="T12">дождик покапал – зонтик открыл</text:span></text:p>
            <text:p><text:span text:style-name="T12">Пылью надуло – окна помыл</text:span></text:p>
            <text:p><text:span text:style-name="T12">Тарелку засрал – к ней спиной повернись</text:span></text:p>
            <text:p><text:span text:style-name="T12">Мама помоет – и всё зашибись.</text:span></text:p>
            <text:p/>
            <text:p>)))))))))))))))))))))))))))))))))) что это такое???? ))) </text:p>
            <text:p/>
            <text:p>)))</text:p>
            <text:p/>
            <text:p>Я сделяль стихь. Тебе приятно?</text:p>
            <text:p>да.</text:p>
            <text:p>Ты поэт. Поздравляю.</text:p>
            <text:p>Та ничего. Просто говорю что типа живи как знаешь. Видишь проблемы – ищи решения.</text:p>
            <text:p>Этот стих записать или как?</text:p>
            <text:p/>
            <text:p>)) давай просто оставим здесь. Пометь его жирным и красным и всё.</text:p>
          </table:table-cell>
          <table:table-cell/>
        </table:table-row>
        <table:table-row table:style-name="ro1">
          <table:table-cell office:value-type="string" calcext:value-type="string">
            <text:p>Геологическое</text:p>
          </table:table-cell>
          <table:table-cell office:value-type="string" calcext:value-type="string">
            <text:p>в яму её закопать шоли. Как в молчании ягнят. “Оно рожает мне детей!”. Кошмар. Но тут георесурсы скорей. Своя ферма, хз. Ранчо за городом. Вилла. Да да я понял. Просто добавь пять миллионов. Тут всё.</text:p>
          </table:table-cell>
          <table:table-cell office:value-type="string" calcext:value-type="string">
            <text:p>и остров ага. Понял. Себе остров не купил а бабе купишь. Рыцарь блядь. Мозги бы себе вылечил не пришлось бы ей остров щас покупать чтобы её вернуть.</text:p>
            <text:p>Всех кто тебя любит и боготворит пропускай через вопросник. Тут всё.</text:p>
          </table:table-cell>
          <table:table-cell table:number-columns-repeated="4"/>
          <table:table-cell office:value-type="string" calcext:value-type="string">
            <text:p>ракеты? хм. Таки политика. Но я это ведь решил давно. Майндмапы либо инженерия.</text:p>
            <text:p>Быть выгодным ресурсом. Самому по себе. Тут всё.</text:p>
          </table:table-cell>
          <table:table-cell/>
          <table:table-cell office:value-type="string" calcext:value-type="string">
            <text:p>ВГ</text:p>
          </table:table-cell>
          <table:table-cell/>
        </table:table-row>
        <table:table-row table:style-name="ro3">
          <table:table-cell office:value-type="string" calcext:value-type="string">
            <text:p>Фазовое</text:p>
          </table:table-cell>
          <table:table-cell office:value-type="string" calcext:value-type="string">
            <text:p>сделай себе дом как в фазе и всё</text:p>
          </table:table-cell>
          <table:table-cell office:value-type="string" calcext:value-type="string">
            <text:p>решай пункты согласно порядку дневника блин. Можешь переключиться на С. Можешь ей позвонить. Сделать предложение. Но только порядок дневника изменит твою жизнь. Переключаться на пункт №128 вместо №1 это как переключаться на жирную вонючую селючку когда есть Куимова. Ты так не делал по крайней мере. Из всех вариантов выбирал лучший. А сейчас выбираешь тот который попроще. Решай пункты ёпт. В том порядке в котором их разместил твой алгоритм. Изменишь алгоритм если он себя не оправдает. Пока что всё на веру потому что оно даёт дохрена.</text:p>
          </table:table-cell>
          <table:table-cell table:number-columns-repeated="4"/>
          <table:table-cell office:value-type="string" calcext:value-type="string">
            <text:p>никак не надо. Нас не догонят</text:p>
          </table:table-cell>
          <table:table-cell/>
          <table:table-cell office:value-type="string" calcext:value-type="string">
            <text:p>жизнь как в фазе.</text:p>
          </table:table-cell>
          <table:table-cell/>
        </table:table-row>
        <table:table-row table:style-name="ro17">
          <table:table-cell office:value-type="string" calcext:value-type="string">
            <text:p>Колдовское</text:p>
          </table:table-cell>
          <table:table-cell office:value-type="string" calcext:value-type="string">
            <text:p>просто по алгоритму вопросника. А как там дальше мне похуй.</text:p>
            <text:p>Олька блин в древообработке экономистом была. Ей мои эти проектики это детский сад.</text:p>
            <text:p>Мол ну да, давай. Посмотрим. Она реально любила меня за колдовство и только.</text:p>
            <text:p>Если так то она выполнила свою роль.</text:p>
            <text:p>Дала мне нереальное исполнение моей нереальной цели. Короче. Решишь тот пункт тогда посмотрим. </text:p>
            <text:p>Ты колдовал выход из ситуации.</text:p>
            <text:p>Она сделала выходом тебя.</text:p>
            <text:p>А этот пункт с нею это тест.</text:p>
          </table:table-cell>
          <table:table-cell office:value-type="string" calcext:value-type="string">
            <text:p>груп и вопросник.</text:p>
            <text:p>И…. декаданс.</text:p>
            <text:p>Барахло.</text:p>
            <text:p>Всё это нахуй.</text:p>
            <text:p>Ты – хай тех. Будь им.</text:p>
            <text:p>Хватит жить на половину.</text:p>
          </table:table-cell>
          <table:table-cell table:number-columns-repeated="4"/>
          <table:table-cell office:value-type="string" calcext:value-type="string">
            <text:p>вг</text:p>
            <text:p>И все мои проекты</text:p>
          </table:table-cell>
          <table:table-cell/>
          <table:table-cell office:value-type="string" calcext:value-type="string">
            <text:p>Эм…………………</text:p>
            <text:p>Вообще-то изоляцией с ней наедине решилось бы многое.</text:p>
            <text:p>У неё двухкомнатка в которой во второй комнате старая бабка которая вроде не ходит.</text:p>
            <text:p>Которая тоже чмырит её.</text:p>
            <text:p>т.е. ну допустим ты женишься на ней.</text:p>
            <text:p>Бабку куда? На мужа оставить? Реально гадюшник блядь.только тронь. Она и на половину не ныла так как могла бы.</text:p>
            <text:p>Единственное её спасение это инструменты. И она их ищет. В отчаянии. И поверь если б она видела в тебе бога и дальше она бы пришла. Просто ты реально её достал тогда своим нытьём.</text:p>
            <text:p>Нытьё. Это тоже ушло.</text:p>
          </table:table-cell>
          <table:table-cell/>
        </table:table-row>
        <table:table-row table:style-name="ro8">
          <table:table-cell office:value-type="string" calcext:value-type="string">
            <text:p>Квантовое</text:p>
          </table:table-cell>
          <table:table-cell office:value-type="string" calcext:value-type="string">
            <text:p>вопросник</text:p>
          </table:table-cell>
          <table:table-cell office:value-type="string" calcext:value-type="string">
            <text:p>вопросник</text:p>
            <text:p>Я б даже сказал вопросник на ходу</text:p>
            <text:p>т.е. анализ всех твоих инструментов.</text:p>
            <text:p>Которыми ты перебираешь пункты.</text:p>
          </table:table-cell>
          <table:table-cell table:number-columns-repeated="4"/>
          <table:table-cell office:value-type="string" calcext:value-type="string">
            <text:p>всё что ты описал решишь и на этом сочтёмся.</text:p>
          </table:table-cell>
          <table:table-cell/>
          <table:table-cell office:value-type="string" calcext:value-type="string">
            <text:p>то что ты написал тебе хватит на всю жизнь.</text:p>
            <text:p>Реально.</text:p>
            <text:p>Все пункты дневника решишь (по одному) и на этом будет всё. Ты самое большое уже решил. Психология осталась. И С. Там больше ничего здорового нету. Биохимия. Ну ладно.я  просто говорю что реально этого тебе хватит. И миру тоже.</text:p>
          </table:table-cell>
          <table:table-cell/>
        </table:table-row>
        <table:table-row table:style-name="ro15">
          <table:table-cell office:value-type="string" calcext:value-type="string">
            <text:p>Упаковочное</text:p>
          </table:table-cell>
          <table:table-cell office:value-type="string" calcext:value-type="string">
            <text:p>модель</text:p>
          </table:table-cell>
          <table:table-cell office:value-type="string" calcext:value-type="string">
            <text:p>нет. Баба должна быть умной. А потом уже красивой. Твои родители не красавцы были. И ничего. Вон ты какой вымахал. Чувак которому замужние бабы глубокий минет делают в тайне от мужа. Потому что думают что от этого их жизнь станет лучше.</text:p>
            <text:p>А что не станет?</text:p>
            <text:p>Стала. Ей этого хватило. Ей много не надо. Она поняла что либо она больше не может либо больше не можешь ты. Иначе б это не произошло.</text:p>
            <text:p>Про колдовство ей напишешь если – она пойдёт к своим владельцам заводов.</text:p>
            <text:p>Напишешь про себя и майндмапы – она вернётся к миру который у неё был 2 года назад. Это шах и мат чувак. Если цель – эволюция, то реально анализ инструментов даст больше чем анализ вещей.</text:p>
            <text:p>т.е. ты смотрел на инструменты как на кусочки пазлов. </text:p>
            <text:p>Это было интересно.</text:p>
            <text:p>А если ты щас ей расскажешь что всё это было лишь ради того чтоб я это применил, то……… она реально пойдёт к тому кто попроще. Напиши это. “Общий знаменатель всех моих майндмапов (то, частью чего они все являются)”. Но с этой точки зрения она просто шлюха которая ищет где по-дороже. Предала семью ради перспектив. хз.</text:p>
            <text:p>“bring you to my hell”. Вот что её мотивировало. Они не развелись. И развод – процесс слишком муторный. А тем более женитьба заново. Пускай разведётся и тогда точно будет чики пуки. Ты ставил на её мужа “потому что одной трудно”. Но ты всю жизнь один. И как-то справлялся. В Киеве ты был один. Не было никого. И ничего, как-то выжил. Если единственная роль людей – затыкать мои дырки, то… тогда проблема – я, а не они.</text:p>
            <text:p>Если б ты майндмапил то что дают колдовские шмары, хер бы ты сегодня был один.</text:p>
          </table:table-cell>
          <table:table-cell table:number-columns-repeated="4"/>
          <table:table-cell office:value-type="string" calcext:value-type="string">
            <text:p>ох я б ей щас в рот засадил вместе с яйцами.</text:p>
            <text:p>… не ты первый не ты последний.</text:p>
            <text:p>Но мог бы быть последним.</text:p>
            <text:p>Мог бы. Если б цена тебя устроила. Цена изменений в твоей жизни.</text:p>
            <text:p>Если б реально ты просто майндмапил всё что видишь то ты б давно уже женился.</text:p>
            <text:p>А то что сейчас происходит это маразм какой-то.</text:p>
            <text:p>Ты б ей накончал. Это правда. Но тогда……….. ты смотрел дальше этого. На перспективы.</text:p>
            <text:p>А сегодня ты просто хочешь накончать и ноешь что всё не так. Тебя разбаловали.</text:p>
            <text:p>Вниманием.</text:p>
            <text:p>Ты такой: “Перспективы!” </text:p>
            <text:p>(и толпа тёлок: “ты наж бог мы хотим тебя”)</text:p>
            <text:p>т.е. я не знаю. Кусочки пазла одной системы если учить то ты решаешь пункт.</text:p>
            <text:p>А если учить кусочки пазла без какой-либо цели… то да. Тебе будут глотать недотраханные жоны но ты останешься один.</text:p>
            <text:p>Позвони ей. Удивишься.</text:p>
            <text:p>Реально. Одна-две встречи.</text:p>
          </table:table-cell>
          <table:table-cell/>
          <table:table-cell office:value-type="string" calcext:value-type="string">
            <text:p>группа. ВГ. Это то что даст мир.</text:p>
            <text:p>Короче. </text:p>
            <text:p>Деньги на майндмапах как делать не понятно</text:p>
            <text:p>Равно как деньги на концептах.</text:p>
            <text:p>Чувак который “видел многое”</text:p>
            <text:p>Ментор</text:p>
            <text:p>Ты так делал</text:p>
            <text:p>Но ты сам был ебанутый</text:p>
            <text:p>Иначе бы этого всего не было.</text:p>
            <text:p>Набери её. Услыш голос. И полегчает.</text:p>
          </table:table-cell>
          <table:table-cell/>
        </table:table-row>
        <table:table-row table:style-name="ro23">
          <table:table-cell office:value-type="string" calcext:value-type="string">
            <text:p>Дизайнерское</text:p>
          </table:table-cell>
          <table:table-cell office:value-type="string" calcext:value-type="string">
            <text:p>Модель-шпала с сиськами? Чувак в Киеве таких пруд пруди.</text:p>
            <text:p>Чувак я тебе отвечаю. Учи ты майндмапы – твои соски вернутся.</text:p>
            <text:p>Но ты снова будешь бояться пошевелить пальцем.</text:p>
            <text:p>Хотя может и нет. Я не знаю. Короче. Поговори с ней. Пускай даст тебе честный фидбек на твою мысль.</text:p>
          </table:table-cell>
          <table:table-cell office:value-type="string" calcext:value-type="string">
            <text:p>Моспанку захотел. Чувак. Ты реально мог их кадрить и всё. Олька тебе отсосала все яды.</text:p>
            <text:p>Представь мир в котором очередь тёлок обкончанных тобой в рот никогда не кончается.</text:p>
            <text:p/>
            <text:p>Весело</text:p>
            <text:p>Не просто весело. А охуенно.</text:p>
            <text:p>Я думал ты мне даёшь это ради мира во всём мире. Ради………..</text:p>
            <text:p/>
            <text:p>Ты можешь определить пункт по всем майндмапам из которых он состоит?</text:p>
            <text:p/>
            <text:p>Нет</text:p>
            <text:p/>
            <text:p>А почему?</text:p>
            <text:p/>
            <text:p>Потому что. Что состоит из бутылки воды и грелки? </text:p>
            <text:p>I have a pen. I have an apple. Apple-pen.</text:p>
            <text:p>Это безумие. Такой подход бесконечен. И бессмысленен.</text:p>
            <text:p/>
            <text:p>Это фаза чувак.</text:p>
            <text:p/>
            <text:p>Фаза отбросит несовместимые вещи. Возьмёт свойства из бутылки и из грелки. И сделает горячую воду. Но не….. не создаст из неё что-либо…</text:p>
            <text:p/>
            <text:p>Это вообще-то ключ к шизофрении вроде.  “что общего между ботинком и карандашом”. А ты берёшь и ищешь dx который у них общий. Это безумие. Бесцельное безумие. А потом что? А потом блядь будешь искать как с этого dx сделать выгоду да? Я явно чего-то не заметил. Потому что этот подход не оправдывает себя со всеми инструментами. Только с теми которые были у меня.</text:p>
            <text:p/>
            <text:p>Чувак. Иди спать</text:p>
            <text:p/>
            <text:p>Нет уж изволь. Давай сделай то что ты говоришь. Как мне засадить Ольке?</text:p>
            <text:p/>
            <text:p>Та позвони ей и всё. Сама засадит.</text:p>
            <text:p/>
            <text:p>Я не майндмапил ничего безумного.</text:p>
            <text:p>Значит мир безумен.</text:p>
            <text:p>Если от майндмапа каждой сферы наук я становлюсь безумным. Тогда я просто хочу умереть.</text:p>
            <text:p>Если изучать все науки майндмапами. А потом от того что я вижу когда они все проецируются на мир – я схожу с ума… то может и не стоит мне здесь жить.</text:p>
            <text:p/>
            <text:p>А может стоит? Только ради тех чувих которые тебе сосали?</text:p>
          </table:table-cell>
          <table:table-cell table:number-columns-repeated="4"/>
          <table:table-cell office:value-type="string" calcext:value-type="string">
            <text:p>тех которые её уродуют?</text:p>
            <text:p>Девочка должна верить в себя.</text:p>
            <text:p>В боевые искусства.</text:p>
            <text:p>В умение выбирать.</text:p>
            <text:p>хз. не знаю. Я подумаю.</text:p>
            <text:p>т.е. девочка должна иметь точку опоры.</text:p>
            <text:p>Которой вполне может быть моя голова.</text:p>
            <text:p>Это ты тут семь пядей во лбу и все умы поел.</text:p>
            <text:p>А ей просто хочется иметь друга.</text:p>
            <text:p>Который трахает и не задаёт вопросов.</text:p>
            <text:p>Если б не твои тараканы тебе бы было легче просить её о том что тебе действительно важно.</text:p>
            <text:p>Позвони ей. Бросит трубку – разговор окончен. Навсегда. Не кадри её больше никогда.</text:p>
            <text:p>Не бросит трубку – скажешь ей свою оду.</text:p>
            <text:p>Короче есть мнение что я просто относился к вещам майндмапы которых не делал так же как отношусь к вещам с майндмапами.</text:p>
            <text:p>Мол мнение жирного пидара мне так же важно как важен любой майндмап который я сделал</text:p>
            <text:p>т.е. мне надо уметь отделять мух от котлет на этом уровне.</text:p>
            <text:p>А для этого… я не знаю что для этого надо делать.</text:p>
            <text:p>Я вообще не представляю как жить.</text:p>
            <text:p>Я всю жизнь готовился быть инженером.</text:p>
            <text:p>А теперь кто я?</text:p>
            <text:p>Полный ноль.</text:p>
            <text:p/>
            <text:p>Почему ноль блядь. Любое понятие это концепт. У тебя они просто шире обычного.</text:p>
            <text:p>Почему сразу ноль.</text:p>
            <text:p/>
            <text:p>Потому что одни состоят из других, и…. противоречат друг другу.</text:p>
            <text:p/>
            <text:p>Я щас спат пойду</text:p>
            <text:p/>
            <text:p>Иди. Давно пора. У тебя в уме было много статичной информации. Которая не была пропущена через майндмапы. Какие-то выводы которые лежат между ними. За которые ты хватался. т.е. ты рычаги искал не статистическим ресёрчем. И не общими чертами. А выводам которые находятся на пересечении майндмапов. Это рисковано? да. Очень. Но всё лишь сводится к тому, как с этим жить. Если ты можешь решить круг (что-то автоматизировать, например её сосание тебе) просто дав ей что-то… то блядь. Дай ей это и всё. Просто ……… ты ж не умеешь потом жить с этим. Начал унижать её. Сколько бы она ещё протянула, как думаешь?</text:p>
            <text:p>Не знаю</text:p>
            <text:p>Ну вот. Деньги тебе носила. Подарки. Продукты.</text:p>
            <text:p>Я ей жизнь новую подарил.</text:p>
            <text:p>Подарил? Или инвестировал? Ты ж её учил лишь для того чтоб она меньше проблем создала для тебя.</text:p>
            <text:p>Значит все мои алгоритмы фуфло.</text:p>
            <text:p>да. по ходу. Если единственное что они дают это “решай пункты все и сразу” то….. может и правда фуфло. Но тогда всё ещё хуже чем мы думали. Потому что времени вобрез, дел дохуя, а ты ничего не имеешь. Кликер блядь пишешь три месяца.</text:p>
            <text:p>Вопросник помогает лишь найти что майндмапить. Но потом это ещё надо отмайндмапить, так что… да. Я не знаю что тебе ответить. Мне кажется то что ты фундаменталил всё подряд привело тебя к тому что ты понимал все внешние проявления чего угодно но не знал ни единой науки. Наука это тенденция вещей. Куда они двигаются. Ты изучил эволюцию и на ней ездил. Короче я не знаю что тебе сказать. Слишком много критики не выдерживает это твоё размножение. т.е. если цель размножение – то не надо автоматизировать всё подряд. Надо майндмапить. </text:p>
            <text:p>Для того чтоб когда тебе понадобится очередной кликер – ты просто воткнул туда то что ты видел где-то в другом месте. И пошёл дальше. т.е. круги всё равно надо делать через твой майндмап кругов. Но………. Так как с матаном. Тебе понадобилось увидеть тенденции. Ты взял и посмотрел на формулы. Назвал их х, у и т.д. ты удивишься насколько проще так жить. Никого ни за что не благодарить и просто ебать в рот всяких Оль.</text:p>
            <text:p/>
            <text:p>Ничо не могу сказать. Все с калясками. А у меня нету 500грн. Ты решил круг Ольки татуировкой на шее. Тык тык и готово. И хорошее было решение. Заменило круг. Полностью. Вопрос что ты заткнул не дырку а внешнее проявление, а дырка была в твоём гештальте. Но ты ЗАТКНУЛ.</text:p>
            <text:p/>
            <text:p>Одни дырки блин.</text:p>
            <text:p/>
            <text:p>да. одни дырки. А когда были майндмапы ты вообще стал одной сплошной дыркой.</text:p>
            <text:p>Майндмапы вывели тебя из бедности. Не круги. Круги – ты видишь. 20Грн тут 20грн там. Это не жизнь. Слишком много людей так делает. Ну будет у тебя 20 тысяч после продажи тысячи предметов. Это тысяча походов на почту. И ты типа уже очкарик. С простатитом. Сидишь оцениваешь всякий хлам. А он не кончается. Где конец? Ты нашёл решение проблем анатомии за 2 недели. А деньги неможешь найти всю жизнь. Просто откладывай их ёпт. Пускай менторинг будет одним из проектов. А всё остальное оставь как есть.</text:p>
            <text:p>Цель ведь не решать проекты. Цель решать раз и навсегда всемирные проблемы, которые ты увидел краем глаза.</text:p>
            <text:p>И НЕ ВСЕГДА это инженерия.</text:p>
          </table:table-cell>
          <table:table-cell/>
          <table:table-cell office:value-type="string" calcext:value-type="string">
            <text:p>хз. кажется теперь я понял что …… мир….. мир миром.</text:p>
            <text:p>Но мои майндмапы это лишь грани.</text:p>
            <text:p>т.е. меня сильно волновало что я могу умереть или опозориться.</text:p>
            <text:p>Мои психологические проблемы короче оно не решало. </text:p>
            <text:p>Но теперь…..</text:p>
            <text:p/>
            <text:p>да. именно. Реши позор и живи как жил раньше.</text:p>
          </table:table-cell>
          <table:table-cell/>
        </table:table-row>
        <table:table-row table:style-name="ro3">
          <table:table-cell table:style-name="ce88" office:value-type="string" calcext:value-type="string">
            <text:p>Смиренченское (может смирение уже и не надо теперь когда я из всего извлекаю выгоду)</text:p>
          </table:table-cell>
          <table:table-cell table:number-columns-repeated="10"/>
        </table:table-row>
        <table:table-row table:style-name="ro24">
          <table:table-cell office:value-type="string" calcext:value-type="string">
            <text:p>Гибкостное</text:p>
            <text:p>(готовность меняться)</text:p>
          </table:table-cell>
          <table:table-cell office:value-type="string" calcext:value-type="string">
            <text:p>Баба-йог?</text:p>
            <text:p>Или баба-шизофреник?</text:p>
            <text:p>Меняться в сторону “навсегда”?</text:p>
            <text:p>День первый: бросить курить. Ага. Хер. Ты знаешь выходы. Они – нет.</text:p>
            <text:p>Посмотри СКОЛЬКО НЕ СЛУЧИВШИХСЯ ПОВТОРЕНИЙ ТЫ УБРАЛ ОДНИМ СВОИМ РЕСЁРЧЕМ АНАТОМИИ. И СВОИМИ КУБИКАМИ.</text:p>
            <text:p/>
            <text:p>Эм</text:p>
            <text:p/>
            <text:p>Иди.</text:p>
            <text:p/>
            <text:p>За менторинг яйца не полечишь.</text:p>
            <text:p>Она тебя любила.</text:p>
            <text:p>Если ты продаёшь любовь за деньги то ты альфонс а не ментор.</text:p>
            <text:p>Чувиха с дневником короче. Понял.</text:p>
            <text:p>И помог ты ей не повторениями. А как психолог и человек с кучей разношёрстных знаний.</text:p>
            <text:p>Ты был “человек-ресёрч”</text:p>
            <text:p>Она тебе факт – а ты ей сборку.</text:p>
            <text:p>Она факт – а ты сборку.</text:p>
            <text:p>Типа блин. Знаешь….</text:p>
            <text:p>Может стоило просто……..</text:p>
            <text:p>Заменить её собой?</text:p>
            <text:p>Раз тебя так всё не устраивает.</text:p>
            <text:p>Ага? Понял? На какой ты позиции и почему всё так? У меня всё.</text:p>
          </table:table-cell>
          <table:table-cell office:value-type="string" calcext:value-type="string">
            <text:p>люди вообще не особо хотят меняться.</text:p>
            <text:p>Особенно когда на обед у них тунец с икрой.</text:p>
            <text:p>А на ужин секс в трёх разных позах.</text:p>
            <text:p>Она любила не тебя.</text:p>
            <text:p>А новизну.</text:p>
            <text:p>И если ты ей позвонишь и она бросит трубуку то на этом всё кончится.</text:p>
          </table:table-cell>
          <table:table-cell table:number-columns-repeated="4"/>
          <table:table-cell office:value-type="string" calcext:value-type="string">
            <text:p>я думаю даже Оля излечила твою болезненную тягу всё “решать”.</text:p>
            <text:p>Что создала предыдущая Оля.</text:p>
            <text:p>Ты ж помнишь. “проблемы – решения решения РЕШЕНИЯ”.</text:p>
            <text:p>ПРОГРАММИЗМ ГОЛОВНОГО МОЗГА.</text:p>
            <text:p>Люди даже не знали что им надо, их заказы не вязались.</text:p>
            <text:p>А ты всё решаешь решаешь.</text:p>
            <text:p>Ровно до тех пор пока они не начнут противоречить себе</text:p>
            <text:p>А потом уходил</text:p>
            <text:p>И тут вопрос.</text:p>
            <text:p>А почему вообще не начать ресёрч ВНАЧАЛЕ С ПРОТИВОРЕЧИЙ СЕБЕ.</text:p>
            <text:p>А ПОТОМ УЖЕ СО ВСЕГО ОСТАЛЬНОГО?</text:p>
            <text:p/>
            <text:p>В смысле что, в статитсическом?</text:p>
            <text:p/>
            <text:p>да.</text:p>
            <text:p/>
            <text:p>ок. запишу.</text:p>
            <text:p/>
            <text:p>Отлично. Ну тогда можешь смело закрывать этот ресёрч секса. Потому что секс отныне у тебя будет не по твоей воле. А по воле баб которых пруд пруди и у которых море противоречий. Их зависимость от тебя заставит их глотать всё что ты им в рот накончаешь.</text:p>
            <text:p/>
            <text:p>Вспомнил Линко Ивана. Который приткнул меня пару раз противоречиями.</text:p>
            <text:p>Когда их не было и он просто не понял разницу.</text:p>
            <text:p/>
            <text:p>ок. да. Он применил статистчиеский ресёрч на практике без фундаментального. И чо.</text:p>
            <text:p>Позвони Оле. Скажи что хотел услышать её голос.</text:p>
          </table:table-cell>
          <table:table-cell/>
          <table:table-cell office:value-type="string" calcext:value-type="string">
            <text:p>гибкость туда куда не гнётся.</text:p>
            <text:p>Гибкость в плане “заставить человека сожрать 3 порции жаренных стейков” </text:p>
            <text:p>Когда реально полезная гибкость должна быть в сторону кубиков и свободного выбора.</text:p>
            <text:p/>
            <text:p>Вот вот.</text:p>
            <text:p>Повторения не надо решать. Их надо избегать.</text:p>
            <text:p>Повторения которые против твоей воли. Их надо избегать а не решать. И промайндмапь ты все их компоненты – они исчезнут.</text:p>
          </table:table-cell>
          <table:table-cell/>
        </table:table-row>
        <table:table-row table:style-name="ro20">
          <table:table-cell office:value-type="string" calcext:value-type="string">
            <text:p>Географическое</text:p>
          </table:table-cell>
          <table:table-cell office:value-type="string" calcext:value-type="string">
            <text:p>хз. хороший дом где она может пожить год и нихера не делать.</text:p>
          </table:table-cell>
          <table:table-cell office:value-type="string" calcext:value-type="string">
            <text:p>хз. бункер какой-то.</text:p>
            <text:p>Я сам должен быть бункером наверно.</text:p>
            <text:p>Для неё. Я и был бункером. Когда думал за неё и за того её пидора. И за то, чего надо избегать, а что надо решать. Я всё это помню. Я помню что щас я звоню ……..  вникуда. В неизвестность. Хотя раньше я бы прощупал территорию. т.е. у меня были психозы связанные с остальными потребностями. Но они реально уходят когад я тупо не дрочу.</text:p>
          </table:table-cell>
          <table:table-cell table:number-columns-repeated="4"/>
          <table:table-cell office:value-type="string" calcext:value-type="string">
            <text:p>я хочу минет………. Но не могу потому что яйцо.</text:p>
            <text:p>Дом и всё остальное.</text:p>
            <text:p>Запиши “повторения против моей воли” в вопросы. Может поможет.</text:p>
            <text:p>Записал</text:p>
            <text:p>Вот. Супер.</text:p>
            <text:p>Там уже рекурсия началась</text:p>
            <text:p>Вот именно. А это не выход. Рекурсии в вопросник.</text:p>
            <text:p>Тут всё.</text:p>
          </table:table-cell>
          <table:table-cell/>
          <table:table-cell office:value-type="string" calcext:value-type="string">
            <text:p>сытость.</text:p>
            <text:p>Голод.</text:p>
            <text:p>Баланс.</text:p>
            <text:p>Никто.</text:p>
            <text:p>Богиня.</text:p>
            <text:p>Она.</text:p>
            <text:p>ты.</text:p>
            <text:p>Набор слов. Но ты видишь в них смысл.</text:p>
            <text:p>Потому что он есть. Рандом в мозгах не рандомный.</text:p>
            <text:p>Ты видел как выводы приходят в голову.</text:p>
            <text:p>Учи психологию</text:p>
          </table:table-cell>
          <table:table-cell/>
        </table:table-row>
        <table:table-row table:style-name="ro7">
          <table:table-cell office:value-type="string" calcext:value-type="string">
            <text:p>Лабиринтное</text:p>
          </table:table-cell>
          <table:table-cell office:value-type="string" calcext:value-type="string">
            <text:p>нах. Закрыть её в бункер и назвать цветочком.</text:p>
            <text:p>“ой ты моя яйцеклеточка”.</text:p>
            <text:p>Ага.</text:p>
            <text:p>Тут всё.</text:p>
            <text:p>Это бред собачий</text:p>
          </table:table-cell>
          <table:table-cell table:number-columns-repeated="9"/>
        </table:table-row>
        <table:table-row table:style-name="ro3">
          <table:table-cell table:style-name="ce89" office:value-type="string" calcext:value-type="string">
            <text:p>Организационное</text:p>
          </table:table-cell>
          <table:table-cell table:number-columns-repeated="10"/>
        </table:table-row>
        <table:table-row table:style-name="ro3">
          <table:table-cell table:style-name="ce89" office:value-type="string" calcext:value-type="string">
            <text:p>Стратегическое</text:p>
          </table:table-cell>
          <table:table-cell table:number-columns-repeated="10"/>
        </table:table-row>
        <table:table-row table:style-name="ro3">
          <table:table-cell table:style-name="ce89" office:value-type="string" calcext:value-type="string">
            <text:p>Страховое</text:p>
          </table:table-cell>
          <table:table-cell table:number-columns-repeated="10"/>
        </table:table-row>
        <table:table-row table:style-name="ro3">
          <table:table-cell table:style-name="ce89" office:value-type="string" calcext:value-type="string">
            <text:p>Тайм Менеджментное</text:p>
          </table:table-cell>
          <table:table-cell table:number-columns-repeated="10"/>
        </table:table-row>
        <table:table-row table:style-name="ro3">
          <table:table-cell table:style-name="ce89" office:value-type="string" calcext:value-type="string">
            <text:p>Патентное</text:p>
          </table:table-cell>
          <table:table-cell table:number-columns-repeated="10"/>
        </table:table-row>
        <table:table-row table:style-name="ro3">
          <table:table-cell table:style-name="ce89" office:value-type="string" calcext:value-type="string">
            <text:p>Инфраструктурное</text:p>
          </table:table-cell>
          <table:table-cell table:number-columns-repeated="10"/>
        </table:table-row>
        <table:table-row table:style-name="ro3">
          <table:table-cell table:style-name="ce89" office:value-type="string" calcext:value-type="string">
            <text:p>Скоростное</text:p>
          </table:table-cell>
          <table:table-cell table:number-columns-repeated="10"/>
        </table:table-row>
        <table:table-row table:style-name="ro3">
          <table:table-cell table:style-name="ce89" office:value-type="string" calcext:value-type="string">
            <text:p>Интеграционное</text:p>
          </table:table-cell>
          <table:table-cell table:number-columns-repeated="10"/>
        </table:table-row>
        <table:table-row table:style-name="ro3">
          <table:table-cell table:style-name="ce89" office:value-type="string" calcext:value-type="string">
            <text:p>Качественное</text:p>
          </table:table-cell>
          <table:table-cell table:number-columns-repeated="10"/>
        </table:table-row>
        <table:table-row table:style-name="ro3">
          <table:table-cell table:style-name="ce89" office:value-type="string" calcext:value-type="string">
            <text:p>Экономическое</text:p>
          </table:table-cell>
          <table:table-cell table:number-columns-repeated="10"/>
        </table:table-row>
        <table:table-row table:style-name="ro3">
          <table:table-cell table:style-name="ce89" office:value-type="string" calcext:value-type="string">
            <text:p>Финансовое</text:p>
          </table:table-cell>
          <table:table-cell table:number-columns-repeated="10"/>
        </table:table-row>
        <table:table-row table:style-name="ro3">
          <table:table-cell table:style-name="ce89" office:value-type="string" calcext:value-type="string">
            <text:p>Репутационное</text:p>
          </table:table-cell>
          <table:table-cell table:number-columns-repeated="10"/>
        </table:table-row>
        <table:table-row table:style-name="ro3">
          <table:table-cell table:style-name="ce89" office:value-type="string" calcext:value-type="string">
            <text:p>Экологическое</text:p>
          </table:table-cell>
          <table:table-cell table:number-columns-repeated="10"/>
        </table:table-row>
        <table:table-row table:style-name="ro3">
          <table:table-cell table:style-name="ce89" office:value-type="string" calcext:value-type="string">
            <text:p>Разрешительное</text:p>
          </table:table-cell>
          <table:table-cell table:number-columns-repeated="10"/>
        </table:table-row>
        <table:table-row table:style-name="ro17">
          <table:table-cell office:value-type="string" calcext:value-type="string">
            <text:p>Ценовое</text:p>
          </table:table-cell>
          <table:table-cell office:value-type="string" calcext:value-type="string">
            <text:p>если баба сама зарабатывает – это вообще супер.</text:p>
            <text:p>И производит всё что ей нужно. Ага.</text:p>
            <text:p>Феминистка.</text:p>
            <text:p>Чувиха для которой ты бог и источник спермы одновременно. В этом ты силён. Это достигается майндмапамию</text:p>
          </table:table-cell>
          <table:table-cell office:value-type="string" calcext:value-type="string">
            <text:p>или же если у неё моя карточка. Чтоб я мог перекрыть ей траты на те или иные категории…</text:p>
            <text:p>А ещё лучше – давать ей деньги только на те категории которые я увидел “надо” через майндмап.</text:p>
            <text:p>да. виноградов группа. Опять вернулись к этому.</text:p>
            <text:p>Тратить только на то что я проверил</text:p>
            <text:p>Мол она – не часть виноградов группы (оптому что тогда надо две таких и т.п.). но часть – её потребности.</text:p>
            <text:p>А может – часть она и её потребности.</text:p>
            <text:p>Круги сделаешь и всё</text:p>
            <text:p>По тому что касается еды.</text:p>
          </table:table-cell>
          <table:table-cell table:number-columns-repeated="4"/>
          <table:table-cell office:value-type="string" calcext:value-type="string">
            <text:p>дольче и габбана?</text:p>
            <text:p>эм.</text:p>
            <text:p>Викторианские платья блин я хз.</text:p>
            <text:p>Корсеты.</text:p>
            <text:p>Бля реально овуляшка.</text:p>
          </table:table-cell>
          <table:table-cell/>
          <table:table-cell office:value-type="string" calcext:value-type="string">
            <text:p>никакой наркоты?</text:p>
            <text:p>Это решается кубиками.</text:p>
            <text:p>Уан-байт-ами. </text:p>
          </table:table-cell>
          <table:table-cell/>
        </table:table-row>
        <table:table-row table:style-name="ro3">
          <table:table-cell office:value-type="string" calcext:value-type="string">
            <text:p>Гарантийное</text:p>
          </table:table-cell>
          <table:table-cell table:number-columns-repeated="2" office:value-type="string" calcext:value-type="string">
            <text:p>здоровье</text:p>
          </table:table-cell>
          <table:table-cell table:number-columns-repeated="4"/>
          <table:table-cell office:value-type="string" calcext:value-type="string">
            <text:p>было</text:p>
          </table:table-cell>
          <table:table-cell/>
          <table:table-cell office:value-type="string" calcext:value-type="string">
            <text:p>было</text:p>
          </table:table-cell>
          <table:table-cell/>
        </table:table-row>
        <table:table-row table:style-name="ro3">
          <table:table-cell office:value-type="string" calcext:value-type="string">
            <text:p>Праведностное</text:p>
          </table:table-cell>
          <table:table-cell office:value-type="string" calcext:value-type="string">
            <text:p>ВГ</text:p>
          </table:table-cell>
          <table:table-cell office:value-type="string" calcext:value-type="string">
            <text:p>вопросник</text:p>
          </table:table-cell>
          <table:table-cell table:number-columns-repeated="4"/>
          <table:table-cell office:value-type="string" calcext:value-type="string">
            <text:p>ВГ и вопросник</text:p>
          </table:table-cell>
          <table:table-cell/>
          <table:table-cell office:value-type="string" calcext:value-type="string">
            <text:p>ВГ</text:p>
          </table:table-cell>
          <table:table-cell/>
        </table:table-row>
        <table:table-row table:style-name="ro25">
          <table:table-cell office:value-type="string" calcext:value-type="string">
            <text:p>Контрольное</text:p>
          </table:table-cell>
          <table:table-cell office:value-type="string" calcext:value-type="string">
            <text:p>я контролирую что ты ешь</text:p>
          </table:table-cell>
          <table:table-cell office:value-type="string" calcext:value-type="string">
            <text:p><text:span text:style-name="T12">я доверяю тебе по мере того как ты живешь под моей крышей.</text:span></text:p>
            <text:p>О_о хорошо сказал.</text:p>
            <text:p>Это блин красным жирным выдели.</text:p>
          </table:table-cell>
          <table:table-cell table:number-columns-repeated="4"/>
          <table:table-cell office:value-type="string" calcext:value-type="string">
            <text:p>т.е. реально если решать вот такие пункты то….. ты прав… крыша. И т.п.</text:p>
          </table:table-cell>
          <table:table-cell/>
          <table:table-cell office:value-type="string" calcext:value-type="string">
            <text:p>что будет если она скажет “не буду мыться перед тем как ковыряю себе рожу”?</text:p>
            <text:p>эм. а нахрена? Пошла в душ помылась ёпт. На кой выдумывать такое.</text:p>
            <text:p>т.е. реально если ты круг этого сделал (или туррет как минимум) то….</text:p>
            <text:p>Ну смотри. Вот ты порезал всё кубиками.</text:p>
            <text:p>Ходит жрёт.</text:p>
            <text:p>Решение само за себя работает.</text:p>
            <text:p>Какой прикол ей этого не есть?</text:p>
            <text:p>“вот не буду кубиками потому что хочу шариками”.</text:p>
            <text:p>“не буду кубиками потому что хочу откусывать”.</text:p>
            <text:p>Это бред понимаешь. Стресс. Это решается само по себе. Лёгкостью. хз.</text:p>
            <text:p>Купил фильтр – и вы пользуетесь. И никаких притензий.</text:p>
            <text:p>Какой прикол ныть “не буду”.</text:p>
            <text:p>Если фильтр есть.</text:p>
            <text:p>Купи ванну побольше даи всё. Типа это круги. Это лечится только так: декорациями.</text:p>
            <text:p>Фен шуй ёпт. Куча баб на этом заморочены.</text:p>
            <text:p>Что кровать должна быть членом на север. Чтоб были дети. </text:p>
            <text:p>Бред?</text:p>
            <text:p>да.</text:p>
            <text:p>ну. но если это… чувак. Если она мирится с твоими тараканами будет жить в твоём доме.</text:p>
            <text:p>Если говорит “нет я хочу наркоту” то….. изучай на кой хер тебе в доме такая мымра.</text:p>
          </table:table-cell>
          <table:table-cell/>
        </table:table-row>
        <table:table-row table:style-name="ro17">
          <table:table-cell office:value-type="string" calcext:value-type="string">
            <text:p>Инновационное</text:p>
          </table:table-cell>
          <table:table-cell office:value-type="string" calcext:value-type="string">
            <text:p>ну инноваций в родах я не делал</text:p>
            <text:p>Акушерные курсы хз.</text:p>
            <text:p>Курсы.</text:p>
          </table:table-cell>
          <table:table-cell office:value-type="string" calcext:value-type="string">
            <text:p>хз. если будешь принимать роды тогда посмотрим.</text:p>
            <text:p>Пока вопрос в том чтоб она лежала и рожала. Вот и всё.</text:p>
            <text:p>Как Олька в Киеве.</text:p>
            <text:p>Блядь сплошные Ольки.</text:p>
            <text:p>Найди себе Васылыну чтоли.</text:p>
            <text:p>Твои выходы (статистические) имеют свойство автокоррекции.</text:p>
            <text:p>Покуда их делаешь ты вернёшься на безопасный путь.</text:p>
            <text:p>т.е. даже если у тебя поедет крыша ты вернёшься в путь здоровой еды если просто будешь и дальше питаться кубиками.</text:p>
          </table:table-cell>
          <table:table-cell table:number-columns-repeated="6"/>
          <table:table-cell office:value-type="string" calcext:value-type="string">
            <text:p>хз. в том чтоб держать бабу в заперти в замке где ей ничего не угрожает нет ничего нового.</text:p>
            <text:p>То что твоя мать за тобой не ухаживала а кидала тебя на врачей это….. блядь.</text:p>
            <text:p>Короче.</text:p>
            <text:p>Звони Оле. Тут всё.</text:p>
            <text:p>А эти два пункта вынеси отдельно. У меня всё.</text:p>
          </table:table-cell>
          <table:table-cell/>
        </table:table-row>
        <table:table-row table:style-name="ro3" table:number-rows-repeated="3">
          <table:table-cell table:number-columns-repeated="11"/>
        </table:table-row>
        <table:table-row table:style-name="ro3">
          <table:table-cell office:value-type="string" calcext:value-type="string">
            <text:p>Пункт: Менторинг-проект в ВГ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Пункт: сходить на акушерные курсы.</text:p>
          </table:table-cell>
          <table:table-cell table:number-columns-repeated="10"/>
        </table:table-row>
        <table:table-row table:style-name="ro3" table:number-rows-repeated="1048520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Могу ли я купить этот круг" table:style-name="ta2">
        <office:forms form:automatic-focus="false" form:apply-design-mode="false"/>
        <table:table-column table:style-name="co1" table:default-cell-style-name="Default"/>
        <table:table-row table:style-name="ro3">
          <table:table-cell table:style-name="ce85" office:value-type="string" calcext:value-type="string">
            <text:p>Могу ли я купить этот круг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если б мог я б это не изучал.</text:p>
          </table:table-cell>
        </table:table-row>
        <table:table-row table:style-name="ro3">
          <table:table-cell office:value-type="string" calcext:value-type="string">
            <text:p>дом. Машина. Киев. Бла бла. Фундаментальные ресёрчи всего что вижу. Сука. Задрало. Может я реально больной.</text:p>
          </table:table-cell>
        </table:table-row>
        <table:table-row table:style-name="ro3">
          <table:table-cell office:value-type="string" calcext:value-type="string">
            <text:p>и опять дошли до момента что мол овуляшки выёбываются и делают вид что “хотят” чтобы попасть в такие вот условия, где всё решено… и я хочу чтоб они нарвались на групповуху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кроме твоих желаний и сомнений причин звонить Оле нет никаких.</text:p>
          </table:table-cell>
        </table:table-row>
        <table:table-row table:style-name="ro3">
          <table:table-cell office:value-type="string" calcext:value-type="string">
            <text:p>я звоню ей только ради решения дискредетации.</text:p>
          </table:table-cell>
        </table:table-row>
        <table:table-row table:style-name="ro3">
          <table:table-cell office:value-type="string" calcext:value-type="string">
            <text:p>я не уверен уже ни в чём после этих всех выводов</text:p>
          </table:table-cell>
        </table:table-row>
        <table:table-row table:style-name="ro3">
          <table:table-cell office:value-type="string" calcext:value-type="string">
            <text:p>сколько в мире баб сосущих это пиздец.</text:p>
          </table:table-cell>
        </table:table-row>
        <table:table-row table:style-name="ro3">
          <table:table-cell office:value-type="string" calcext:value-type="string">
            <text:p>я просто хочу решить с ней уважение.</text:p>
          </table:table-cell>
        </table:table-row>
        <table:table-row table:style-name="ro3">
          <table:table-cell office:value-type="string" calcext:value-type="string">
            <text:p>потому что если б оно было достаточно сильное она бы приструнила своего хахаля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……… эм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да. я так считаю. Раз пишет значит позволяет. Значит либо ей на меня насрать либо…………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что? Какое второе “либо”?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………. второго нету. 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вот именно.</text:p>
          </table:table-cell>
        </table:table-row>
        <table:table-row table:style-name="ro3">
          <table:table-cell office:value-type="string" calcext:value-type="string">
            <text:p>она тебя лелеяла ровно настолько насколько её лелеял ты.</text:p>
          </table:table-cell>
        </table:table-row>
        <table:table-row table:style-name="ro3">
          <table:table-cell office:value-type="string" calcext:value-type="string">
            <text:p>всё ушло когда пошло по накатанной.</text:p>
          </table:table-cell>
        </table:table-row>
        <table:table-row table:style-name="ro3">
          <table:table-cell office:value-type="string" calcext:value-type="string">
            <text:p>когда она превратилась для тебя в туррет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да но она хорошая личность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решай пункт. хз. Ты всё добавил</text:p>
          </table:table-cell>
        </table:table-row>
      </table:table>
      <table:table table:name="Остальные шаги ресёрча" table:style-name="ta3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63"/>
        <table:table-row table:style-name="ro3">
          <table:table-cell table:style-name="ce71" office:value-type="string" calcext:value-type="string">
            <text:p>Пока что я тут ничего писать не буду потому что время.</text:p>
          </table:table-cell>
          <table:table-cell table:style-name="ce71" table:number-columns-repeated="127"/>
          <table:table-cell table:number-columns-repeated="896"/>
        </table:table-row>
        <table:table-row table:style-name="ro3">
          <table:table-cell table:style-name="ce71" office:value-type="string" calcext:value-type="string">
            <text:p>И потому что я и так запланировал пока в екселе решать только самое срочное дабы купить компьютер нормальный чтоб доделать ресёрч колдовства.</text:p>
          </table:table-cell>
          <table:table-cell table:style-name="ce71" table:number-columns-repeated="127"/>
          <table:table-cell table:number-columns-repeated="896"/>
        </table:table-row>
        <table:table-row table:style-name="ro3">
          <table:table-cell table:style-name="ce71" office:value-type="string" calcext:value-type="string">
            <text:p>По этому не знаю. </text:p>
          </table:table-cell>
          <table:table-cell table:style-name="ce71" table:number-columns-repeated="127"/>
          <table:table-cell table:number-columns-repeated="896"/>
        </table:table-row>
        <table:table-row table:style-name="ro3">
          <table:table-cell table:style-name="ce71" office:value-type="string" calcext:value-type="string">
            <text:p>Тут будет ещё куча комментариев. О том как делать статистику и т.п. И статистика будет в отдельном файле. хз. Может я в сайт это интегрирую раньше чем решу что-то делать в этом екселе.</text:p>
          </table:table-cell>
          <table:table-cell table:style-name="ce71" table:number-columns-repeated="127"/>
          <table:table-cell table:number-columns-repeated="896"/>
        </table:table-row>
        <table:table-row table:style-name="ro3">
          <table:table-cell table:style-name="ce71" office:value-type="string" calcext:value-type="string">
            <text:p>Пока я их буду брать прямо из вопросника майндмапного (т.е. когда дойду до сюда я просто вернусь туда и гляну что делать). </text:p>
          </table:table-cell>
          <table:table-cell table:style-name="ce71" table:number-columns-repeated="127"/>
          <table:table-cell table:number-columns-repeated="896"/>
        </table:table-row>
        <table:table-row table:style-name="ro3">
          <table:table-cell table:style-name="ce71" office:value-type="string" calcext:value-type="string">
            <text:p>Так как там надо ещё будет почитать фиолетовые комментарии и много чего другого</text:p>
          </table:table-cell>
          <table:table-cell table:style-name="ce71" table:number-columns-repeated="127"/>
          <table:table-cell table:number-columns-repeated="896"/>
        </table:table-row>
        <table:table-row table:style-name="ro3">
          <table:table-cell table:style-name="ce71" table:number-columns-repeated="128"/>
          <table:table-cell table:number-columns-repeated="896"/>
        </table:table-row>
        <table:table-row table:style-name="ro3">
          <table:table-cell table:style-name="ce71" office:value-type="string" calcext:value-type="string">
            <text:p>помни что любые лишние деньги которые приносит круг (проект) во время кручения ручки можно положить в банк на мелкие депозиты.</text:p>
          </table:table-cell>
          <table:table-cell table:style-name="ce71" table:number-columns-repeated="127"/>
          <table:table-cell table:number-columns-repeated="896"/>
        </table:table-row>
        <table:table-row table:style-name="ro3">
          <table:table-cell table:style-name="ce71" office:value-type="string" calcext:value-type="string">
            <text:p>в целях надёжности (от ситуаций когда ты не уверен сможешь ли ты крутить ручку постоянно)</text:p>
          </table:table-cell>
          <table:table-cell table:style-name="ce71" table:number-columns-repeated="127"/>
          <table:table-cell table:number-columns-repeated="896"/>
        </table:table-row>
        <table:table-row table:style-name="ro3">
          <table:table-cell table:style-name="ce71" office:value-type="string" calcext:value-type="string">
            <text:p>дивиденды с этих депозитов можешь тратить на развитие проекта, можешь нанимать людей которые крутят ручку, можешь “подарить” другому стартапу на развитие того звена от которого ты зависишь.</text:p>
          </table:table-cell>
          <table:table-cell table:style-name="ce71" table:number-columns-repeated="127"/>
          <table:table-cell table:number-columns-repeated="896"/>
        </table:table-row>
        <table:table-row table:style-name="ro3">
          <table:table-cell table:style-name="ce71" office:value-type="string" calcext:value-type="string">
            <text:p>т.е. купить. Знаешь. т.е. если заказать там резак или оборудование можешь деньгами то делай. Либо за счёт дивидендов. Это общая черта а не формула жизни.</text:p>
          </table:table-cell>
          <table:table-cell table:style-name="ce71" table:number-columns-repeated="127"/>
          <table:table-cell table:number-columns-repeated="896"/>
        </table:table-row>
        <table:table-row table:style-name="ro3">
          <table:table-cell table:style-name="ce71" table:number-columns-repeated="128"/>
          <table:table-cell table:number-columns-repeated="896"/>
        </table:table-row>
        <table:table-row table:style-name="ro3">
          <table:table-cell table:style-name="ce71" office:value-type="string" calcext:value-type="string">
            <text:p>и круги гоняй по полной. И в хвост и в гриву. Они не изнашиваются.</text:p>
          </table:table-cell>
          <table:table-cell table:style-name="ce71" table:number-columns-repeated="127"/>
          <table:table-cell table:number-columns-repeated="896"/>
        </table:table-row>
        <table:table-row table:style-name="ro3">
          <table:table-cell table:style-name="ce71" table:number-columns-repeated="128"/>
          <table:table-cell table:number-columns-repeated="896"/>
        </table:table-row>
        <table:table-row table:style-name="ro3">
          <table:table-cell table:style-name="ce71" office:value-type="string" calcext:value-type="string">
            <text:p>это единственное правило. Иерархия. Что тратить на проект:</text:p>
          </table:table-cell>
          <table:table-cell table:style-name="ce71" table:number-columns-repeated="127"/>
          <table:table-cell table:number-columns-repeated="896"/>
        </table:table-row>
        <table:table-row table:style-name="ro3">
          <table:table-cell table:style-name="ce71" office:value-type="string" calcext:value-type="string">
            <text:p>- вопросник</text:p>
          </table:table-cell>
          <table:table-cell table:style-name="ce71" table:number-columns-repeated="127"/>
          <table:table-cell table:number-columns-repeated="896"/>
        </table:table-row>
        <table:table-row table:style-name="ro3">
          <table:table-cell table:style-name="ce71" office:value-type="string" calcext:value-type="string">
            <text:p>- деньги проекта</text:p>
          </table:table-cell>
          <table:table-cell table:style-name="ce71" table:number-columns-repeated="127"/>
          <table:table-cell table:number-columns-repeated="896"/>
        </table:table-row>
        <table:table-row table:style-name="ro3">
          <table:table-cell table:style-name="ce71" office:value-type="string" calcext:value-type="string">
            <text:p>- деньги виноградов группы</text:p>
          </table:table-cell>
          <table:table-cell table:style-name="ce71" table:number-columns-repeated="127"/>
          <table:table-cell table:number-columns-repeated="896"/>
        </table:table-row>
        <table:table-row table:style-name="ro3">
          <table:table-cell table:style-name="ce71" office:value-type="string" calcext:value-type="string">
            <text:p>- услуги других проектов</text:p>
          </table:table-cell>
          <table:table-cell table:style-name="ce71" table:number-columns-repeated="127"/>
          <table:table-cell table:number-columns-repeated="896"/>
        </table:table-row>
        <table:table-row table:style-name="ro3">
          <table:table-cell table:style-name="ce71" office:value-type="string" calcext:value-type="string">
            <text:p>- одолжить оборудование у других проектов на время если это не повредит</text:p>
          </table:table-cell>
          <table:table-cell table:style-name="ce71" table:number-columns-repeated="127"/>
          <table:table-cell table:number-columns-repeated="896"/>
        </table:table-row>
        <table:table-row table:style-name="ro3">
          <table:table-cell table:style-name="ce71" office:value-type="string" calcext:value-type="string">
            <text:p>- деньги всех проектов которым это поможет (добровольно, если есть лишние)</text:p>
          </table:table-cell>
          <table:table-cell table:style-name="ce71" table:number-columns-repeated="127"/>
          <table:table-cell table:number-columns-repeated="896"/>
        </table:table-row>
        <table:table-row table:style-name="ro3">
          <table:table-cell table:style-name="ce71" office:value-type="string" calcext:value-type="string">
            <text:p>- и только в самом конце - вскрытие депозитов проектов ради дополнительных денег, если прям ничего другого не помогло.</text:p>
          </table:table-cell>
          <table:table-cell table:style-name="ce71" table:number-columns-repeated="127"/>
          <table:table-cell table:number-columns-repeated="896"/>
        </table:table-row>
        <table:table-row table:style-name="ro3" table:number-rows-repeated="108">
          <table:table-cell table:style-name="ce71" table:number-columns-repeated="128"/>
          <table:table-cell table:number-columns-repeated="896"/>
        </table:table-row>
        <table:table-row table:style-name="ro3" table:number-rows-repeated="104844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Остальные шаги ресёрча'.$A$1" table:expression="#REF!"/>
          <table:named-expression table:name="Sheet_Title" table:base-cell-address="$'Остальные шаги ресёрча'.$A$1" table:expression="&quot;Остальные шаги ресёрча&quot;"/>
        </table:named-expressions>
      </table:table>
      <table:table table:name="Публичное приятное празднование создания круга" table:style-name="ta2">
        <table:table-column table:style-name="co1" table:default-cell-style-name="Default"/>
        <table:table-row table:style-name="ro3">
          <table:table-cell table:style-name="ce85" office:value-type="string" calcext:value-type="string">
            <text:p>Публичное приятное празднование создания круга. Можешь даже подрочить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я хз. Надо. Круг это по определению успешный проект</text:p>
          </table:table-cell>
        </table:table-row>
        <table:table-row table:style-name="ro3">
          <table:table-cell office:value-type="string" calcext:value-type="string">
            <text:p>я уже придумал как о нём рассказывать другим</text:p>
          </table:table-cell>
        </table:table-row>
        <table:table-row table:style-name="ro3">
          <table:table-cell office:value-type="string" calcext:value-type="string">
            <text:p>но не придумал пока как за него делать себе приятно.</text:p>
          </table:table-cell>
        </table:table-row>
        <table:table-row table:style-name="ro3">
          <table:table-cell office:value-type="string" calcext:value-type="string">
            <text:p>хз. в клуб пойти и т.п. может. А может к Джузеру поехать рассказать. Подумаем.</text:p>
          </table:table-cell>
        </table:table-row>
        <table:table-row table:style-name="ro3">
          <table:table-cell office:value-type="string" calcext:value-type="string">
            <text:p>пока что я просто пишу их в “дневник успехов”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Segoe UI" svg:font-family="'Segoe UI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72pt" fo:margin-right="72pt" style:print-page-order="ttb" style:scale-to="100%" style:writing-mode="lr-tb" gnm:style-print="" style:print="annotations charts drawings objects"/>
      <style:header-style>
        <style:header-footer-properties fo:min-height="21.26pt" fo:margin-left="0pt" fo:margin-right="0pt" fo:margin-bottom="0pt" fo:border="none" fo:padding="0pt" style:shadow="none"/>
      </style:header-style>
      <style:footer-style>
        <style:header-footer-properties fo:min-height="21.26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3">00/00/0000</text:date>, <text:time style:data-style-name="N2" text:time-value="03:05:38.3549966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Повторени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я_20_вижу_20_по_20_этому_20_поводу_20_в_20_своей_20_фазе" style:display-name="ЧТО я вижу по этому поводу в своей фаз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я_20_колдую" style:display-name="Что я колдую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ты_20_можешь_20_сейчас_20_сделать_20_чтоб_20_сделать_20_себе_20_хорошо" style:display-name="Что ты можешь сейчас сделать чтоб сделать себе хорошо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Выскажись_20_видению_20_как_20_тёлке" style:display-name="Выскажись видению как тёлк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Волк-Маугли_20_среди_20_волков" style:display-name="Волк-Маугли среди волков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What_20_REALLY_20_happened" style:display-name="What REALLY happened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Является_20_ли_20_эта_20_вещь_20_шкалой" style:display-name="Является ли эта вещь шкалой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Сборка_20_пункта" style:display-name="Сборка пункт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ем_20_пункт_20_решает_20_повторяющиеся_20_проблемы" style:display-name="Чем пункт решает повторяющиеся проблемы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Почему_20_пункт_20_решает_20_повторяющиеся_20_проблемы" style:display-name="Почему пункт решает повторяющиеся проблемы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Решение_20_того_20_что_20_оно_20_решает" style:display-name="Решение того что оно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акой_20_перманентный_20_вред_20_оно_20_решает" style:display-name="Какой перманентный вред оно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Его_20_методы_20_решения_20_перманентного_20_вреда" style:display-name="Его методы решения перманентного вред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ьи_20_ещё_20_повторяющиеся_20_проблемы_20_оно_20_решает" style:display-name="Чьи ещё повторяющиеся проблемы оно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Решать_20_какие_20_повторения_20_ему_20_просто" style:display-name="Решать какие повторения ему просто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ак_20_это_20_повторение_20_делает_20_меня_20_лучше" style:display-name="Как это повторение делает меня лучш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огда_20_это_20_возникло_20_впервые_20_и_20_скажи_20_это_20_себе_20_сегодняшнему" style:display-name="Когда это возникло впервые и скажи это себе сегодняшнему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Благодарности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ого_20_бы_20_в_20_тебе_20_увидели_20_те_20_для_20_кого_20_ты_20_пришелец" style:display-name="Кого бы в тебе увидели те для кого ты пришелец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оно_20_и_20_каждая_20_его_20_часть_20_это_20_я" style:display-name="оно и каждая его часть это я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оно_20_и_20_каждая_20_его_20_часть_20_видит_20_во_20_мне" style:display-name="что оно и каждая его часть видит во мн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сделать_20_чтоб_20_оно_20_увидело_20_во_20_мне_20_и_20_всех_20_моих_20_частях_20_себя" style:display-name="Что сделать чтоб оно увидело во мне и всех моих частях себя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Направь_20_намеренье_20_на_20_хорошее_20_для_20_тебя_20_решение_20_этого_20_повторения" style:display-name="Направь намеренье на хорошее для тебя решение этого повторения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акие_20_намеренья_20_по_20_поводу_20_этого_20_протекают_20_на_20_холсте_20_вселенной" style:display-name="Какие намеренья по поводу этого протекают на холсте вселенной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другие_20_люди_20_колдуют_20_связанного_20_с_20_этой_20_вещью" style:display-name="Что другие люди колдуют связанного с этой вещью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другие_20_люди_20_реализовывают_20_в_20_их_20_гештальте" style:display-name="Что другие люди реализовывают в их гештальт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ЭТА_20_ПРОБЛЕМА_20_решает" style:display-name="Что ЭТА ПРОБЛЕМА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огда_20_ЭТА_20_ПРОБЛЕМА_20_впервые_20_попыталась_20_решить_20_то_20_что_20_она_20_решает" style:display-name="Когда ЭТА ПРОБЛЕМА впервые попыталась решить то что она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ЭТА_20_ПРОБЛЕМА_20_колдует" style:display-name="Что ЭТА ПРОБЛЕМА колду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Есть_20_ли_20_у_20_тебя_20_системы_20_в_20_которые_20_это_20_можно_20_уже_20_просто_20_кинуть" style:display-name="Есть ли у тебя системы в которые это можно уже просто кинуть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Аннаунс_20_Начала_20_Ресёрча" style:display-name="Аннаунс Начала Ресёрч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Остальные_20_шаги_20_ресёрча" style:display-name="Остальные шаги ресёрч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и_20_как_20_было_20_видно_20_по_20_поводу_20_этого_20_в_20_чьей-либо_20_фазе" style:display-name="Что и как было видно по поводу этого в чьей-либо фаз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30</meta:editing-cycles>
    <meta:editing-duration>PT14H59M55S</meta:editing-duration>
    <meta:generator>LibreOffice/6.0.7.3$Linux_X86_64 LibreOffice_project/00m0$Build-3</meta:generator>
    <dc:title>Групанье</dc:title>
    <meta:creation-date>2020-05-12T09:33:30.300613071</meta:creation-date>
    <dc:date>2020-05-13T06:43:19.577915801</dc:date>
    <meta:document-statistic meta:table-count="46" meta:cell-count="1729" meta:object-count="0"/>
    <meta:template xlink:type="simple" xlink:actuate="onRequest" xlink:title="Групанье" xlink:href="../../../../../Templates/Групанье1.ots" meta:date="2020-05-12T09:33:26.471383271"/>
  </office:meta>
</office:document-meta>
</file>